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CMU Serif" svg:font-family="CMU Serif" style:font-family-generic="system"/>
    <style:font-face style:name="monospace" svg:font-family="monospace" style:font-family-generic="system"/>
    <style:font-face style:name="inherit" svg:font-family="inherit"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left" style:position="0.3333in"/>
          <style:tab-stop style:type="right" style:leader-style="dotted" style:leader-text="." style:position="6.918in"/>
        </style:tab-stops>
      </style:paragraph-properties>
    </style:style>
    <style:style style:name="T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7" style:parent-style-name="Hyperlink" style:family="text">
      <style:text-properties style:font-name="Microsoft YaHei" style:font-name-asian="Microsoft YaHei" style:font-name-complex="Microsoft YaHei"/>
    </style:style>
    <style:style style:name="P2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8"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4" style:parent-style-name="Hyperlink" style:family="text">
      <style:text-properties style:font-name="Liberation Mono" style:font-name-asian="Liberation Mono" style:font-name-complex="Liberation Mono"/>
    </style:style>
    <style:style style:name="P5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7" style:parent-style-name="Hyperlink" style:family="text">
      <style:text-properties style:font-name="Liberation Mono" style:font-name-asian="Liberation Mono" style:font-name-complex="Liberation Mono"/>
    </style:style>
    <style:style style:name="P5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0" style:parent-style-name="Hyperlink" style:family="text">
      <style:text-properties style:font-name="Liberation Mono" style:font-name-asian="Liberation Mono" style:font-name-complex="Liberation Mono"/>
    </style:style>
    <style:style style:name="P6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3" style:parent-style-name="Hyperlink" style:family="text">
      <style:text-properties style:font-name="Liberation Mono" style:font-name-asian="Liberation Mono" style:font-name-complex="Liberation Mono"/>
    </style:style>
    <style:style style:name="P6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6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66" style:parent-style-name="Hyperlink" style:family="text">
      <style:text-properties style:font-name="Liberation Mono" style:font-name-asian="Liberation Mono" style:font-name-complex="Liberation Mono"/>
    </style:style>
    <style:style style:name="P6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1"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8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87" style:parent-style-name="Hyperlink" style:family="text">
      <style:text-properties style:font-name="Liberation Mono" style:font-name-asian="Liberation Mono" style:font-name-complex="Liberation Mono"/>
    </style:style>
    <style:style style:name="P88"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8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2" style:parent-style-name="Hyperlink" style:family="text">
      <style:text-properties style:font-name="Liberation Mono" style:font-name-asian="Liberation Mono" style:font-name-complex="Liberation Mono"/>
    </style:style>
    <style:style style:name="P10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5" style:parent-style-name="Hyperlink" style:family="text">
      <style:text-properties style:font-name="Liberation Mono" style:font-name-asian="Liberation Mono" style:font-name-complex="Liberation Mono"/>
    </style:style>
    <style:style style:name="P10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08" style:parent-style-name="Hyperlink" style:family="text">
      <style:text-properties style:font-name="Liberation Mono" style:font-name-asian="Liberation Mono" style:font-name-complex="Liberation Mono"/>
    </style:style>
    <style:style style:name="P10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1" style:parent-style-name="Hyperlink" style:family="text">
      <style:text-properties style:font-name="Liberation Mono" style:font-name-asian="Liberation Mono" style:font-name-complex="Liberation Mono"/>
    </style:style>
    <style:style style:name="P11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4"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8" style:parent-style-name="Hyperlink" style:family="text">
      <style:text-properties style:font-name="Liberation Mono" style:font-name-asian="Liberation Mono" style:font-name-complex="Liberation Mono"/>
    </style:style>
    <style:style style:name="P119"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21" style:parent-style-name="Hyperlink" style:family="text">
      <style:text-properties style:font-name="Liberation Mono" style:font-name-asian="Liberation Mono" style:font-name-complex="Liberation Mono"/>
    </style:style>
    <style:style style:name="P12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28" style:parent-style-name="Hyperlink" style:family="text">
      <style:text-properties style:font-name="Liberation Mono" style:font-name-asian="Liberation Mono" style:font-name-complex="Liberation Mono"/>
    </style:style>
    <style:style style:name="P12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33" style:parent-style-name="Hyperlink" style:family="text">
      <style:text-properties style:font-name="Liberation Mono" style:font-name-asian="Liberation Mono" style:font-name-complex="Liberation Mono"/>
    </style:style>
    <style:style style:name="P13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4"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5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6"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5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5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64" style:parent-style-name="Hyperlink" style:family="text">
      <style:text-properties style:font-name="Liberation Mono" style:font-name-asian="Liberation Mono" style:font-name-complex="Liberation Mono"/>
    </style:style>
    <style:style style:name="P165"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67" style:parent-style-name="Hyperlink" style:family="text">
      <style:text-properties style:font-name="Liberation Mono" style:font-name-asian="Liberation Mono" style:font-name-complex="Liberation Mono"/>
    </style:style>
    <style:style style:name="P16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6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0" style:parent-style-name="Hyperlink" style:family="text">
      <style:text-properties style:font-name="Liberation Mono" style:font-name-asian="Liberation Mono" style:font-name-complex="Liberation Mono"/>
    </style:style>
    <style:style style:name="P17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73" style:parent-style-name="Hyperlink" style:family="text">
      <style:text-properties style:font-name="Liberation Mono" style:font-name-asian="Liberation Mono" style:font-name-complex="Liberation Mono"/>
    </style:style>
    <style:style style:name="P17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7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7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7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2"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18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6" style:parent-style-name="Hyperlink" style:family="text">
      <style:text-properties style:font-name="Liberation Mono" style:font-name-asian="Liberation Mono" style:font-name-complex="Liberation Mono"/>
    </style:style>
    <style:style style:name="P18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9" style:parent-style-name="Hyperlink" style:family="text">
      <style:text-properties style:font-name="Liberation Mono" style:font-name-asian="Liberation Mono" style:font-name-complex="Liberation Mono"/>
    </style:style>
    <style:style style:name="P190"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19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2"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9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4"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9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6"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8"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1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0"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2"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4"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0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6"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8"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0"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12" style:parent-style-name="Hyperlink" style:family="text">
      <style:text-properties style:font-name="Liberation Mono" style:font-name-asian="Liberation Mono" style:font-name-complex="Liberation Mono"/>
    </style:style>
    <style:style style:name="P21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2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2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9"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1"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3"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22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7" style:parent-style-name="TOC3" style:family="paragraph">
      <style:paragraph-properties>
        <style:tab-stops>
          <style:tab-stop style:type="left" style:position="0.5833in"/>
          <style:tab-stop style:type="right" style:leader-style="dotted" style:leader-text="." style:position="6.5847in"/>
        </style:tab-stops>
      </style:paragraph-properties>
    </style:style>
    <style:style style:name="T22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9" style:parent-style-name="Heading1" style:family="paragraph">
      <style:paragraph-properties fo:margin-left="0.3in">
        <style:tab-stops/>
      </style:paragraph-properties>
    </style:style>
    <style:style style:name="P230" style:parent-style-name="Textbody" style:family="paragraph">
      <style:paragraph-properties fo:margin-bottom="0in" fo:line-height="136%"/>
      <style:text-properties style:font-name="Arial" fo:color="#000000" fo:font-size="11pt" style:font-size-asian="11pt"/>
    </style:style>
    <style:style style:name="P231" style:parent-style-name="Textbody" style:family="paragraph">
      <style:paragraph-properties fo:margin-bottom="0in" fo:line-height="136%"/>
      <style:text-properties style:font-name="Arial" fo:color="#000000" fo:font-size="11pt" style:font-size-asian="11pt"/>
    </style:style>
    <style:style style:name="P232" style:parent-style-name="Textbody" style:family="paragraph">
      <style:paragraph-properties fo:margin-bottom="0in" fo:line-height="136%"/>
      <style:text-properties style:font-name="Arial" fo:color="#000000" fo:font-size="11pt" style:font-size-asian="11pt"/>
    </style:style>
    <style:style style:name="P233" style:parent-style-name="Textbody" style:family="paragraph">
      <style:paragraph-properties fo:margin-bottom="0in" fo:line-height="136%"/>
      <style:text-properties style:font-name="Arial" fo:color="#000000" fo:font-size="11pt" style:font-size-asian="11pt"/>
    </style:style>
    <style:style style:name="P234" style:parent-style-name="Textbody" style:family="paragraph">
      <style:paragraph-properties fo:margin-bottom="0in" fo:line-height="136%"/>
      <style:text-properties style:font-name="Arial" fo:color="#000000" fo:font-size="11pt" style:font-size-asian="11pt"/>
    </style:style>
    <style:style style:name="P235" style:parent-style-name="PreformattedText" style:family="paragraph">
      <style:paragraph-properties fo:margin-bottom="0.1965in"/>
    </style:style>
    <style:style style:name="T236" style:parent-style-name="DefaultParagraphFont" style:family="text">
      <style:text-properties style:font-name="Microsoft YaHei" style:font-name-asian="Microsoft YaHei" style:font-name-complex="Microsoft YaHei"/>
    </style:style>
    <style:style style:name="TableColumn238" style:family="table-column">
      <style:table-column-properties style:column-width="1.8909in" style:use-optimal-column-width="false"/>
    </style:style>
    <style:style style:name="TableColumn239" style:family="table-column">
      <style:table-column-properties style:column-width="3.1208in" style:use-optimal-column-width="false"/>
    </style:style>
    <style:style style:name="Table237" style:family="table">
      <style:table-properties style:width="5.0118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242" style:parent-style-name="DefaultParagraphFont" style:family="text">
      <style:text-properties style:font-name="CMU Serif"/>
    </style:style>
    <style:style style:name="T243" style:parent-style-name="DefaultParagraphFont" style:family="text">
      <style:text-properties style:font-name="CMU Serif" fo:text-transform="uppercase"/>
    </style:style>
    <style:style style:name="T244" style:parent-style-name="DefaultParagraphFont" style:family="text">
      <style:text-properties style:font-name="CMU Serif"/>
    </style:style>
    <style:style style:name="T245" style:parent-style-name="DefaultParagraphFont" style:family="text">
      <style:text-properties style:font-name="CMU Serif" fo:text-transform="uppercase"/>
    </style:style>
    <style:style style:name="T246" style:parent-style-name="DefaultParagraphFont" style:family="text">
      <style:text-properties style:font-name="CMU Serif"/>
    </style:style>
    <style:style style:name="TableCell247" style:family="table-cell">
      <style:table-cell-properties fo:border="0.0034in solid #000000" style:writing-mode="lr-tb" style:vertical-align="middle"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5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5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57" style:family="table-row">
      <style:table-row-properties style:use-optimal-row-height="false"/>
    </style:style>
    <style:style style:name="TableCell2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69" style:parent-style-name="PreformattedText" style:family="paragraph">
      <style:text-properties style:font-name="monospace" fo:color="#2020C0"/>
    </style:style>
    <style:style style:name="T270" style:parent-style-name="DefaultParagraphFont" style:family="text">
      <style:text-properties style:font-name="monospace" fo:color="#2020C0"/>
    </style:style>
    <style:style style:name="T271" style:parent-style-name="DefaultParagraphFont" style:family="text">
      <style:text-properties style:font-name="monospace" fo:color="#800000"/>
    </style:style>
    <style:style style:name="P272" style:parent-style-name="Textbody" style:family="paragraph"/>
    <style:style style:name="P273" style:parent-style-name="PreformattedText" style:family="paragraph">
      <style:paragraph-properties fo:margin-bottom="0.1965in"/>
    </style:style>
    <style:style style:name="P274" style:parent-style-name="PreformattedText" style:family="paragraph">
      <style:paragraph-properties fo:margin-bottom="0.1965in"/>
    </style:style>
    <style:style style:name="P275" style:parent-style-name="PreformattedText" style:family="paragraph">
      <style:paragraph-properties fo:margin-bottom="0.1965in"/>
    </style:style>
    <style:style style:name="P276" style:parent-style-name="PreformattedText" style:family="paragraph">
      <style:paragraph-properties fo:margin-bottom="0.1965in"/>
    </style:style>
    <style:style style:name="P277" style:parent-style-name="PreformattedText" style:family="paragraph">
      <style:paragraph-properties fo:margin-bottom="0.1965in"/>
    </style:style>
    <style:style style:name="P278" style:parent-style-name="PreformattedText" style:family="paragraph">
      <style:paragraph-properties fo:margin-bottom="0.1965in"/>
    </style:style>
    <style:style style:name="P279" style:parent-style-name="PreformattedText" style:family="paragraph">
      <style:paragraph-properties fo:margin-bottom="0.1965in"/>
    </style:style>
    <style:style style:name="P280" style:parent-style-name="PreformattedText" style:family="paragraph">
      <style:paragraph-properties fo:margin-bottom="0.1965in"/>
    </style:style>
    <style:style style:name="P281" style:parent-style-name="PreformattedText" style:family="paragraph">
      <style:paragraph-properties fo:margin-bottom="0.1965in"/>
    </style:style>
    <style:style style:name="P282" style:parent-style-name="PreformattedText" style:family="paragraph">
      <style:paragraph-properties fo:margin-bottom="0.1965in"/>
    </style:style>
    <style:style style:name="P283" style:parent-style-name="PreformattedText" style:family="paragraph">
      <style:paragraph-properties fo:margin-bottom="0.1965in"/>
    </style:style>
    <style:style style:name="P284" style:parent-style-name="PreformattedText" style:family="paragraph">
      <style:paragraph-properties fo:margin-bottom="0.1965in"/>
    </style:style>
    <style:style style:name="P285" style:parent-style-name="PreformattedText" style:family="paragraph">
      <style:paragraph-properties fo:margin-bottom="0.1965in"/>
    </style:style>
    <style:style style:name="P286" style:parent-style-name="PreformattedText" style:family="paragraph">
      <style:paragraph-properties fo:margin-bottom="0.1965in"/>
    </style:style>
    <style:style style:name="P287" style:parent-style-name="PreformattedText" style:family="paragraph">
      <style:paragraph-properties fo:margin-bottom="0.1965in"/>
    </style:style>
    <style:style style:name="P288" style:parent-style-name="PreformattedText" style:family="paragraph">
      <style:paragraph-properties fo:margin-bottom="0.1965in"/>
    </style:style>
    <style:style style:name="P289" style:parent-style-name="PreformattedText" style:family="paragraph">
      <style:paragraph-properties fo:margin-bottom="0.1965in"/>
    </style:style>
    <style:style style:name="P290" style:parent-style-name="PreformattedText" style:family="paragraph">
      <style:paragraph-properties fo:margin-bottom="0.1965in"/>
    </style:style>
    <style:style style:name="P291" style:parent-style-name="PreformattedText" style:family="paragraph">
      <style:paragraph-properties fo:margin-bottom="0.1965in"/>
    </style:style>
    <style:style style:name="P292" style:parent-style-name="PreformattedText" style:family="paragraph">
      <style:paragraph-properties fo:margin-bottom="0.1965in"/>
    </style:style>
    <style:style style:name="P293" style:parent-style-name="PreformattedText" style:family="paragraph">
      <style:paragraph-properties fo:margin-bottom="0.1965in"/>
    </style:style>
    <style:style style:name="P294" style:parent-style-name="PreformattedText" style:family="paragraph">
      <style:paragraph-properties fo:margin-bottom="0.1965in"/>
    </style:style>
    <style:style style:name="P295" style:parent-style-name="Textbody" style:family="paragraph">
      <style:paragraph-properties fo:margin-bottom="0.1965in"/>
    </style:style>
    <style:style style:name="P296" style:parent-style-name="Standard" style:family="paragraph">
      <style:paragraph-properties fo:margin-bottom="0.1965in"/>
    </style:style>
    <style:style style:name="P297" style:parent-style-name="Standard" style:family="paragraph">
      <style:paragraph-properties fo:margin-bottom="0.1965in"/>
    </style:style>
    <style:style style:name="P298" style:parent-style-name="Standard" style:family="paragraph">
      <style:paragraph-properties fo:margin-bottom="0.1965in"/>
    </style:style>
    <style:style style:name="P299" style:parent-style-name="Standard" style:family="paragraph">
      <style:paragraph-properties fo:margin-bottom="0.1965in"/>
    </style:style>
    <style:style style:name="P300" style:parent-style-name="PreformattedText" style:family="paragraph">
      <style:paragraph-properties fo:margin-bottom="0.1965in"/>
    </style:style>
    <style:style style:name="P301" style:parent-style-name="PreformattedText" style:family="paragraph">
      <style:paragraph-properties fo:margin-bottom="0.1965in"/>
    </style:style>
    <style:style style:name="P302" style:parent-style-name="PreformattedText" style:family="paragraph">
      <style:paragraph-properties fo:margin-bottom="0.1965in"/>
    </style:style>
    <style:style style:name="P303" style:parent-style-name="PreformattedText" style:family="paragraph">
      <style:paragraph-properties fo:margin-bottom="0.1965in"/>
    </style:style>
    <style:style style:name="P304" style:parent-style-name="Standard" style:family="paragraph">
      <style:paragraph-properties fo:margin-bottom="0.1965in"/>
    </style:style>
    <style:style style:name="P305" style:parent-style-name="Standard" style:family="paragraph">
      <style:paragraph-properties fo:margin-bottom="0.1965in"/>
    </style:style>
    <style:style style:name="P306" style:parent-style-name="Standard" style:family="paragraph">
      <style:paragraph-properties fo:margin-bottom="0.1965in"/>
    </style:style>
    <style:style style:name="P307" style:parent-style-name="Textbody" style:family="paragraph">
      <style:paragraph-properties fo:margin-bottom="0.1965in"/>
    </style:style>
    <style:style style:name="P308" style:parent-style-name="Textbody" style:family="paragraph">
      <style:paragraph-properties fo:margin-bottom="0.1965in"/>
    </style:style>
    <style:style style:name="P309" style:parent-style-name="Textbody" style:family="paragraph">
      <style:paragraph-properties fo:margin-bottom="0.1965in"/>
    </style:style>
    <style:style style:name="P310" style:parent-style-name="Textbody" style:family="paragraph">
      <style:paragraph-properties fo:margin-bottom="0.1965in"/>
    </style:style>
    <style:style style:name="P311" style:parent-style-name="Textbody" style:family="paragraph">
      <style:paragraph-properties fo:margin-bottom="0.1965in"/>
    </style:style>
    <style:style style:name="P312" style:parent-style-name="Textbody" style:family="paragraph">
      <style:paragraph-properties fo:margin-bottom="0.1965in"/>
    </style:style>
    <style:style style:name="P313" style:parent-style-name="Textbody" style:family="paragraph">
      <style:paragraph-properties fo:margin-bottom="0.1965in"/>
    </style:style>
    <style:style style:name="P314" style:parent-style-name="PreformattedText" style:family="paragraph">
      <style:paragraph-properties fo:margin-bottom="0.1965in"/>
    </style:style>
    <style:style style:name="P315" style:parent-style-name="PreformattedText" style:family="paragraph">
      <style:paragraph-properties fo:margin-bottom="0.1965in"/>
    </style:style>
    <style:style style:name="P316" style:parent-style-name="Textbody" style:family="paragraph">
      <style:paragraph-properties fo:margin-bottom="0.1965in"/>
    </style:style>
    <style:style style:name="P317" style:parent-style-name="PreformattedText" style:family="paragraph">
      <style:paragraph-properties fo:margin-bottom="0.1965in"/>
    </style:style>
    <style:style style:name="P318" style:parent-style-name="Textbody" style:family="paragraph">
      <style:paragraph-properties fo:margin-bottom="0.1965in"/>
    </style:style>
    <style:style style:name="P319" style:parent-style-name="Textbody" style:family="paragraph">
      <style:paragraph-properties fo:margin-bottom="0.1965in"/>
    </style:style>
    <style:style style:name="P320" style:parent-style-name="PreformattedText" style:family="paragraph">
      <style:paragraph-properties fo:margin-bottom="0.1965in"/>
    </style:style>
    <style:style style:name="P321" style:parent-style-name="PreformattedText" style:family="paragraph">
      <style:paragraph-properties fo:margin-bottom="0.1965in"/>
    </style:style>
    <style:style style:name="P322" style:parent-style-name="PreformattedText" style:family="paragraph">
      <style:paragraph-properties fo:margin-bottom="0.1965in"/>
    </style:style>
    <style:style style:name="P323" style:parent-style-name="PreformattedText" style:family="paragraph">
      <style:paragraph-properties fo:margin-bottom="0.1965in"/>
    </style:style>
    <style:style style:name="P324" style:parent-style-name="Textbody" style:family="paragraph">
      <style:paragraph-properties fo:margin-bottom="0.1965in"/>
    </style:style>
    <style:style style:name="P325" style:parent-style-name="PreformattedText" style:family="paragraph">
      <style:paragraph-properties fo:margin-bottom="0.1965in"/>
    </style:style>
    <style:style style:name="P326" style:parent-style-name="PreformattedText" style:family="paragraph">
      <style:paragraph-properties fo:margin-bottom="0.1965in"/>
    </style:style>
    <style:style style:name="P327" style:parent-style-name="Standard" style:family="paragraph">
      <style:paragraph-properties fo:margin-bottom="0.1965in"/>
    </style:style>
    <style:style style:name="T328" style:parent-style-name="SourceText" style:family="text">
      <style:text-properties style:font-name="monospace" fo:font-size="12.5pt" style:font-size-asian="12.5pt"/>
    </style:style>
    <style:style style:name="P329" style:parent-style-name="Standard" style:family="paragraph">
      <style:text-properties style:font-name="monospace" fo:font-size="12.5pt" style:font-size-asian="12.5pt"/>
    </style:style>
    <style:style style:name="P330" style:parent-style-name="Standard" style:family="paragraph">
      <style:text-properties style:font-name="monospace" fo:font-size="12.5pt" style:font-size-asian="12.5pt"/>
    </style:style>
    <style:style style:name="P331" style:parent-style-name="Standard" style:family="paragraph">
      <style:text-properties style:font-name="monospace" fo:font-size="12.5pt" style:font-size-asian="12.5pt"/>
    </style:style>
    <style:style style:name="P332" style:parent-style-name="Standard" style:family="paragraph">
      <style:text-properties style:font-name="monospace" fo:font-size="12.5pt" style:font-size-asian="12.5pt"/>
    </style:style>
    <style:style style:name="P333" style:parent-style-name="Standard" style:family="paragraph">
      <style:text-properties style:font-name="monospace" fo:font-size="12.5pt" style:font-size-asian="12.5pt"/>
    </style:style>
    <style:style style:name="P334" style:parent-style-name="PreformattedText" style:family="paragraph">
      <style:paragraph-properties fo:margin-bottom="0.1965in"/>
    </style:style>
    <style:style style:name="P335" style:parent-style-name="PreformattedText" style:family="paragraph">
      <style:paragraph-properties fo:margin-bottom="0.1965in"/>
    </style:style>
    <style:style style:name="P336" style:parent-style-name="PreformattedText" style:family="paragraph">
      <style:paragraph-properties fo:margin-bottom="0.1965in"/>
    </style:style>
    <style:style style:name="P337" style:parent-style-name="PreformattedText" style:family="paragraph">
      <style:paragraph-properties fo:margin-bottom="0.1965in"/>
    </style:style>
    <style:style style:name="P338" style:parent-style-name="PreformattedText" style:family="paragraph">
      <style:paragraph-properties fo:margin-bottom="0.1965in"/>
    </style:style>
    <style:style style:name="P339" style:parent-style-name="PreformattedText" style:family="paragraph">
      <style:paragraph-properties fo:margin-bottom="0.1965in"/>
    </style:style>
    <style:style style:name="P340" style:parent-style-name="PreformattedText" style:family="paragraph">
      <style:paragraph-properties fo:margin-bottom="0.1965in"/>
    </style:style>
    <style:style style:name="P341" style:parent-style-name="PreformattedText" style:family="paragraph">
      <style:paragraph-properties fo:margin-bottom="0.1965in"/>
    </style:style>
    <style:style style:name="P342" style:parent-style-name="PreformattedText" style:family="paragraph">
      <style:paragraph-properties fo:margin-bottom="0.1965in"/>
    </style:style>
    <style:style style:name="P343" style:parent-style-name="PreformattedText" style:family="paragraph">
      <style:paragraph-properties fo:margin-bottom="0.1965in"/>
    </style:style>
    <style:style style:name="P344" style:parent-style-name="PreformattedText" style:family="paragraph">
      <style:paragraph-properties fo:margin-bottom="0.1965in"/>
    </style:style>
    <style:style style:name="P345" style:parent-style-name="PreformattedText" style:family="paragraph">
      <style:paragraph-properties fo:margin-bottom="0.1965in"/>
    </style:style>
    <style:style style:name="P346" style:parent-style-name="PreformattedText" style:family="paragraph">
      <style:paragraph-properties fo:margin-bottom="0.1965in"/>
    </style:style>
    <style:style style:name="P347" style:parent-style-name="PreformattedText" style:family="paragraph">
      <style:paragraph-properties fo:margin-bottom="0.1965in"/>
    </style:style>
    <style:style style:name="T348" style:parent-style-name="DefaultParagraphFont" style:family="text">
      <style:text-properties fo:color="#800000"/>
    </style:style>
    <style:style style:name="P349" style:parent-style-name="Textbody" style:family="paragraph"/>
    <style:style style:name="P350" style:parent-style-name="Textbody" style:family="paragraph"/>
    <style:style style:name="TableColumn352" style:family="table-column">
      <style:table-column-properties style:column-width="0.2194in" style:use-optimal-column-width="false"/>
    </style:style>
    <style:style style:name="TableColumn353" style:family="table-column">
      <style:table-column-properties style:column-width="6.7055in" style:use-optimal-column-width="false"/>
    </style:style>
    <style:style style:name="Table351" style:family="table">
      <style:table-properties style:width="6.925in" fo:margin-left="0in" table:align="left"/>
    </style:style>
    <style:style style:name="TableRow354" style:family="table-row">
      <style:table-row-properties style:use-optimal-row-height="false"/>
    </style:style>
    <style:style style:name="TableCell35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356" style:family="table-cell">
      <style:table-cell-properties fo:border="0.0034in solid #000000" style:writing-mode="lr-tb" style:vertical-align="middle" fo:padding-top="0.0381in" fo:padding-left="0.0381in" fo:padding-bottom="0.0381in" fo:padding-right="0.0381in"/>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T359" style:parent-style-name="DefaultParagraphFont" style:family="text">
      <style:text-properties fo:font-style="italic" style:font-style-asian="italic"/>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63" style:parent-style-name="DefaultParagraphFont" style:family="text">
      <style:text-properties fo:font-style="italic" style:font-style-asian="italic"/>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67" style:parent-style-name="DefaultParagraphFont" style:family="text">
      <style:text-properties fo:font-style="italic" style:font-style-asian="italic"/>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71" style:parent-style-name="DefaultParagraphFont" style:family="text">
      <style:text-properties fo:font-style="italic" style:font-style-asian="italic"/>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78" style:parent-style-name="DefaultParagraphFont" style:family="text">
      <style:text-properties style:font-name="CMU Serif"/>
    </style:style>
    <style:style style:name="T379" style:parent-style-name="DefaultParagraphFont" style:family="text">
      <style:text-properties style:font-name="CMU Serif" fo:text-transform="uppercase"/>
    </style:style>
    <style:style style:name="T380" style:parent-style-name="DefaultParagraphFont" style:family="text">
      <style:text-properties style:font-name="CMU Serif"/>
    </style:style>
    <style:style style:name="T381" style:parent-style-name="DefaultParagraphFont" style:family="text">
      <style:text-properties style:font-name="CMU Serif" fo:text-transform="uppercase"/>
    </style:style>
    <style:style style:name="T382" style:parent-style-name="DefaultParagraphFont" style:family="text">
      <style:text-properties style:font-name="CMU Serif"/>
    </style:style>
    <style:style style:name="T383" style:parent-style-name="SourceText" style:family="text">
      <style:text-properties style:font-name="inherit" fo:color="#303336" fo:font-size="10.5pt" style:font-size-asian="10.5pt" fo:background-color="#EFF0F1"/>
    </style:style>
    <style:style style:name="T384" style:parent-style-name="SourceText" style:family="text">
      <style:text-properties style:font-name="inherit" fo:color="#9F393D" fo:font-size="10.5pt" style:font-size-asian="10.5pt" fo:background-color="#EFF0F1"/>
    </style:style>
    <style:style style:name="T385" style:parent-style-name="SourceText" style:family="text">
      <style:text-properties style:font-name="inherit" fo:color="#303336" fo:font-size="10.5pt" style:font-size-asian="10.5pt" fo:background-color="#EFF0F1"/>
    </style:style>
    <style:style style:name="P386" style:parent-style-name="PreformattedText" style:family="paragraph">
      <style:paragraph-properties fo:widows="2" fo:orphans="2" style:line-height-at-least="0.2208in" fo:background-color="#EFF0F1"/>
    </style:style>
    <style:style style:name="T387" style:parent-style-name="SourceText" style:family="text">
      <style:text-properties fo:color="#303336" fo:background-color="#EFF0F1"/>
    </style:style>
    <style:style style:name="T388" style:parent-style-name="SourceText" style:family="text">
      <style:text-properties style:font-name="inherit" fo:color="#303336" fo:font-size="10.5pt" style:font-size-asian="10.5pt" fo:background-color="#EFF0F1"/>
    </style:style>
    <style:style style:name="T389" style:parent-style-name="SourceText" style:family="text">
      <style:text-properties style:font-name="inherit" fo:color="#9F393D" fo:font-size="10.5pt" style:font-size-asian="10.5pt" fo:background-color="#EFF0F1"/>
    </style:style>
    <style:style style:name="T390" style:parent-style-name="SourceText" style:family="text">
      <style:text-properties style:font-name="Consolas, Menlo, Monaco, 'Lucid" fo:color="#303336" fo:font-size="10.5pt" style:font-size-asian="10.5pt" fo:background-color="#EFF0F1"/>
    </style:style>
    <style:style style:name="T391" style:parent-style-name="SourceText" style:family="text">
      <style:text-properties style:font-name="inherit" fo:color="#9F393D" fo:font-size="10.5pt" style:font-size-asian="10.5pt" fo:background-color="#EFF0F1"/>
    </style:style>
    <style:style style:name="T392" style:parent-style-name="SourceText" style:family="text">
      <style:text-properties style:font-name="inherit" fo:color="#303336" fo:font-size="10.5pt" style:font-size-asian="10.5pt" fo:background-color="#EFF0F1"/>
    </style:style>
    <style:style style:name="T393" style:parent-style-name="SourceText" style:family="text">
      <style:text-properties style:font-name="inherit" fo:color="#9F393D" fo:font-size="10.5pt" style:font-size-asian="10.5pt" fo:background-color="#EFF0F1"/>
    </style:style>
    <style:style style:name="T394" style:parent-style-name="SourceText" style:family="text">
      <style:text-properties style:font-name="inherit" fo:color="#303336" fo:font-size="10.5pt" style:font-size-asian="10.5pt" fo:background-color="#EFF0F1"/>
    </style:style>
    <style:style style:name="P395" style:parent-style-name="PreformattedText" style:family="paragraph">
      <style:paragraph-properties fo:widows="2" fo:orphans="2" style:line-height-at-least="0.2208in" fo:background-color="#EFF0F1"/>
    </style:style>
    <style:style style:name="T396" style:parent-style-name="SourceText" style:family="text">
      <style:text-properties fo:color="#303336" fo:background-color="#EFF0F1"/>
    </style:style>
    <style:style style:name="T397" style:parent-style-name="SourceText" style:family="text">
      <style:text-properties style:font-name="inherit" fo:color="#303336" fo:font-size="10.5pt" style:font-size-asian="10.5pt" fo:background-color="#EFF0F1"/>
    </style:style>
    <style:style style:name="T398" style:parent-style-name="SourceText" style:family="text">
      <style:text-properties style:font-name="inherit" fo:color="#9F393D" fo:font-size="10.5pt" style:font-size-asian="10.5pt" fo:background-color="#EFF0F1"/>
    </style:style>
    <style:style style:name="T399" style:parent-style-name="SourceText" style:family="text">
      <style:text-properties style:font-name="Consolas, Menlo, Monaco, 'Lucid" fo:color="#303336" fo:font-size="10.5pt" style:font-size-asian="10.5pt" fo:background-color="#EFF0F1"/>
    </style:style>
    <style:style style:name="T400" style:parent-style-name="SourceText" style:family="text">
      <style:text-properties style:font-name="inherit" fo:color="#9F393D" fo:font-size="10.5pt" style:font-size-asian="10.5pt" fo:background-color="#EFF0F1"/>
    </style:style>
    <style:style style:name="T401" style:parent-style-name="SourceText" style:family="text">
      <style:text-properties style:font-name="inherit" fo:color="#303336" fo:font-size="10.5pt" style:font-size-asian="10.5pt" fo:background-color="#EFF0F1"/>
    </style:style>
    <style:style style:name="T402" style:parent-style-name="SourceText" style:family="text">
      <style:text-properties style:font-name="inherit" fo:color="#9F393D" fo:font-size="10.5pt" style:font-size-asian="10.5pt" fo:background-color="#EFF0F1"/>
    </style:style>
    <style:style style:name="T403" style:parent-style-name="SourceText" style:family="text">
      <style:text-properties style:font-name="inherit" fo:color="#303336" fo:font-size="10.5pt" style:font-size-asian="10.5pt" fo:background-color="#EFF0F1"/>
    </style:style>
    <style:style style:name="T404" style:parent-style-name="SourceText" style:family="text">
      <style:text-properties style:font-name="inherit" fo:color="#9F393D" fo:font-size="10.5pt" style:font-size-asian="10.5pt" fo:background-color="#EFF0F1"/>
    </style:style>
    <style:style style:name="T405" style:parent-style-name="SourceText" style:family="text">
      <style:text-properties style:font-name="Consolas, Menlo, Monaco, 'Lucid" fo:color="#303336" fo:font-size="10.5pt" style:font-size-asian="10.5pt" fo:background-color="#EFF0F1"/>
    </style:style>
    <style:style style:name="T406" style:parent-style-name="SourceText" style:family="text">
      <style:text-properties style:font-name="inherit" fo:color="#9F393D" fo:font-size="10.5pt" style:font-size-asian="10.5pt" fo:background-color="#EFF0F1"/>
    </style:style>
    <style:style style:name="T407" style:parent-style-name="SourceText" style:family="text">
      <style:text-properties style:font-name="inherit" fo:color="#303336" fo:font-size="10.5pt" style:font-size-asian="10.5pt" fo:background-color="#EFF0F1"/>
    </style:style>
    <style:style style:name="T408" style:parent-style-name="SourceText" style:family="text">
      <style:text-properties style:font-name="inherit" fo:color="#9F393D" fo:font-size="10.5pt" style:font-size-asian="10.5pt" fo:background-color="#EFF0F1"/>
    </style:style>
    <style:style style:name="T409" style:parent-style-name="SourceText" style:family="text">
      <style:text-properties style:font-name="inherit" fo:color="#303336" fo:font-size="10.5pt" style:font-size-asian="10.5pt" fo:background-color="#EFF0F1"/>
    </style:style>
    <style:style style:name="T410" style:parent-style-name="SourceText" style:family="text">
      <style:text-properties style:font-name="inherit" fo:color="#9F393D" fo:font-size="10.5pt" style:font-size-asian="10.5pt" fo:background-color="#EFF0F1"/>
    </style:style>
    <style:style style:name="T411" style:parent-style-name="SourceText" style:family="text">
      <style:text-properties style:font-name="inherit" fo:color="#303336" fo:font-size="10.5pt" style:font-size-asian="10.5pt" fo:background-color="#EFF0F1"/>
    </style:style>
    <style:style style:name="T412" style:parent-style-name="SourceText" style:family="text">
      <style:text-properties style:font-name="inherit" fo:color="#9F393D" fo:font-size="10.5pt" style:font-size-asian="10.5pt" fo:background-color="#EFF0F1"/>
    </style:style>
    <style:style style:name="T413" style:parent-style-name="SourceText" style:family="text">
      <style:text-properties style:font-name="Consolas, Menlo, Monaco, 'Lucid" fo:color="#303336" fo:font-size="10.5pt" style:font-size-asian="10.5pt" fo:background-color="#EFF0F1"/>
    </style:style>
    <style:style style:name="T414" style:parent-style-name="SourceText" style:family="text">
      <style:text-properties style:font-name="inherit" fo:color="#303336" fo:font-size="10.5pt" style:font-size-asian="10.5pt" fo:background-color="#EFF0F1"/>
    </style:style>
    <style:style style:name="T415" style:parent-style-name="SourceText" style:family="text">
      <style:text-properties style:font-name="inherit" fo:color="#9F393D" fo:font-size="10.5pt" style:font-size-asian="10.5pt" fo:background-color="#EFF0F1"/>
    </style:style>
    <style:style style:name="T416" style:parent-style-name="SourceText" style:family="text">
      <style:text-properties style:font-name="inherit" fo:color="#303336" fo:font-size="10.5pt" style:font-size-asian="10.5pt" fo:background-color="#EFF0F1"/>
    </style:style>
    <style:style style:name="P417" style:parent-style-name="PreformattedText" style:family="paragraph">
      <style:paragraph-properties fo:widows="2" fo:orphans="2" style:line-height-at-least="0.2208in" fo:background-color="#EFF0F1"/>
    </style:style>
    <style:style style:name="T418" style:parent-style-name="SourceText" style:family="text">
      <style:text-properties fo:color="#303336" fo:background-color="#EFF0F1"/>
    </style:style>
    <style:style style:name="T419" style:parent-style-name="SourceText" style:family="text">
      <style:text-properties style:font-name="inherit" fo:color="#303336" fo:font-size="10.5pt" style:font-size-asian="10.5pt" fo:background-color="#EFF0F1"/>
    </style:style>
    <style:style style:name="T420" style:parent-style-name="SourceText" style:family="text">
      <style:text-properties style:font-name="inherit" fo:color="#9F393D" fo:font-size="10.5pt" style:font-size-asian="10.5pt" fo:background-color="#EFF0F1"/>
    </style:style>
    <style:style style:name="T421" style:parent-style-name="SourceText" style:family="text">
      <style:text-properties style:font-name="Consolas, Menlo, Monaco, 'Lucid" fo:color="#303336" fo:font-size="10.5pt" style:font-size-asian="10.5pt" fo:background-color="#EFF0F1"/>
    </style:style>
    <style:style style:name="T422" style:parent-style-name="SourceText" style:family="text">
      <style:text-properties style:font-name="inherit" fo:color="#303336" fo:font-size="10.5pt" style:font-size-asian="10.5pt" fo:background-color="#EFF0F1"/>
    </style:style>
    <style:style style:name="P423" style:parent-style-name="PreformattedText" style:family="paragraph">
      <style:paragraph-properties fo:widows="2" fo:orphans="2" style:line-height-at-least="0.2208in" fo:background-color="#EFF0F1"/>
    </style:style>
    <style:style style:name="T424" style:parent-style-name="SourceText" style:family="text">
      <style:text-properties fo:color="#303336" fo:background-color="#EFF0F1"/>
    </style:style>
    <style:style style:name="T425" style:parent-style-name="SourceText" style:family="text">
      <style:text-properties style:font-name="inherit" fo:color="#303336" fo:font-size="10.5pt" style:font-size-asian="10.5pt" fo:background-color="#EFF0F1"/>
    </style:style>
    <style:style style:name="T426" style:parent-style-name="SourceText" style:family="text">
      <style:text-properties style:font-name="inherit" fo:color="#303336" fo:font-size="10.5pt" style:font-size-asian="10.5pt" fo:background-color="#EFF0F1"/>
    </style:style>
    <style:style style:name="T427" style:parent-style-name="SourceText" style:family="text">
      <style:text-properties style:font-name="inherit" fo:color="#9F393D" fo:font-size="10.5pt" style:font-size-asian="10.5pt" fo:background-color="#EFF0F1"/>
    </style:style>
    <style:style style:name="T428" style:parent-style-name="SourceText" style:family="text">
      <style:text-properties style:font-name="Consolas, Menlo, Monaco, 'Lucid" fo:color="#303336" fo:font-size="10.5pt" style:font-size-asian="10.5pt" fo:background-color="#EFF0F1"/>
    </style:style>
    <style:style style:name="T429" style:parent-style-name="SourceText" style:family="text">
      <style:text-properties style:font-name="inherit" fo:color="#9F393D" fo:font-size="10.5pt" style:font-size-asian="10.5pt" fo:background-color="#EFF0F1"/>
    </style:style>
    <style:style style:name="T430" style:parent-style-name="SourceText" style:family="text">
      <style:text-properties style:font-name="inherit" fo:color="#303336" fo:font-size="10.5pt" style:font-size-asian="10.5pt" fo:background-color="#EFF0F1"/>
    </style:style>
    <style:style style:name="T431" style:parent-style-name="SourceText" style:family="text">
      <style:text-properties style:font-name="inherit" fo:color="#9F393D" fo:font-size="10.5pt" style:font-size-asian="10.5pt" fo:background-color="#EFF0F1"/>
    </style:style>
    <style:style style:name="P432" style:parent-style-name="PreformattedText" style:family="paragraph">
      <style:paragraph-properties fo:widows="2" fo:orphans="2" style:line-height-at-least="0.2208in" fo:background-color="#EFF0F1"/>
    </style:style>
    <style:style style:name="T433" style:parent-style-name="SourceText" style:family="text">
      <style:text-properties style:font-name="inherit" fo:color="#9F393D" fo:font-size="10.5pt" style:font-size-asian="10.5pt" fo:background-color="#EFF0F1"/>
    </style:style>
    <style:style style:name="P434"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5"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style:style style:name="P436" style:parent-style-name="PreformattedText" style:family="paragraph">
      <style:paragraph-properties fo:margin-bottom="0.1965in"/>
    </style:style>
    <style:style style:name="P437" style:parent-style-name="Textbody" style:family="paragraph">
      <style:paragraph-properties fo:break-before="page"/>
    </style:style>
    <style:style style:name="P438" style:parent-style-name="PreformattedText" style:family="paragraph">
      <style:paragraph-properties fo:margin-bottom="0.1965in"/>
    </style:style>
    <style:style style:name="P439" style:parent-style-name="PreformattedText" style:family="paragraph">
      <style:paragraph-properties fo:margin-bottom="0.1965in"/>
    </style:style>
    <style:style style:name="T440" style:parent-style-name="DefaultParagraphFont" style:family="text">
      <style:text-properties style:language-asian="zh" style:country-asian="CN"/>
    </style:style>
    <style:style style:name="P441" style:parent-style-name="Heading3" style:family="paragraph">
      <style:text-properties fo:background-color="#FEFEFB"/>
    </style:style>
    <style:style style:name="P442"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3" style:parent-style-name="DefaultParagraphFont" style:family="text">
      <style:text-properties style:font-name="inherit" style:font-name-asian="Times New Roman" style:font-name-complex="Courier New" style:letter-kerning="false" fo:font-size="10pt" style:font-size-asian="10pt" style:font-size-complex="10pt" style:language-asian="zh" style:country-asian="CN" style:language-complex="ar" style:country-complex="SA"/>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71557783" office:target-frame-name="_top" xlink:show="replace"><text:span text:style-name="Hyperlink">1</text:span><text:span text:style-name="T2"><text:tab/></text:span><text:span text:style-name="Hyperlink">Installation</text:span><text:tab/>4</text:a></text:p>
          <text:p text:style-name="P3"><text:a xlink:href="#_Toc71557784" office:target-frame-name="_top" xlink:show="replace"><text:span text:style-name="Hyperlink">1.1</text:span><text:span text:style-name="T4"><text:tab/></text:span><text:span text:style-name="Hyperlink">make texmaker work again on windows, 30-3-2018</text:span><text:tab/>4</text:a></text:p>
          <text:p text:style-name="P5"><text:a xlink:href="#_Toc71557785" office:target-frame-name="_top" xlink:show="replace"><text:span text:style-name="Hyperlink">2</text:span><text:span text:style-name="T6"><text:tab/></text:span><text:span text:style-name="Hyperlink">Useful online or offline documents</text:span><text:tab/>4</text:a></text:p>
          <text:p text:style-name="P7"><text:a xlink:href="#_Toc71557786" office:target-frame-name="_top" xlink:show="replace"><text:span text:style-name="Hyperlink">2.1</text:span><text:span text:style-name="T8"><text:tab/></text:span><text:span text:style-name="Hyperlink">Elsevier article template, 10-6-2018</text:span><text:tab/>4</text:a></text:p>
          <text:p text:style-name="P9"><text:a xlink:href="#_Toc71557787" office:target-frame-name="_top" xlink:show="replace"><text:span text:style-name="Hyperlink">2.1.1</text:span><text:span text:style-name="T10"><text:tab/></text:span><text:span text:style-name="Hyperlink">Author information layout, Dec. 19, 2018</text:span><text:tab/>4</text:a></text:p>
          <text:p text:style-name="P11"><text:a xlink:href="#_Toc71557788" office:target-frame-name="_top" xlink:show="replace"><text:span text:style-name="Hyperlink">2.1.2</text:span><text:span text:style-name="T12"><text:tab/></text:span><text:span text:style-name="Hyperlink">time information layout, Jan. 2, 2019</text:span><text:tab/>4</text:a></text:p>
          <text:p text:style-name="P13"><text:a xlink:href="#_Toc71557789" office:target-frame-name="_top" xlink:show="replace"><text:span text:style-name="Hyperlink">2.2</text:span><text:span text:style-name="T14"><text:tab/></text:span><text:span text:style-name="Hyperlink">Format of Journal articles for American Meteorological Society.</text:span><text:tab/>5</text:a></text:p>
          <text:p text:style-name="P15"><text:a xlink:href="#_Toc71557790" office:target-frame-name="_top" xlink:show="replace"><text:span text:style-name="Hyperlink">3</text:span><text:span text:style-name="T16"><text:tab/></text:span><text:span text:style-name="Hyperlink">symbols</text:span><text:tab/>5</text:a></text:p>
          <text:p text:style-name="P17"><text:a xlink:href="#_Toc71557791" office:target-frame-name="_top" xlink:show="replace"><text:span text:style-name="Hyperlink">3.1.1</text:span><text:span text:style-name="T18"><text:tab/></text:span><text:span text:style-name="Hyperlink">List of LaTeX mathematical symbols</text:span><text:tab/>5</text:a></text:p>
          <text:p text:style-name="P19"><text:a xlink:href="#_Toc71557792" office:target-frame-name="_top" xlink:show="replace"><text:span text:style-name="Hyperlink">3.1.2</text:span><text:span text:style-name="T20"><text:tab/></text:span><text:span text:style-name="Hyperlink">Roman numerals, Jan. 10, 2019</text:span><text:tab/>5</text:a></text:p>
          <text:p text:style-name="P21"><text:a xlink:href="#_Toc71557793" office:target-frame-name="_top" xlink:show="replace"><text:span text:style-name="Hyperlink">4</text:span><text:span text:style-name="T22"><text:tab/></text:span><text:span text:style-name="Hyperlink">Paragraph</text:span><text:tab/>5</text:a></text:p>
          <text:p text:style-name="P23"><text:a xlink:href="#_Toc71557794" office:target-frame-name="_top" xlink:show="replace"><text:span text:style-name="Hyperlink">4.1</text:span><text:span text:style-name="T24"><text:tab/></text:span><text:span text:style-name="Hyperlink">Title with symbols, Jan. 10, 2019</text:span><text:tab/>5</text:a></text:p>
          <text:p text:style-name="P25"><text:a xlink:href="#_Toc71557795" office:target-frame-name="_top" xlink:show="replace"><text:span text:style-name="Hyperlink">4.2</text:span><text:span text:style-name="T26"><text:tab/></text:span><text:span text:style-name="Hyperlink">Indention (</text:span><text:span text:style-name="T27">首行缩进</text:span><text:span text:style-name="Hyperlink">)</text:span><text:tab/>5</text:a></text:p>
          <text:p text:style-name="P28"><text:a xlink:href="#_Toc71557796" office:target-frame-name="_top" xlink:show="replace"><text:span text:style-name="Hyperlink">4.3</text:span><text:span text:style-name="T29"><text:tab/></text:span><text:span text:style-name="Hyperlink">Description of spacing commands</text:span><text:tab/>5</text:a></text:p>
          <text:p text:style-name="P30"><text:a xlink:href="#_Toc71557797" office:target-frame-name="_top" xlink:show="replace"><text:span text:style-name="Hyperlink">4.3.1</text:span><text:span text:style-name="T31"><text:tab/></text:span><text:span text:style-name="Hyperlink">no indent after subequations, 18 Sep, 2018</text:span><text:tab/>6</text:a></text:p>
          <text:p text:style-name="P32"><text:a xlink:href="#_Toc71557798" office:target-frame-name="_top" xlink:show="replace"><text:span text:style-name="Hyperlink">4.4</text:span><text:span text:style-name="T33"><text:tab/></text:span><text:span text:style-name="Hyperlink">newpage does not work?</text:span><text:tab/>6</text:a></text:p>
          <text:p text:style-name="P34"><text:a xlink:href="#_Toc71557799" office:target-frame-name="_top" xlink:show="replace"><text:span text:style-name="Hyperlink">4.4.1</text:span><text:span text:style-name="T35"><text:tab/></text:span><text:span text:style-name="Hyperlink">Moving linenumber away, 10-6-2018</text:span><text:tab/>6</text:a></text:p>
          <text:p text:style-name="P36"><text:a xlink:href="#_Toc71557800" office:target-frame-name="_top" xlink:show="replace"><text:span text:style-name="Hyperlink">4.5</text:span><text:span text:style-name="T37"><text:tab/></text:span><text:span text:style-name="Hyperlink">appendix, 17-7-2018</text:span><text:tab/>6</text:a></text:p>
          <text:p text:style-name="P38"><text:a xlink:href="#_Toc71557801" office:target-frame-name="_top" xlink:show="replace"><text:span text:style-name="Hyperlink">5</text:span><text:span text:style-name="T39"><text:tab/></text:span><text:span text:style-name="Hyperlink">Mark</text:span><text:tab/>6</text:a></text:p>
          <text:p text:style-name="P40"><text:a xlink:href="#_Toc71557802" office:target-frame-name="_top" xlink:show="replace"><text:span text:style-name="Hyperlink">5.1</text:span><text:span text:style-name="T41"><text:tab/></text:span><text:span text:style-name="Hyperlink">Script</text:span><text:tab/>6</text:a></text:p>
          <text:p text:style-name="P42"><text:a xlink:href="#_Toc71557803" office:target-frame-name="_top" xlink:show="replace"><text:span text:style-name="Hyperlink">5.1.1</text:span><text:span text:style-name="T43"><text:tab/></text:span><text:span text:style-name="Hyperlink">Above the character</text:span><text:tab/>6</text:a></text:p>
          <text:p text:style-name="P44"><text:a xlink:href="#_Toc71557804" office:target-frame-name="_top" xlink:show="replace"><text:span text:style-name="Hyperlink">5.1.2</text:span><text:span text:style-name="T45"><text:tab/></text:span><text:span text:style-name="Hyperlink">Superscript</text:span><text:tab/>6</text:a></text:p>
          <text:p text:style-name="P46"><text:a xlink:href="#_Toc71557805" office:target-frame-name="_top" xlink:show="replace"><text:span text:style-name="Hyperlink">5.1.3</text:span><text:span text:style-name="T47"><text:tab/></text:span><text:span text:style-name="Hyperlink">side with the character, Aug 3, 2018</text:span><text:tab/>7</text:a></text:p>
          <text:p text:style-name="P48"><text:a xlink:href="#_Toc71557806" office:target-frame-name="_top" xlink:show="replace"><text:span text:style-name="Hyperlink">5.2</text:span><text:span text:style-name="T49"><text:tab/></text:span><text:span text:style-name="Hyperlink">Spaces</text:span><text:tab/>7</text:a></text:p>
          <text:p text:style-name="P50"><text:a xlink:href="#_Toc71557807" office:target-frame-name="_top" xlink:show="replace"><text:span text:style-name="Hyperlink">5.3</text:span><text:span text:style-name="T51"><text:tab/></text:span><text:span text:style-name="Hyperlink">bracket</text:span><text:tab/>7</text:a></text:p>
          <text:p text:style-name="P52"><text:a xlink:href="#_Toc71557808" office:target-frame-name="_top" xlink:show="replace"><text:span text:style-name="Hyperlink">5.4</text:span><text:span text:style-name="T53"><text:tab/></text:span><text:span text:style-name="T54">Border around the text, July 31, 2018</text:span><text:tab/>7</text:a></text:p>
          <text:p text:style-name="P55"><text:a xlink:href="#_Toc71557809" office:target-frame-name="_top" xlink:show="replace"><text:span text:style-name="Hyperlink">5.4.1</text:span><text:span text:style-name="T56"><text:tab/></text:span><text:span text:style-name="T57">Black frame</text:span><text:tab/>7</text:a></text:p>
          <text:p text:style-name="P58"><text:a xlink:href="#_Toc71557810" office:target-frame-name="_top" xlink:show="replace"><text:span text:style-name="Hyperlink">5.4.2</text:span><text:span text:style-name="T59"><text:tab/></text:span><text:span text:style-name="T60">colorful frame</text:span><text:tab/>7</text:a></text:p>
          <text:p text:style-name="P61"><text:a xlink:href="#_Toc71557811" office:target-frame-name="_top" xlink:show="replace"><text:span text:style-name="Hyperlink">5.5</text:span><text:span text:style-name="T62"><text:tab/></text:span><text:span text:style-name="T63">boxes for equations, 31 Aug, 2018</text:span><text:tab/>7</text:a></text:p>
          <text:p text:style-name="P64"><text:a xlink:href="#_Toc71557812" office:target-frame-name="_top" xlink:show="replace"><text:span text:style-name="Hyperlink">5.5.1</text:span><text:span text:style-name="T65"><text:tab/></text:span><text:span text:style-name="T66">\boxed{...}</text:span><text:tab/>7</text:a></text:p>
          <text:p text:style-name="P67"><text:a xlink:href="#_Toc71557813" office:target-frame-name="_top" xlink:show="replace"><text:span text:style-name="Hyperlink">5.5.2</text:span><text:span text:style-name="T68"><text:tab/></text:span><text:span text:style-name="Hyperlink">Fancybox, 31 Aug, 2018</text:span><text:tab/>7</text:a></text:p>
          <text:p text:style-name="P69"><text:a xlink:href="#_Toc71557814" office:target-frame-name="_top" xlink:show="replace"><text:span text:style-name="Hyperlink">5.5.3</text:span><text:span text:style-name="T70"><text:tab/></text:span><text:span text:style-name="Hyperlink">box for multiline equations, 2 Sep, 2018</text:span><text:tab/>8</text:a></text:p>
          <text:p text:style-name="P71"><text:a xlink:href="#_Toc71557815" office:target-frame-name="_top" xlink:show="replace"><text:span text:style-name="Hyperlink">5.5.4</text:span><text:span text:style-name="T72"><text:tab/></text:span><text:span text:style-name="Hyperlink">tricky skills in alignment in equation, 6 Seq, 2018</text:span><text:tab/>9</text:a></text:p>
          <text:p text:style-name="P73"><text:a xlink:href="#_Toc71557816" office:target-frame-name="_top" xlink:show="replace"><text:span text:style-name="Hyperlink">5.6</text:span><text:span text:style-name="T74"><text:tab/></text:span><text:span text:style-name="Hyperlink">Font</text:span><text:tab/>10</text:a></text:p>
          <text:p text:style-name="P75"><text:a xlink:href="#_Toc71557817" office:target-frame-name="_top" xlink:show="replace"><text:span text:style-name="Hyperlink">5.6.1</text:span><text:span text:style-name="T76"><text:tab/></text:span><text:span text:style-name="Hyperlink">Why am I getting a double subscript error?</text:span><text:tab/>10</text:a></text:p>
          <text:p text:style-name="P77"><text:a xlink:href="#_Toc71557818" office:target-frame-name="_top" xlink:show="replace"><text:span text:style-name="Hyperlink">5.6.2</text:span><text:span text:style-name="T78"><text:tab/></text:span><text:span text:style-name="Hyperlink">Bold font</text:span><text:tab/>10</text:a></text:p>
          <text:p text:style-name="P79"><text:a xlink:href="#_Toc71557819" office:target-frame-name="_top" xlink:show="replace"><text:span text:style-name="Hyperlink">5.6.3</text:span><text:span text:style-name="T80"><text:tab/></text:span><text:span text:style-name="Hyperlink">Font color, 6-7-2018</text:span><text:tab/>10</text:a></text:p>
          <text:p text:style-name="P81"><text:a xlink:href="#_Toc71557820" office:target-frame-name="_top" xlink:show="replace"><text:span text:style-name="Hyperlink">5.7</text:span><text:span text:style-name="T82"><text:tab/></text:span><text:span text:style-name="Hyperlink">strike out a sentence or emphasize</text:span><text:tab/>10</text:a></text:p>
          <text:p text:style-name="P83"><text:a xlink:href="#_Toc71557821" office:target-frame-name="_top" xlink:show="replace"><text:span text:style-name="Hyperlink">5.7.1</text:span><text:span text:style-name="T84"><text:tab/></text:span><text:span text:style-name="Hyperlink">Strike out a sentence, 14 Aug, 2018</text:span><text:tab/>10</text:a></text:p>
          <text:p text:style-name="P85"><text:a xlink:href="#_Toc71557822" office:target-frame-name="_top" xlink:show="replace"><text:span text:style-name="Hyperlink">5.7.2</text:span><text:span text:style-name="T86"><text:tab/></text:span><text:span text:style-name="T87">ulem package, underlining for emphasis, 29 Aug, 2018</text:span><text:tab/>10</text:a></text:p>
          <text:p text:style-name="P88"><text:a xlink:href="#_Toc71557823" office:target-frame-name="_top" xlink:show="replace"><text:span text:style-name="Hyperlink">6</text:span><text:span text:style-name="T89"><text:tab/></text:span><text:span text:style-name="Hyperlink">Table</text:span><text:tab/>10</text:a></text:p>
          <text:p text:style-name="P90"><text:a xlink:href="#_Toc71557824" office:target-frame-name="_top" xlink:show="replace"><text:span text:style-name="Hyperlink">6.1</text:span><text:span text:style-name="T91"><text:tab/></text:span><text:span text:style-name="Hyperlink">Number type in a table</text:span><text:tab/>10</text:a></text:p>
          <text:p text:style-name="P92"><text:a xlink:href="#_Toc71557825" office:target-frame-name="_top" xlink:show="replace"><text:span text:style-name="Hyperlink">6.1.1</text:span><text:span text:style-name="T93"><text:tab/></text:span><text:span text:style-name="Hyperlink">Set the number of decimals, Oct. 23, 2018</text:span><text:tab/>10</text:a></text:p>
          <text:p text:style-name="P94"><text:a xlink:href="#_Toc71557826" office:target-frame-name="_top" xlink:show="replace"><text:span text:style-name="Hyperlink">6.2</text:span><text:span text:style-name="T95"><text:tab/></text:span><text:span text:style-name="Hyperlink">make a table move some distance to the left</text:span><text:tab/>11</text:a></text:p>
          <text:p text:style-name="P96"><text:a xlink:href="#_Toc71557827" office:target-frame-name="_top" xlink:show="replace"><text:span text:style-name="Hyperlink">6.3</text:span><text:span text:style-name="T97"><text:tab/></text:span><text:span text:style-name="Hyperlink">cell in table</text:span><text:tab/>11</text:a></text:p>
          <text:p text:style-name="P98"><text:a xlink:href="#_Toc71557828" office:target-frame-name="_top" xlink:show="replace"><text:span text:style-name="Hyperlink">6.3.1</text:span><text:span text:style-name="T99"><text:tab/></text:span><text:span text:style-name="Hyperlink">add a line break in a cell of a table (wrap in a cell)</text:span><text:tab/>11</text:a></text:p>
          <text:p text:style-name="P100"><text:a xlink:href="#_Toc71557829" office:target-frame-name="_top" xlink:show="replace"><text:span text:style-name="Hyperlink">6.3.2</text:span><text:span text:style-name="T101"><text:tab/></text:span><text:span text:style-name="T102">footnote of the caption, Sep 9, 2018</text:span><text:tab/>12</text:a></text:p>
          <text:p text:style-name="P103"><text:a xlink:href="#_Toc71557830" office:target-frame-name="_top" xlink:show="replace"><text:span text:style-name="Hyperlink">6.3.3</text:span><text:span text:style-name="T104"><text:tab/></text:span><text:span text:style-name="T105">Footnote of symbol, Nov. 25, 2018</text:span><text:tab/>13</text:a></text:p>
          <text:p text:style-name="P106"><text:a xlink:href="#_Toc71557831" office:target-frame-name="_top" xlink:show="replace"><text:span text:style-name="Hyperlink">6.3.4</text:span><text:span text:style-name="T107"><text:tab/></text:span><text:span text:style-name="T108">Independent alignment inside a cell, Nov. 18, 2018</text:span><text:tab/>13</text:a></text:p>
          <text:p text:style-name="P109"><text:a xlink:href="#_Toc71557832" office:target-frame-name="_top" xlink:show="replace"><text:span text:style-name="Hyperlink">6.3.5</text:span><text:span text:style-name="T110"><text:tab/></text:span><text:span text:style-name="T111">wrap inside a multirow environment, Oct. 4, 2018</text:span><text:tab/>13</text:a></text:p>
          <text:p text:style-name="P112"><text:a xlink:href="#_Toc71557833" office:target-frame-name="_top" xlink:show="replace"><text:span text:style-name="Hyperlink">6.3.6</text:span><text:span text:style-name="T113"><text:tab/></text:span><text:span text:style-name="Hyperlink">colorize one row of a table, May 14, 2019</text:span><text:tab/>13</text:a></text:p>
          <text:p text:style-name="P114"><text:a xlink:href="#_Toc71557834" office:target-frame-name="_top" xlink:show="replace"><text:span text:style-name="Hyperlink">7</text:span><text:span text:style-name="T115"><text:tab/></text:span><text:span text:style-name="Hyperlink">Equations</text:span><text:tab/>14</text:a></text:p>
          <text:p text:style-name="P116"><text:a xlink:href="#_Toc71557835" office:target-frame-name="_top" xlink:show="replace"><text:span text:style-name="Hyperlink">7.1</text:span><text:span text:style-name="T117"><text:tab/></text:span><text:span text:style-name="T118">Multiple lines</text:span><text:tab/>14</text:a></text:p>
          <text:p text:style-name="P119"><text:a xlink:href="#_Toc71557836" office:target-frame-name="_top" xlink:show="replace"><text:span text:style-name="Hyperlink">7.1.1</text:span><text:span text:style-name="T120"><text:tab/></text:span><text:span text:style-name="T121">with one order, 18-7-2018</text:span><text:tab/>14</text:a></text:p>
          <text:p text:style-name="P122"><text:a xlink:href="#_Toc71557837" office:target-frame-name="_top" xlink:show="replace"><text:span text:style-name="Hyperlink">7.1.2</text:span><text:span text:style-name="T123"><text:tab/></text:span><text:span text:style-name="Hyperlink">Without one order</text:span><text:tab/>14</text:a></text:p>
          <text:p text:style-name="P124"><text:a xlink:href="#_Toc71557838" office:target-frame-name="_top" xlink:show="replace"><text:span text:style-name="Hyperlink">7.1.3</text:span><text:span text:style-name="T125"><text:tab/></text:span><text:span text:style-name="Hyperlink">'\multiline' environment, July31, 2018</text:span><text:tab/>14</text:a></text:p>
          <text:p text:style-name="P126"><text:a xlink:href="#_Toc71557839" office:target-frame-name="_top" xlink:show="replace"><text:span text:style-name="Hyperlink">7.1.4</text:span><text:span text:style-name="T127"><text:tab/></text:span><text:span text:style-name="T128">'\eqnarray' environment, July 31, 2018</text:span><text:tab/>15</text:a></text:p>
          <text:p text:style-name="P129"><text:a xlink:href="#_Toc71557840" office:target-frame-name="_top" xlink:show="replace"><text:span text:style-name="Hyperlink">7.2</text:span><text:span text:style-name="T130"><text:tab/></text:span><text:span text:style-name="Hyperlink">Align the equal sign in equations</text:span><text:tab/>15</text:a></text:p>
          <text:p text:style-name="P131"><text:a xlink:href="#_Toc71557841" office:target-frame-name="_top" xlink:show="replace"><text:span text:style-name="Hyperlink">7.3</text:span><text:span text:style-name="T132"><text:tab/></text:span><text:span text:style-name="T133">Matrix</text:span><text:tab/>15</text:a></text:p>
          <text:p text:style-name="P134"><text:a xlink:href="#_Toc71557842" office:target-frame-name="_top" xlink:show="replace"><text:span text:style-name="Hyperlink">7.4</text:span><text:span text:style-name="T135"><text:tab/></text:span><text:span text:style-name="Hyperlink">braces specifying values with conditions, 1 Sep, 2018</text:span><text:tab/>16</text:a></text:p>
          <text:p text:style-name="P136"><text:a xlink:href="#_Toc71557843" office:target-frame-name="_top" xlink:show="replace"><text:span text:style-name="Hyperlink">8</text:span><text:span text:style-name="T137"><text:tab/></text:span><text:span text:style-name="Hyperlink">Figure</text:span><text:tab/>16</text:a></text:p>
          <text:p text:style-name="P138"><text:a xlink:href="#_Toc71557844" office:target-frame-name="_top" xlink:show="replace"><text:span text:style-name="Hyperlink">8.1</text:span><text:span text:style-name="T139"><text:tab/></text:span><text:span text:style-name="Hyperlink">Insert a figure</text:span><text:tab/>16</text:a></text:p>
          <text:p text:style-name="P140"><text:a xlink:href="#_Toc71557845" office:target-frame-name="_top" xlink:show="replace"><text:span text:style-name="Hyperlink">8.1.1</text:span><text:span text:style-name="T141"><text:tab/></text:span><text:span text:style-name="Hyperlink">png</text:span><text:tab/>16</text:a></text:p>
          <text:p text:style-name="P142"><text:a xlink:href="#_Toc71557846" office:target-frame-name="_top" xlink:show="replace"><text:span text:style-name="Hyperlink">8.1.2</text:span><text:span text:style-name="T143"><text:tab/></text:span><text:span text:style-name="Hyperlink">trim a pdf file, Feb. 19, 2019</text:span><text:tab/>17</text:a></text:p>
          <text:p text:style-name="P144"><text:a xlink:href="#_Toc71557847" office:target-frame-name="_top" xlink:show="replace"><text:span text:style-name="Hyperlink">8.1.3</text:span><text:span text:style-name="T145"><text:tab/></text:span><text:span text:style-name="Hyperlink">make the figure in a horizontal line</text:span><text:tab/>17</text:a></text:p>
          <text:p text:style-name="P146"><text:a xlink:href="#_Toc71557848" office:target-frame-name="_top" xlink:show="replace"><text:span text:style-name="Hyperlink">8.2</text:span><text:span text:style-name="T147"><text:tab/></text:span><text:span text:style-name="Hyperlink">Subfigure</text:span><text:tab/>18</text:a></text:p>
          <text:p text:style-name="P148"><text:a xlink:href="#_Toc71557849" office:target-frame-name="_top" xlink:show="replace"><text:span text:style-name="Hyperlink">8.2.1</text:span><text:span text:style-name="T149"><text:tab/></text:span><text:span text:style-name="Hyperlink">Wrap subfigures, 3-6-2018</text:span><text:tab/>19</text:a></text:p>
          <text:p text:style-name="P150"><text:a xlink:href="#_Toc71557850" office:target-frame-name="_top" xlink:show="replace"><text:span text:style-name="Hyperlink">8.2.2</text:span><text:span text:style-name="T151"><text:tab/></text:span><text:span text:style-name="Hyperlink">three pdf figures as subfigures, 29-6-2018</text:span><text:tab/>19</text:a></text:p>
          <text:p text:style-name="P152"><text:a xlink:href="#_Toc71557851" office:target-frame-name="_top" xlink:show="replace"><text:span text:style-name="Hyperlink">8.2.3</text:span><text:span text:style-name="T153"><text:tab/></text:span><text:span text:style-name="Hyperlink">two pdf figures as subfigures, 29-6-2018</text:span><text:tab/>20</text:a></text:p>
          <text:p text:style-name="P154"><text:a xlink:href="#_Toc71557852" office:target-frame-name="_top" xlink:show="replace"><text:span text:style-name="Hyperlink">8.3</text:span><text:span text:style-name="T155"><text:tab/></text:span><text:span text:style-name="Hyperlink">Parameter</text:span><text:tab/>21</text:a></text:p>
          <text:p text:style-name="P156"><text:a xlink:href="#_Toc71557853" office:target-frame-name="_top" xlink:show="replace"><text:span text:style-name="Hyperlink">8.4</text:span><text:span text:style-name="T157"><text:tab/></text:span><text:span text:style-name="Hyperlink">Figure caption</text:span><text:tab/>21</text:a></text:p>
          <text:p text:style-name="P158"><text:a xlink:href="#_Toc71557854" office:target-frame-name="_top" xlink:show="replace"><text:span text:style-name="Hyperlink">8.4.1</text:span><text:span text:style-name="T159"><text:tab/></text:span><text:span text:style-name="Hyperlink">Adjust the font size of caption</text:span><text:tab/>21</text:a></text:p>
          <text:p text:style-name="P160"><text:a xlink:href="#_Toc71557855" office:target-frame-name="_top" xlink:show="replace"><text:span text:style-name="Hyperlink">8.4.2</text:span><text:span text:style-name="T161"><text:tab/></text:span><text:span text:style-name="Hyperlink">Make the figure label font bold</text:span><text:tab/>21</text:a></text:p>
          <text:p text:style-name="P162"><text:a xlink:href="#_Toc71557856" office:target-frame-name="_top" xlink:show="replace"><text:span text:style-name="Hyperlink">8.4.3</text:span><text:span text:style-name="T163"><text:tab/></text:span><text:span text:style-name="T164">Make the figure label in Fig. 1.</text:span><text:tab/>21</text:a></text:p>
          <text:p text:style-name="P165"><text:a xlink:href="#_Toc71557857" office:target-frame-name="_top" xlink:show="replace"><text:span text:style-name="Hyperlink">8.4.4</text:span><text:span text:style-name="T166"><text:tab/></text:span><text:span text:style-name="T167">Make the figure label aligned with the caption</text:span><text:tab/>21</text:a></text:p>
          <text:p text:style-name="P168"><text:a xlink:href="#_Toc71557858" office:target-frame-name="_top" xlink:show="replace"><text:span text:style-name="Hyperlink">8.4.5</text:span><text:span text:style-name="T169"><text:tab/></text:span><text:span text:style-name="T170">Make the caption aligned at both ends</text:span><text:tab/>22</text:a></text:p>
          <text:p text:style-name="P171"><text:a xlink:href="#_Toc71557859" office:target-frame-name="_top" xlink:show="replace"><text:span text:style-name="Hyperlink">8.5</text:span><text:span text:style-name="T172"><text:tab/></text:span><text:span text:style-name="T173">Possible problems</text:span><text:tab/>22</text:a></text:p>
          <text:p text:style-name="P174"><text:a xlink:href="#_Toc71557860" office:target-frame-name="_top" xlink:show="replace"><text:span text:style-name="Hyperlink">8.5.1</text:span><text:span text:style-name="T175"><text:tab/></text:span><text:span text:style-name="Hyperlink">Cannot determine size of graphic</text:span><text:tab/>22</text:a></text:p>
          <text:p text:style-name="P176"><text:a xlink:href="#_Toc71557861" office:target-frame-name="_top" xlink:show="replace"><text:span text:style-name="Hyperlink">9</text:span><text:span text:style-name="T177"><text:tab/></text:span><text:span text:style-name="Hyperlink">shape</text:span><text:tab/>22</text:a></text:p>
          <text:p text:style-name="P178"><text:a xlink:href="#_Toc71557862" office:target-frame-name="_top" xlink:show="replace"><text:span text:style-name="Hyperlink">9.1</text:span><text:span text:style-name="T179"><text:tab/></text:span><text:span text:style-name="Hyperlink">Tikzpicture</text:span><text:tab/>22</text:a></text:p>
          <text:p text:style-name="P180"><text:a xlink:href="#_Toc71557863" office:target-frame-name="_top" xlink:show="replace"><text:span text:style-name="Hyperlink">9.1.1</text:span><text:span text:style-name="T181"><text:tab/></text:span><text:span text:style-name="Hyperlink">Adjust the location of paths, July 6, 2019</text:span><text:tab/>22</text:a></text:p>
          <text:p text:style-name="P182"><text:a xlink:href="#_Toc71557864" office:target-frame-name="_top" xlink:show="replace"><text:span text:style-name="Hyperlink">9.2</text:span><text:span text:style-name="T183"><text:tab/></text:span><text:span text:style-name="Hyperlink">Line</text:span><text:tab/>22</text:a></text:p>
          <text:p text:style-name="P184"><text:a xlink:href="#_Toc71557865" office:target-frame-name="_top" xlink:show="replace"><text:span text:style-name="Hyperlink">9.2.1</text:span><text:span text:style-name="T185"><text:tab/></text:span><text:span text:style-name="T186">Method 1, 18-7-2018</text:span><text:tab/>22</text:a></text:p>
          <text:p text:style-name="P187"><text:a xlink:href="#_Toc71557866" office:target-frame-name="_top" xlink:show="replace"><text:span text:style-name="Hyperlink">9.2.2</text:span><text:span text:style-name="T188"><text:tab/></text:span><text:span text:style-name="T189">Method 2</text:span><text:tab/>22</text:a></text:p>
          <text:p text:style-name="P190"><text:a xlink:href="#_Toc71557867" office:target-frame-name="_top" xlink:show="replace"><text:span text:style-name="Hyperlink">10</text:span><text:span text:style-name="T191"><text:tab/></text:span><text:span text:style-name="Hyperlink">Reference</text:span><text:tab/>22</text:a></text:p>
          <text:p text:style-name="P192"><text:a xlink:href="#_Toc71557868" office:target-frame-name="_top" xlink:show="replace"><text:span text:style-name="Hyperlink">10.1</text:span><text:span text:style-name="T193"><text:tab/></text:span><text:span text:style-name="Hyperlink">Refer to equation, table and figure</text:span><text:tab/>22</text:a></text:p>
          <text:p text:style-name="P194"><text:a xlink:href="#_Toc71557869" office:target-frame-name="_top" xlink:show="replace"><text:span text:style-name="Hyperlink">10.2</text:span><text:span text:style-name="T195"><text:tab/></text:span><text:span text:style-name="Hyperlink">Bibliography</text:span><text:tab/>23</text:a></text:p>
          <text:p text:style-name="P196"><text:a xlink:href="#_Toc71557870" office:target-frame-name="_top" xlink:show="replace"><text:span text:style-name="Hyperlink">10.2.1</text:span><text:span text:style-name="T197"><text:tab/></text:span><text:span text:style-name="Hyperlink">Using \citet or \citep</text:span><text:tab/>23</text:a></text:p>
          <text:p text:style-name="P198"><text:a xlink:href="#_Toc71557871" office:target-frame-name="_top" xlink:show="replace"><text:span text:style-name="Hyperlink">10.2.2</text:span><text:span text:style-name="T199"><text:tab/></text:span><text:span text:style-name="Hyperlink">Direct input</text:span><text:tab/>23</text:a></text:p>
          <text:p text:style-name="P200"><text:a xlink:href="#_Toc71557872" office:target-frame-name="_top" xlink:show="replace"><text:span text:style-name="Hyperlink">10.2.3</text:span><text:span text:style-name="T201"><text:tab/></text:span><text:span text:style-name="Hyperlink">Do not forget 'ctrl + F4' to update the references.</text:span><text:tab/>23</text:a></text:p>
          <text:p text:style-name="P202"><text:a xlink:href="#_Toc71557873" office:target-frame-name="_top" xlink:show="replace"><text:span text:style-name="Hyperlink">10.2.4</text:span><text:span text:style-name="T203"><text:tab/></text:span><text:span text:style-name="Hyperlink">Problem declaration: Undefined citation, 12-Aug, 2018</text:span><text:tab/>23</text:a></text:p>
          <text:p text:style-name="P204"><text:a xlink:href="#_Toc71557874" office:target-frame-name="_top" xlink:show="replace"><text:span text:style-name="Hyperlink">10.2.5</text:span><text:span text:style-name="T205"><text:tab/></text:span><text:span text:style-name="Hyperlink">Capitalize letters , Feb. 26, 2018</text:span><text:tab/>23</text:a></text:p>
          <text:p text:style-name="P206"><text:a xlink:href="#_Toc71557875" office:target-frame-name="_top" xlink:show="replace"><text:span text:style-name="Hyperlink">11</text:span><text:span text:style-name="T207"><text:tab/></text:span><text:span text:style-name="Hyperlink">Format</text:span><text:tab/>23</text:a></text:p>
          <text:p text:style-name="P208"><text:a xlink:href="#_Toc71557876" office:target-frame-name="_top" xlink:show="replace"><text:span text:style-name="Hyperlink">11.1</text:span><text:span text:style-name="T209"><text:tab/></text:span><text:span text:style-name="Hyperlink">Font</text:span><text:tab/>23</text:a></text:p>
          <text:p text:style-name="P210"><text:a xlink:href="#_Toc71557877" office:target-frame-name="_top" xlink:show="replace"><text:span text:style-name="Hyperlink">11.2</text:span><text:span text:style-name="T211"><text:tab/></text:span><text:span text:style-name="T212">Footnotesize</text:span><text:tab/>24</text:a></text:p>
          <text:p text:style-name="P213"><text:a xlink:href="#_Toc71557878" office:target-frame-name="_top" xlink:show="replace"><text:span text:style-name="Hyperlink">11.3</text:span><text:span text:style-name="T214"><text:tab/></text:span><text:span text:style-name="Hyperlink">What will happen typying one time of 'Enter' when the space is not enough in the display area?</text:span><text:tab/>24</text:a></text:p>
          <text:p text:style-name="P215"><text:a xlink:href="#_Toc71557879" office:target-frame-name="_top" xlink:show="replace"><text:span text:style-name="Hyperlink">11.4</text:span><text:span text:style-name="T216"><text:tab/></text:span><text:span text:style-name="Hyperlink">Setting paper size</text:span><text:tab/>24</text:a></text:p>
          <text:p text:style-name="P217"><text:a xlink:href="#_Toc71557880" office:target-frame-name="_top" xlink:show="replace"><text:span text:style-name="Hyperlink">12</text:span><text:span text:style-name="T218"><text:tab/></text:span><text:span text:style-name="Hyperlink">Tricky skills</text:span><text:tab/>25</text:a></text:p>
          <text:p text:style-name="P219"><text:a xlink:href="#_Toc71557881" office:target-frame-name="_top" xlink:show="replace"><text:span text:style-name="Hyperlink">12.1</text:span><text:span text:style-name="T220"><text:tab/></text:span><text:span text:style-name="Hyperlink">Adding notes</text:span><text:tab/>25</text:a></text:p>
          <text:p text:style-name="P221"><text:a xlink:href="#_Toc71557882" office:target-frame-name="_top" xlink:show="replace"><text:span text:style-name="Hyperlink">12.2</text:span><text:span text:style-name="T222"><text:tab/></text:span><text:span text:style-name="Hyperlink">Add packages</text:span><text:tab/>25</text:a></text:p>
          <text:p text:style-name="P223"><text:a xlink:href="#_Toc71557883" office:target-frame-name="_top" xlink:show="replace"><text:span text:style-name="Hyperlink">12.2.1</text:span><text:span text:style-name="T224"><text:tab/></text:span><text:span text:style-name="Hyperlink">Unit package</text:span><text:tab/>25</text:a></text:p>
          <text:p text:style-name="P225"><text:a xlink:href="#_Toc71557884" office:target-frame-name="_top" xlink:show="replace"><text:span text:style-name="Hyperlink">12.3</text:span><text:span text:style-name="T226"><text:tab/></text:span><text:span text:style-name="Hyperlink">compile and view the file</text:span><text:tab/>25</text:a></text:p>
          <text:p text:style-name="P227"><text:a xlink:href="#_Toc71557885" office:target-frame-name="_top" xlink:show="replace"><text:span text:style-name="Hyperlink">12.3.1</text:span><text:span text:style-name="T228"><text:tab/></text:span><text:span text:style-name="Hyperlink">set up QuickBuild, 19-6-2018</text:span><text:tab/>25</text:a></text:p>
        </text:index-body>
      </text:table-of-content>
      <text:h text:style-name="P229" text:outline-level="1"><text:bookmark-start text:name="_Toc55983025"/><text:bookmark-end text:name="_Toc55983025"/></text:h>
      <text:h text:style-name="Heading1" text:outline-level="1"><text:bookmark-start text:name="__RefHeading___Toc2541_406370743"/><text:bookmark-start text:name="_Toc55983026"/><text:bookmark-start text:name="_Toc71557783"/>Installation<text:bookmark-end text:name="__RefHeading___Toc2541_406370743"/><text:bookmark-end text:name="_Toc55983026"/><text:bookmark-end text:name="_Toc71557783"/></text:h>
      <text:h text:style-name="Heading2" text:outline-level="2"><text:bookmark-start text:name="docs-internal-guid-0536cbd7-8a67-8de0-e6"/><text:bookmark-start text:name="__RefHeading___Toc2543_406370743"/><text:bookmark-start text:name="_Toc55983027"/><text:bookmark-start text:name="_Toc71557784"/><text:bookmark-end text:name="docs-internal-guid-0536cbd7-8a67-8de0-e6"/>make texmaker work again on windows, 30-3-2018<text:bookmark-end text:name="__RefHeading___Toc2543_406370743"/><text:bookmark-end text:name="_Toc55983027"/><text:bookmark-end text:name="_Toc71557784"/></text:h>
      <text:p text:style-name="P230">The problem is ‘log file unfounded’</text:p>
      <text:p text:style-name="P231">Solution:</text:p>
      <text:p text:style-name="P232">Install MikTex.</text:p>
      <text:p text:style-name="P233">Start Texmaker again;</text:p>
      <text:p text:style-name="P234">Then it works well.</text:p>
      <text:p text:style-name="Textbody"/>
      <text:h text:style-name="Heading1" text:outline-level="1"><text:bookmark-start text:name="__RefHeading__25385_977000749"/><text:bookmark-start text:name="_Toc55983028"/><text:bookmark-start text:name="_Toc71557785"/>Useful online or offline documents<text:bookmark-end text:name="__RefHeading__25385_977000749"/><text:bookmark-end text:name="_Toc55983028"/><text:bookmark-end text:name="_Toc71557785"/></text:h>
      <text:h text:style-name="Heading2" text:outline-level="2"><text:bookmark-start text:name="__RefHeading___Toc1541_1056697282"/><text:bookmark-start text:name="_Toc55983029"/><text:bookmark-start text:name="_Toc71557786"/>Elsevier article template, 10-6-2018<text:bookmark-end text:name="__RefHeading___Toc1541_1056697282"/><text:bookmark-end text:name="_Toc55983029"/><text:bookmark-end text:name="_Toc71557786"/></text:h>
      <text:p text:style-name="Textbody">1.</text:p>
      <text:p text:style-name="Textbody">go to the following website to download elsevier article template 'elsarticle.zip'</text:p>
      <text:p text:style-name="Textbody"><text:a xlink:href="https://ctan.org/tex-archive/macros/latex/contrib/elsarticle" office:target-frame-name="_top" xlink:show="replace">https://ctan.org/tex-archive/macros/latex/contrib/elsarticle</text:a></text:p>
      <text:p text:style-name="Textbody">where it notifies the elsarticle.cls is missing, then</text:p>
      <text:p text:style-name="Textbody">2.</text:p>
      <text:p text:style-name="Textbody">go to</text:p>
      <text:p text:style-name="Textbody"><text:a xlink:href="http://www.latextemplates.com/template/elseviers-elsarticle-document-class" office:target-frame-name="_top" xlink:show="replace">http://www.latextemplates.com/template/elseviers-elsarticle-document-class</text:a></text:p>
      <text:p text:style-name="Textbody">to download another elsevier template, which is 'elsarticle-template.zip', where we can copy elsarticle.cls to the above filefolder.</text:p>
      <text:h text:style-name="Heading3" text:outline-level="3"><text:bookmark-start text:name="__RefHeading___Toc3048_1293439819"/><text:bookmark-start text:name="_Toc55983030"/><text:bookmark-start text:name="_Toc71557787"/>Author information layout, Dec. 19, 2018<text:bookmark-end text:name="__RefHeading___Toc3048_1293439819"/><text:bookmark-end text:name="_Toc55983030"/><text:bookmark-end text:name="_Toc71557787"/></text:h>
      <text:p text:style-name="PreformattedText"><text:span text:style-name="SourceText">\author{Author One\corref{cor1}\fnref{fn1}}</text:span></text:p>
      <text:p text:style-name="PreformattedText"><text:span text:style-name="SourceText">\ead{email@uni.edu}</text:span></text:p>
      <text:p text:style-name="PreformattedText"><text:span text:style-name="SourceText">\cortext[cor1]{Corresponding author}</text:span></text:p>
      <text:p text:style-name="PreformattedText"><text:span text:style-name="SourceText">\fntext[fn1]{Student}</text:span></text:p>
      <text:p text:style-name="PreformattedText"/>
      <text:p text:style-name="PreformattedText"><text:span text:style-name="SourceText">\author{Author Two\fnref{fn2}}</text:span></text:p>
      <text:p text:style-name="PreformattedText"><text:span text:style-name="SourceText">\ead{email2@uni.ed</text:span><text:span text:style-name="SourceText">u}</text:span></text:p>
      <text:p text:style-name="PreformattedText"><text:span text:style-name="SourceText">\fntext[fn2]{Lecturer}</text:span></text:p>
      <text:p text:style-name="PreformattedText"/>
      <text:p text:style-name="P235"><text:span text:style-name="SourceText">\address{Address Here}</text:span></text:p>
      <text:p text:style-name="Textbody"/>
      <text:p text:style-name="Textbody"><text:a xlink:href="https://tex.stackexchange.com/questions/116515/elsarticle-frontmatter-corresponding-author" office:target-frame-name="_top" xlink:show="replace">https://tex.stackexchange.com/questions/116515/elsarticle-frontmatter-corresponding-author</text:a></text:p>
      <text:p text:style-name="Textbody"/>
      <text:h text:style-name="Heading3" text:outline-level="3"><text:bookmark-start text:name="__RefHeading___Toc18157_1812936810"/><text:bookmark-start text:name="_Toc55983031"/><text:bookmark-start text:name="_Toc71557788"/>time<text:s/>information layout, Jan. 2, 2019<text:bookmark-end text:name="__RefHeading___Toc18157_1812936810"/><text:bookmark-end text:name="_Toc55983031"/><text:bookmark-end text:name="_Toc71557788"/></text:h>
      <text:p text:style-name="Textbody">In elsarticle.cls, at line 348, deactivate '\thispagestyle{pprintTitle}'.</text:p>
      <text:h text:style-name="Heading2" text:outline-level="2"><text:bookmark-start text:name="__RefHeading__25387_977000749"/><text:bookmark-start text:name="_Toc55983032"/><text:bookmark-start text:name="_Toc71557789"/><text:soft-page-break/>Format of Journal articles for American Meteorological Society.<text:bookmark-end text:name="__RefHeading__25387_977000749"/><text:bookmark-end text:name="_Toc55983032"/><text:bookmark-end text:name="_Toc71557789"/></text:h>
      <text:p text:style-name="Textbody">/home/dv/jliu/1 Process…04 Tutorial ... Wei's Latex format</text:p>
      <text:p text:style-name="Textbody">-&gt; my title</text:p>
      <text:p text:style-name="Textbody"/>
      <text:h text:style-name="Heading1" text:outline-level="1"><text:bookmark-start text:name="__RefHeading___Toc18159_1812936810"/><text:bookmark-start text:name="_Toc55983033"/><text:bookmark-start text:name="_Toc71557790"/>symbols<text:bookmark-end text:name="__RefHeading___Toc18159_1812936810"/><text:bookmark-end text:name="_Toc55983033"/><text:bookmark-end text:name="_Toc71557790"/></text:h>
      <text:p text:style-name="Textbody"/>
      <text:h text:style-name="Heading3" text:outline-level="3"><text:bookmark-start text:name="firstHeading"/><text:bookmark-start text:name="__RefHeading__5553_651921155"/><text:bookmark-start text:name="_Toc55983034"/><text:bookmark-start text:name="_Toc71557791"/><text:bookmark-end text:name="firstHeading"/>List of LaTeX mathematical symbols<text:bookmark-end text:name="__RefHeading__5553_651921155"/><text:bookmark-end text:name="_Toc55983034"/><text:bookmark-end text:name="_Toc71557791"/></text:h>
      <text:p text:style-name="Textbody"><text:a xlink:href="https://oeis.org/wiki/List_of_LaTeX_mathematical_symbols" office:target-frame-name="_top" xlink:show="replace">https://oeis.org/wiki/List_of_LaTeX_mathematical_symbols</text:a></text:p>
      <text:p text:style-name="Textbody">'~' <text:s/><text:tab/>---<text:tab/><text:s/>\sim;</text:p>
      <text:h text:style-name="Heading3" text:outline-level="3"><text:bookmark-start text:name="__RefHeading___Toc18161_1812936810"/><text:bookmark-start text:name="_Toc55983035"/><text:bookmark-start text:name="_Toc71557792"/>Roman numerals, Jan. 10, 2019<text:bookmark-end text:name="__RefHeading___Toc18161_1812936810"/><text:bookmark-end text:name="_Toc55983035"/><text:bookmark-end text:name="_Toc71557792"/></text:h>
      <text:p text:style-name="Textbody"><text:span text:style-name="SourceText">Define:</text:span></text:p>
      <text:p text:style-name="Textbody"><text:span text:style-name="SourceText">\makeatletter</text:span></text:p>
      <text:p text:style-name="Textbody"><text:span text:style-name="SourceText">\newcommand*</text:span><text:span text:style-name="SourceText">{\rom}[1]{\expandafter\@slowromancap\romannumeral #1@}</text:span></text:p>
      <text:p text:style-name="Textbody"><text:span text:style-name="SourceText">\makeatother</text:span></text:p>
      <text:p text:style-name="Textbody"><text:a xlink:href="https://tex.stackexchange.com/questions/23487/how-can-i-get-roman-numerals-in-text" office:target-frame-name="_top" xlink:show="replace">https://tex.stackexchange.com/questions/23487/how-can-i-get-roman-numerals-in-text</text:a></text:p>
      <text:p text:style-name="Textbody"/>
      <text:h text:style-name="Heading1" text:outline-level="1"><text:bookmark-start text:name="__RefHeading___Toc23948_1812936810"/><text:bookmark-start text:name="_Toc55983036"/><text:bookmark-start text:name="_Toc71557793"/>Paragraph<text:bookmark-end text:name="__RefHeading___Toc23948_1812936810"/><text:bookmark-end text:name="_Toc55983036"/><text:bookmark-end text:name="_Toc71557793"/></text:h>
      <text:h text:style-name="Heading2" text:outline-level="2"><text:bookmark-start text:name="__RefHeading___Toc23950_1812936810"/><text:bookmark-start text:name="_Toc55983037"/><text:bookmark-start text:name="_Toc71557794"/>Title with symbols, Jan. 10, 2019<text:bookmark-end text:name="__RefHeading___Toc23950_1812936810"/><text:bookmark-end text:name="_Toc55983037"/><text:bookmark-end text:name="_Toc71557794"/></text:h>
      <text:p text:style-name="Textbody"><text:span text:style-name="SourceText">\subsubsection{\texorpdfstring{Something with $\beta$ in it. }%</text:span></text:p>
      <text:p text:style-name="Textbody"><text:span text:style-name="SourceText"><text:s text:c="31"/>{Something with beta in it. }}</text:span></text:p>
      <text:p text:style-name="Textbody"><text:a xlink:href="https://tex.stackexchange.com/questions/77657/how-do-i-put-special-characters-in-a-section-title" office:target-frame-name="_top" xlink:show="replace">https://tex.stackexchange.com/questions/77657/how-do-i-put-special-characters-in-a-section-title</text:a></text:p>
      <text:p text:style-name="Textbody"/>
      <text:p text:style-name="Textbody"/>
      <text:h text:style-name="Heading2" text:outline-level="2"><text:bookmark-start text:name="__RefHeading__384_43307517"/><text:bookmark-start text:name="_Toc55983038"/><text:bookmark-start text:name="_Toc71557795"/>Indention (<text:span text:style-name="T236">首行缩进</text:span>)<text:bookmark-end text:name="__RefHeading__384_43307517"/><text:bookmark-end text:name="_Toc55983038"/><text:bookmark-end text:name="_Toc71557795"/></text:h>
      <text:p text:style-name="Textbody">set a blank line before the paragraph.</text:p>
      <text:h text:style-name="Heading2" text:outline-level="2"><text:bookmark-start text:name="__RefHeading__18244_457970875"/><text:bookmark-start text:name="_Toc55983039"/><text:bookmark-start text:name="_Toc71557796"/>Description of spacing commands<text:bookmark-end text:name="__RefHeading__18244_457970875"/><text:bookmark-end text:name="_Toc55983039"/><text:bookmark-end text:name="_Toc71557796"/></text:h>
      <table:table table:style-name="Table237">
        <table:table-columns>
          <table:table-column table:style-name="TableColumn238"/>
          <table:table-column table:style-name="TableColumn239"/>
        </table:table-columns>
        <table:table-row table:style-name="TableRow240">
          <table:table-cell table:style-name="TableCell241">
            <text:p text:style-name="TableHeading"><text:span text:style-name="T242">L</text:span><text:span text:style-name="T243">a</text:span><text:span text:style-name="T244">T</text:span><text:span text:style-name="T245">e</text:span><text:span text:style-name="T246">X</text:span><text:s/>code</text:p>
          </table:table-cell>
          <table:table-cell table:style-name="TableCell247">
            <text:p text:style-name="TableHeading">Description</text:p>
          </table:table-cell>
        </table:table-row>
        <table:table-row table:style-name="TableRow248">
          <table:table-cell table:style-name="TableCell249">
            <text:p text:style-name="TableContents"><text:span text:style-name="SourceText">\quad</text:span></text:p>
          </table:table-cell>
          <table:table-cell table:style-name="TableCell250">
            <text:p text:style-name="TableContents">space<text:s/>equal to the current font size (= 18<text:s/><text:a xlink:href="https://www.sharelatex.com/learn/Lengths_in_LaTeX" office:target-frame-name="_top" xlink:show="replace">mu</text:a>)</text:p>
          </table:table-cell>
        </table:table-row>
        <table:table-row table:style-name="TableRow251">
          <table:table-cell table:style-name="TableCell252">
            <text:p text:style-name="TableContents"><text:span text:style-name="SourceText">\,</text:span></text:p>
          </table:table-cell>
          <table:table-cell table:style-name="TableCell253">
            <text:p text:style-name="TableContents">3/18 of<text:s/><text:span text:style-name="SourceText">\quad</text:span><text:s/>(= 3 mu)</text:p>
          </table:table-cell>
        </table:table-row>
        <table:table-row table:style-name="TableRow254">
          <table:table-cell table:style-name="TableCell255">
            <text:p text:style-name="TableContents"><text:span text:style-name="SourceText">\:</text:span></text:p>
          </table:table-cell>
          <table:table-cell table:style-name="TableCell256">
            <text:p text:style-name="TableContents">4/18 of<text:s/><text:span text:style-name="SourceText">\quad</text:span><text:s/>(= 4 mu)</text:p>
          </table:table-cell>
        </table:table-row>
        <table:table-row table:style-name="TableRow257">
          <table:table-cell table:style-name="TableCell258">
            <text:p text:style-name="TableContents"><text:span text:style-name="SourceText">\;</text:span></text:p>
          </table:table-cell>
          <table:table-cell table:style-name="TableCell259">
            <text:p text:style-name="TableContents">5/18 of<text:s/><text:span text:style-name="SourceText">\quad</text:span><text:s/>(= 5 mu)</text:p>
          </table:table-cell>
        </table:table-row>
        <text:soft-page-break/>
        <table:table-row table:style-name="TableRow260">
          <table:table-cell table:style-name="TableCell261">
            <text:p text:style-name="TableContents"><text:span text:style-name="SourceText">\!</text:span></text:p>
          </table:table-cell>
          <table:table-cell table:style-name="TableCell262">
            <text:p text:style-name="TableContents">-3/18 of<text:s/><text:span text:style-name="SourceText">\quad</text:span><text:s/>(= -3 mu)</text:p>
          </table:table-cell>
        </table:table-row>
        <table:table-row table:style-name="TableRow263">
          <table:table-cell table:style-name="TableCell264">
            <text:p text:style-name="TableContents"><text:span text:style-name="SourceText">\<text:s/></text:span>(space after backslash!)</text:p>
          </table:table-cell>
          <table:table-cell table:style-name="TableCell265">
            <text:p text:style-name="TableContents">equivalent of space in normal text</text:p>
          </table:table-cell>
        </table:table-row>
        <table:table-row table:style-name="TableRow266">
          <table:table-cell table:style-name="TableCell267">
            <text:p text:style-name="TableContents"><text:span text:style-name="SourceText">\qquad</text:span></text:p>
          </table:table-cell>
          <table:table-cell table:style-name="TableCell268">
            <text:p text:style-name="TableContents">twice of<text:s/><text:span text:style-name="SourceText">\quad</text:span><text:s/>(= 36 mu)</text:p>
          </table:table-cell>
        </table:table-row>
      </table:table>
      <text:p text:style-name="Textbody"><text:a xlink:href="https://www.sharelatex.com/learn/Spacing_in_math_mode" office:target-frame-name="_top" xlink:show="replace">https://www.sharelatex.com/learn/Spacing_in_math_mode</text:a></text:p>
      <text:p text:style-name="Textbody">'~'</text:p>
      <text:h text:style-name="Heading3" text:outline-level="3"><text:bookmark-start text:name="__RefHeading___Toc2678_1959915214"/><text:bookmark-start text:name="_Toc55983040"/><text:bookmark-start text:name="_Toc71557797"/>no indent after subequations, 18 Sep, 2018<text:bookmark-end text:name="__RefHeading___Toc2678_1959915214"/><text:bookmark-end text:name="_Toc55983040"/><text:bookmark-end text:name="_Toc71557797"/></text:h>
      <text:p text:style-name="Textbody">Insert<text:s/><text:span text:style-name="SourceText">%</text:span><text:s/>at<text:s/>the end of the<text:s/><text:span text:style-name="SourceText">\label</text:span>:<text:s/><text:span text:style-name="SourceText">\label{...}%</text:span></text:p>
      <text:p text:style-name="Textbody"><text:a xlink:href="https://tex.stackexchange.com/questions/54032/text-following-subequations-is-slightly-indented-if-a-label-is-used" office:target-frame-name="_top" xlink:show="replace">https://tex.stackexchange.com/questions/54032/text-following-subequations-is-slightly-indented-if-a-label-is-used</text:a></text:p>
      <text:p text:style-name="Textbody"/>
      <text:h text:style-name="Heading2" text:outline-level="2"><text:bookmark-start text:name="__RefHeading__16048_1778572435"/><text:bookmark-start text:name="_Toc55983041"/><text:bookmark-start text:name="_Toc71557798"/>newpage does not work?<text:bookmark-end text:name="__RefHeading__16048_1778572435"/><text:bookmark-end text:name="_Toc55983041"/><text:bookmark-end text:name="_Toc71557798"/></text:h>
      <text:p text:style-name="Textbody">Change to \clearpage.</text:p>
      <text:p text:style-name="Textbody"><text:a xlink:href="https://tex.stackexchange.com/questions/2958/why-is-newpage-ignored-sometimes" office:target-frame-name="_top" xlink:show="replace">https://tex.stackexchange.com/questions/2958/why-is-newpage-ignored-sometimes</text:a></text:p>
      <text:p text:style-name="Textbody"/>
      <text:h text:style-name="Heading3" text:outline-level="3"><text:bookmark-start text:name="__RefHeading___Toc1591_2081562718"/><text:bookmark-start text:name="_Toc55983042"/><text:bookmark-start text:name="_Toc71557799"/>Moving linenumber away, 10-6-2018<text:bookmark-end text:name="__RefHeading___Toc1591_2081562718"/><text:bookmark-end text:name="_Toc55983042"/><text:bookmark-end text:name="_Toc71557799"/></text:h>
      <text:p text:style-name="PreformattedText"><text:span text:style-name="SourceText">\linenumbers <text:s text:c="2"/>&lt;---- NOT HERE !!!</text:span></text:p>
      <text:p text:style-name="Textbody"><text:a xlink:href="https://tex.stackexchange.com/questions/192085/problem-with-elsarticle-and-lineno?utm_medium=organic&amp;utm_source=google_rich_qa&amp;utm_campaign=google_rich_qa" office:target-frame-name="_top" xlink:show="replace">https://tex.stackexchange.com/questions/192085/problem-with-elsarticle-and-lineno?utm_medium=organic&amp;utm_source=google_rich_qa&amp;utm_campaign=google_rich_qa</text:a></text:p>
      <text:p text:style-name="Textbody"/>
      <text:h text:style-name="Heading2" text:outline-level="2"><text:bookmark-start text:name="__RefHeading___Toc1732_173732848"/><text:bookmark-start text:name="_Toc55983043"/><text:bookmark-start text:name="_Toc71557800"/>appendix, 17-7-2018<text:bookmark-end text:name="__RefHeading___Toc1732_173732848"/><text:bookmark-end text:name="_Toc55983043"/><text:bookmark-end text:name="_Toc71557800"/></text:h>
      <text:p text:style-name="P269">Use</text:p>
      <text:p text:style-name="PreformattedText"><text:span text:style-name="T270">\</text:span><text:span text:style-name="T271">appendix</text:span></text:p>
      <text:p text:style-name="Textbody">before the start of the appendix.</text:p>
      <text:p text:style-name="Textbody"><text:a xlink:href="https://latex.org/forum/viewtopic.php?t=2014" office:target-frame-name="_top" xlink:show="replace">https://latex.org/forum/viewtopic.php?t=2014</text:a></text:p>
      <text:p text:style-name="Textbody"/>
      <text:h text:style-name="Heading1" text:outline-level="1"><text:bookmark-start text:name="__RefHeading__7323_1285978306"/><text:bookmark-start text:name="_Toc55983044"/><text:bookmark-start text:name="_Toc71557801"/>Mark<text:bookmark-end text:name="__RefHeading__7323_1285978306"/><text:bookmark-end text:name="_Toc55983044"/><text:bookmark-end text:name="_Toc71557801"/></text:h>
      <text:h text:style-name="Heading2" text:outline-level="2"><text:bookmark-start text:name="__RefHeading___Toc2123_935360623"/><text:bookmark-start text:name="_Toc55983045"/><text:bookmark-start text:name="_Toc71557802"/>Script<text:bookmark-end text:name="__RefHeading___Toc2123_935360623"/><text:bookmark-end text:name="_Toc55983045"/><text:bookmark-end text:name="_Toc71557802"/></text:h>
      <text:h text:style-name="Heading3" text:outline-level="3"><text:bookmark-start text:name="__RefHeading__5555_651921155"/><text:bookmark-start text:name="_Toc55983046"/><text:bookmark-start text:name="_Toc71557803"/>Above the character<text:bookmark-end text:name="__RefHeading__5555_651921155"/><text:bookmark-end text:name="_Toc55983046"/><text:bookmark-end text:name="_Toc71557803"/></text:h>
      <text:p text:style-name="Textbody">Horizontal line -- \bar{};</text:p>
      <text:p text:style-name="Textbody">Tilde -- $\tilde{}$, brack can be omited. For wide tilde, use \widetilde</text:p>
      <text:p text:style-name="Textbody">hat -- \hat{};</text:p>
      <text:h text:style-name="Heading3" text:outline-level="3"><text:bookmark-start text:name="__RefHeading__7333_1285978306"/><text:bookmark-start text:name="_Toc55983047"/><text:bookmark-start text:name="_Toc71557804"/>Superscript<text:bookmark-end text:name="__RefHeading__7333_1285978306"/><text:bookmark-end text:name="_Toc55983047"/><text:bookmark-end text:name="_Toc71557804"/></text:h>
      <text:p text:style-name="Textbody"><text:bookmark-start text:name="__RefHeading__7084_61507977"/>Superscript should be included in '$ $'.<text:bookmark-end text:name="__RefHeading__7084_61507977"/></text:p>
      <text:h text:style-name="Heading3" text:outline-level="3"><text:bookmark-start text:name="__RefHeading___Toc2172_1169335012"/><text:bookmark-start text:name="_Toc55983048"/><text:bookmark-start text:name="_Toc71557805"/><text:soft-page-break/>side with the character, Aug 3, 2018<text:bookmark-end text:name="__RefHeading___Toc2172_1169335012"/><text:bookmark-end text:name="_Toc55983048"/><text:bookmark-end text:name="_Toc71557805"/></text:h>
      <text:list text:style-name="LFO3" text:continue-numbering="true">
        <text:list-item>
          <text:p text:style-name="P272">'_'</text:p>
        </text:list-item>
      </text:list>
      <text:p text:style-name="PreformattedText"><text:span text:style-name="SourceText">\texttt{Samp\_Dist\_Corr}</text:span></text:p>
      <text:p text:style-name="Textbody">$\_$</text:p>
      <text:p text:style-name="Textbody"/>
      <text:h text:style-name="Heading2" text:outline-level="2"><text:bookmark-start text:name="__RefHeading___Toc2125_935360623"/><text:bookmark-start text:name="_Toc55983049"/><text:bookmark-start text:name="_Toc71557806"/>Spaces<text:bookmark-end text:name="__RefHeading___Toc2125_935360623"/><text:bookmark-end text:name="_Toc55983049"/><text:bookmark-end text:name="_Toc71557806"/></text:h>
      <text:p text:style-name="Textbody">Add space in the align, <text:s/>\quad</text:p>
      <text:h text:style-name="Heading2" text:outline-level="2"><text:bookmark-start text:name="__RefHeading__25370_977000749"/><text:bookmark-start text:name="_Toc55983050"/><text:bookmark-start text:name="_Toc71557807"/>bracket<text:bookmark-end text:name="__RefHeading__25370_977000749"/><text:bookmark-end text:name="_Toc55983050"/><text:bookmark-end text:name="_Toc71557807"/></text:h>
      <text:p text:style-name="Textbody">adjust the bracket size automatically</text:p>
      <text:p text:style-name="Textbody">replace<text:s/><text:span text:style-name="SourceText">(</text:span><text:s/>with<text:s/><text:span text:style-name="SourceText">\left(</text:span><text:s/>and<text:s/><text:span text:style-name="SourceText">)</text:span><text:s/>with<text:s/><text:span text:style-name="SourceText">\right)</text:span></text:p>
      <text:p text:style-name="Textbody"><text:a xlink:href="https://tex.stackexchange.com/questions/38868/big-parenthesis-in-an-equation" office:target-frame-name="_top" xlink:show="replace"><text:span text:style-name="SourceText">https://tex.stackexchange.com/questions/38868/big-parenthesis-in-an-equation</text:span></text:a></text:p>
      <text:p text:style-name="Textbody"/>
      <text:h text:style-name="Heading2" text:outline-level="2"><text:bookmark-start text:name="__RefHeading___Toc2127_935360623"/><text:bookmark-start text:name="_Toc55983051"/><text:bookmark-start text:name="_Toc71557808"/><text:span text:style-name="SourceText">Border around the text, July 31, 2018</text:span><text:bookmark-end text:name="__RefHeading___Toc2127_935360623"/><text:bookmark-end text:name="_Toc55983051"/><text:bookmark-end text:name="_Toc71557808"/></text:h>
      <text:h text:style-name="Heading3" text:outline-level="3"><text:bookmark-start text:name="__RefHeading___Toc2129_935360623"/><text:bookmark-start text:name="_Toc55983052"/><text:bookmark-start text:name="_Toc71557809"/><text:span text:style-name="SourceText">Black frame</text:span><text:bookmark-end text:name="__RefHeading___Toc2129_935360623"/><text:bookmark-end text:name="_Toc55983052"/><text:bookmark-end text:name="_Toc71557809"/></text:h>
      <text:p text:style-name="PreformattedText"><text:span text:style-name="SourceText">\noindent\fbox{%</text:span></text:p>
      <text:p text:style-name="PreformattedText"><text:span text:style-name="SourceText"><text:s text:c="4"/>\parbox{\textwi</text:span><text:span text:style-name="SourceText">dth}{%</text:span></text:p>
      <text:p text:style-name="PreformattedText"><text:span text:style-name="SourceText"><text:s text:c="8"/>The quick brown fox jumps right over the lazy dog. the quick brown fox jumps right over the lazy dog. the quick brown fox jumps right over the lazy dog. the quick brown fox jumps right over the lazy dog. the quick brown fox jumps right over<text:s/></text:span><text:span text:style-name="SourceText">the lazy dog. the quick brown fox jumps right over the lazy dog. the quick brown fox jumps right over the lazy dog. the quick brown fox jumps right over the lazy dog.</text:span></text:p>
      <text:p text:style-name="P273"><text:span text:style-name="SourceText"><text:s text:c="4"/>}%</text:span></text:p>
      <text:p text:style-name="P274"><text:span text:style-name="SourceText">}</text:span></text:p>
      <text:p text:style-name="P275"><text:a xlink:href="https://tex.stackexchange.com/questions/25903/how-to-put-a-long-piece-of-text-in-a-box" office:target-frame-name="_top" xlink:show="replace"><text:span text:style-name="SourceText">https://tex.stackexchange.com/questions/25903/how-to-put-a-long-piece-of-text-in-a-box</text:span></text:a></text:p>
      <text:p text:style-name="P276"><text:span text:style-name="SourceText">\framebox{...}, see</text:span></text:p>
      <text:p text:style-name="P277"><text:a xlink:href="https://tex.stackexchange.com/questions/120530/wrapping-text-inside-framebox" office:target-frame-name="_top" xlink:show="replace"><text:span text:style-name="SourceText">https://tex.stackexchange.com/questions/120530/wrapping-text-inside-framebox</text:span></text:a></text:p>
      <text:h text:style-name="Heading3" text:outline-level="3"><text:bookmark-start text:name="_Toc55983053"/><text:bookmark-start text:name="__RefHeading___Toc2131_935360623"/><text:bookmark-start text:name="_Toc71557810"/><text:span text:style-name="SourceText">colorful frame</text:span><text:bookmark-end text:name="_Toc55983053"/><text:bookmark-end text:name="_Toc71557810"/><text:s text:c="4"/><text:bookmark-end text:name="__RefHeading___Toc2131_935360623"/></text:h>
      <text:p text:style-name="P278">\noindent\fcolorbox{red}{white}{dkfj} <text:s text:c="3"/></text:p>
      <text:p text:style-name="P279"><text:a xlink:href="https://en.wikibooks.org/wiki/LaTeX/Colors" office:target-frame-name="_top" xlink:show="replace">https://en.wikibooks.org/wiki/LaTeX/Colors</text:a></text:p>
      <text:h text:style-name="Heading2" text:outline-level="2"><text:bookmark-start text:name="__RefHeading___Toc2320_739366316"/><text:bookmark-start text:name="_Toc55983054"/><text:bookmark-start text:name="_Toc71557811"/><text:span text:style-name="SourceText">boxes for equations, 31 Aug, 2018</text:span><text:bookmark-end text:name="__RefHeading___Toc2320_739366316"/><text:bookmark-end text:name="_Toc55983054"/><text:bookmark-end text:name="_Toc71557811"/></text:h>
      <text:h text:style-name="Heading3" text:outline-level="3"><text:bookmark-start text:name="__RefHeading___Toc2322_739366316"/><text:bookmark-start text:name="_Toc55983055"/><text:bookmark-start text:name="_Toc71557812"/><text:span text:style-name="SourceText">\boxed{...}</text:span><text:bookmark-end text:name="__RefHeading___Toc2322_739366316"/><text:bookmark-end text:name="_Toc55983055"/><text:bookmark-end text:name="_Toc71557812"/></text:h>
      <text:h text:style-name="Heading3" text:outline-level="3"><text:bookmark-start text:name="__RefHeading___Toc2324_739366316"/><text:bookmark-start text:name="_Toc55983056"/><text:bookmark-start text:name="_Toc71557813"/>Fancybox, 31 Aug, 2018<text:bookmark-end text:name="__RefHeading___Toc2324_739366316"/><text:bookmark-end text:name="_Toc55983056"/><text:bookmark-end text:name="_Toc71557813"/></text:h>
      <text:p text:style-name="Textbody">1.</text:p>
      <text:soft-page-break/>
      <text:p text:style-name="Textbody">create a fancybox.sty file, where the content is from the following link:</text:p>
      <text:p text:style-name="Textbody"><text:a xlink:href="https://mirror.hmc.edu/ctan/macros/latex/contrib/fancybox/fancybox.sty" office:target-frame-name="_top" xlink:show="replace">https://mirror.hmc.edu/ctan/macros/latex/contrib/fancybox/fancybox.sty</text:a></text:p>
      <text:p text:style-name="Textbody">2.</text:p>
      <text:p text:style-name="Textbody">add</text:p>
      <text:p text:style-name="Textbody">\usepackage{fancybox}</text:p>
      <text:p text:style-name="Textbody">in the main text</text:p>
      <text:p text:style-name="Textbody">3.</text:p>
      <text:p text:style-name="Textbody">use its functions, such as</text:p>
      <text:p text:style-name="Textbody">\shadowbox{xyz}</text:p>
      <text:p text:style-name="Textbody">Note that we need using $$ in the {} if the content includes special letters.</text:p>
      <text:p text:style-name="Textbody">A document introducing its functions can be found at</text:p>
      <text:p text:style-name="Textbody"><text:a xlink:href="https://mirror.hmc.edu/ctan/macros/latex/contrib/fancybox/fancybox-doc.pdf" office:target-frame-name="_top" xlink:show="replace">https://mirror.hmc.edu/ctan/macros/latex/contrib/fancybox/fancybox-doc.pdf</text:a></text:p>
      <text:h text:style-name="Heading3" text:outline-level="3"><text:bookmark-start text:name="__RefHeading___Toc10944_859433303"/><text:bookmark-start text:name="_Toc55983057"/><text:bookmark-start text:name="_Toc71557814"/>box for multiline equations, 2 Sep, 2018<text:bookmark-end text:name="__RefHeading___Toc10944_859433303"/><text:bookmark-end text:name="_Toc55983057"/><text:bookmark-end text:name="_Toc71557814"/></text:h>
      <text:p text:style-name="PreformattedText"><text:span text:style-name="SourceText">Method 1:</text:span></text:p>
      <text:p text:style-name="PreformattedText"/>
      <text:p text:style-name="PreformattedText"><text:span text:style-name="SourceText">\begin{subequations}</text:span></text:p>
      <text:p text:style-name="PreformattedText"><text:span text:style-name="SourceText">\begin{empheq}[box=\widefbox]{align}</text:span></text:p>
      <text:p text:style-name="PreformattedText"><text:span text:style-name="SourceText"><text:s text:c="2"/>\bar{\nabla}^{\mu} \bar{h}_{\mu\nu} &amp; = 0 \\</text:span></text:p>
      <text:p text:style-name="PreformattedText"><text:span text:style-name="SourceText"><text:s text:c="2"/>\bar{\nabla}^{\mu} \bar{h}_{\mu\nu} &amp; = 0</text:span></text:p>
      <text:p text:style-name="PreformattedText"><text:span text:style-name="SourceText">\end{empheq}</text:span></text:p>
      <text:p text:style-name="P280"><text:span text:style-name="SourceText">\end{su</text:span><text:span text:style-name="SourceText">bequations}</text:span></text:p>
      <text:p text:style-name="P281"><text:span text:style-name="SourceText">The parameter \widefbox can be changed to \fbox.</text:span></text:p>
      <text:p text:style-name="P282"><text:span text:style-name="SourceText">For subequations, this method is recommended.</text:span></text:p>
      <text:p text:style-name="Textbody"><text:a xlink:href="https://tex.stackexchange.com/questions/109900/how-can-i-box-multiple-aligned-equations" office:target-frame-name="_top" xlink:show="replace">https://tex.stackexchange.com/questions/109900/how-can-i-box-multiple-aligned-equations</text:a></text:p>
      <text:p text:style-name="Textbody">Method 2:</text:p>
      <text:p text:style-name="Textbody">\begin{equation}</text:p>
      <text:p text:style-name="Textbody"><text:s/>\boxed{</text:p>
      <text:p text:style-name="Textbody">\begin{align}</text:p>
      <text:p text:style-name="Textbody">\text{Find $u(x) \in H _D^1 (I)$ such that:} \\ <text:s/>- \int_{0}^{L} D(x) { u} _{ x } { \eta} _{ x } \; dx &amp;+ \int_{0}^{L} r(x)u(x)\eta(x) \; dx - [u(x) \eta_x] _0 ^L<text:s/>+ [\rho u(x) \eta(x)] _0 ^L \\ &amp;= \int_{0}^{1} f(x) \eta(x) \; dx - \left[ \eta(x) D(x){ u} _{ x } \right] _{0}^{L} - [u_0 \eta_x] _0 ^L + [\rho u_0 \eta(x)] _0 ^L \quad \forall \eta(x) \in H ^1 (I),</text:p>
      <text:p text:style-name="Textbody">\end{align}</text:p>
      <text:p text:style-name="Textbody">}</text:p>
      <text:p text:style-name="Textbody"><text:s/>\end{equation}</text:p>
      <text:p text:style-name="Textbody"/>
      <text:h text:style-name="Heading3" text:outline-level="3"><text:bookmark-start text:name="__RefHeading___Toc10946_859433303"/><text:bookmark-start text:name="_Toc55983058"/><text:bookmark-start text:name="_Toc71557815"/><text:soft-page-break/>tricky skills in<text:s/>alignment in equation, 6 Seq, 2018<text:bookmark-end text:name="__RefHeading___Toc10946_859433303"/><text:bookmark-end text:name="_Toc55983058"/><text:bookmark-end text:name="_Toc71557815"/></text:h>
      <text:p text:style-name="Textbody">Use '&amp;' to align and '~' to change the indention.</text:p>
      <text:p text:style-name="Textbody">For example:</text:p>
      <text:p text:style-name="Textbody">\begin{equation}</text:p>
      <text:p text:style-name="Textbody"><text:s/>\boxed{</text:p>
      <text:p text:style-name="Textbody">\begin{align}</text:p>
      <text:p text:style-name="Textbody"><text:s/>&amp;Weak form 2 ~~~~~~~~~\\</text:p>
      <text:p text:style-name="Textbody"><text:s/>&amp;\text{Find } u(x) \in H _D^1 (I) \text{ such that:}\\</text:p>
      <text:p text:style-name="Textbody"><text:s/>&amp; ~~~~~~ - \int_{0}^{L} D(x) { u}<text:s/>_{ x } { \eta} _{ x } \; dx + \int_{0}^{L} r(x)u(x)\eta(x) \; dx - [u(x) \eta_x] _0 ^L + [\rho u(x) \eta(x)] _0 ^L \\</text:p>
      <text:p text:style-name="Textbody"><text:s/>&amp; ~~~~~~~~~~~~~~~~~~~~~~~~~~~~~~~~~~~~~= \int_{0}^{1} f(x) \eta(x) \; dx - \left[ \eta(x) D(x){ u} _{ x } \right] _{0}^{L} - [u_0 \eta_x]<text:s/>_0 ^L + [\rho u_0 \eta(x)] _0 ^L \qquad \forall \eta(x) \in H ^1 (I), \\</text:p>
      <text:p text:style-name="Textbody"><text:s/>&amp;\text{where } \rho \text{ is a } \text{\textcolor{red}{positive}} \text{ constant}.</text:p>
      <text:p text:style-name="Textbody"><text:s text:c="2"/>\end{align}<text:tab/>\label{1D_general_SM_weak_form_weak_Diri}</text:p>
      <text:p text:style-name="Textbody">}</text:p>
      <text:p text:style-name="Textbody"><text:s/>\end{equation}</text:p>
      <text:p text:style-name="Textbody"/>
      <text:p text:style-name="Textbody">a more complicated case:</text:p>
      <text:p text:style-name="Textbody"><text:s/></text:p>
      <text:p text:style-name="Textbody">\begin{equation}</text:p>
      <text:p text:style-name="Textbody"><text:s/>\boxed{</text:p>
      <text:p text:style-name="Textbody">\begin{align}</text:p>
      <text:p text:style-name="Textbody"><text:s text:c="2"/>&amp;[x \mapsto s]x &amp;&amp;= s &amp;&amp; \\</text:p>
      <text:p text:style-name="Textbody"><text:s text:c="2"/>&amp;[x \mapsto s]y &amp;&amp;= y \qquad &amp;&amp;\text{als } y\neq x \\</text:p>
      <text:p text:style-name="Textbody"><text:s text:c="2"/>&amp;[x \mapsto s](\lambda(y)t_1) &amp;&amp;= \lambda(y)[x \mapsto s]t_1 \qquad &amp;&amp;\text{als } y \neq x \text{ en <text:s text:c="2"/>} y \not \in FV(s)<text:s/>\\</text:p>
      <text:p text:style-name="Textbody"><text:s text:c="2"/>&amp;[x \mapsto s](t_1 \; t_2)&amp;&amp;= ([x \mapsto s]t_1)\;([x \mapsto s]t_2) &amp;&amp;</text:p>
      <text:p text:style-name="Textbody"><text:s text:c="2"/>\end{align}<text:tab/>\label{1D_general_SM_weak_form_weak_Diri}</text:p>
      <text:p text:style-name="Textbody">}</text:p>
      <text:p text:style-name="Textbody"><text:s/>\end{equation}</text:p>
      <text:p text:style-name="Textbody"><text:a xlink:href="https://tex.stackexchange.com/questions/56627/multiple-alignment" office:target-frame-name="_top" xlink:show="replace">https://tex.stackexchange.com/questions/56627/multiple-alignment</text:a></text:p>
      <text:p text:style-name="Textbody"/>
      <text:p text:style-name="Textbody"/>
      <text:h text:style-name="Heading2" text:outline-level="2"><text:bookmark-start text:name="__RefHeading___Toc2326_739366316"/><text:bookmark-start text:name="_Toc55983059"/><text:bookmark-start text:name="_Toc71557816"/><text:soft-page-break/>Font<text:bookmark-end text:name="__RefHeading___Toc2326_739366316"/><text:bookmark-end text:name="_Toc55983059"/><text:bookmark-end text:name="_Toc71557816"/></text:h>
      <text:h text:style-name="Heading3" text:outline-level="3"><text:bookmark-start text:name="__RefHeading___Toc9490_2027009697"/><text:a xlink:href="https://tex.stackexchange.com/questions/253080/why-am-i-getting-a-double-subscript-error" office:target-frame-name="_top" xlink:show="replace"><text:bookmark-start text:name="_Toc55983060"/><text:bookmark-start text:name="_Toc71557817"/>Why am I getting a double subscript error?<text:bookmark-end text:name="_Toc55983060"/><text:bookmark-end text:name="_Toc71557817"/></text:a><text:bookmark-end text:name="__RefHeading___Toc9490_2027009697"/></text:h>
      <text:p text:style-name="PreformattedText">1.</text:p>
      <text:p text:style-name="PreformattedText">The problem location</text:p>
      <text:p text:style-name="PreformattedText"><text:span text:style-name="SourceText">${\hat a_b}_c$</text:span></text:p>
      <text:p text:style-name="PreformattedText"><text:span text:style-name="SourceText">2.</text:span></text:p>
      <text:p text:style-name="PreformattedText"><text:span text:style-name="SourceText">solution: adding a pair of brackets.</text:span></text:p>
      <text:p text:style-name="PreformattedText"><text:span text:style-name="SourceText">$(\hat{a}_b)_c$</text:span></text:p>
      <text:p text:style-name="Textbody"><text:a xlink:href="https://tex.stackexchange.com/questions/253080/why-am-i-getting-a-double-subscript-error" office:target-frame-name="_top" xlink:show="replace"><text:span text:style-name="SourceText">https://te</text:span><text:span text:style-name="SourceText">x.stackexchange.com/questions/253080/why-am-i-getting-a-double-subscript-error</text:span></text:a></text:p>
      <text:h text:style-name="Heading3" text:outline-level="3"><text:bookmark-start text:name="__RefHeading__7918_554106070"/><text:bookmark-start text:name="_Toc55983061"/><text:bookmark-start text:name="_Toc71557818"/>Bold font<text:bookmark-end text:name="__RefHeading__7918_554106070"/><text:bookmark-end text:name="_Toc55983061"/><text:bookmark-end text:name="_Toc71557818"/></text:h>
      <text:p text:style-name="Textbody">\textbf – text bold font;</text:p>
      <text:p text:style-name="Textbody">\mathbf – math character boldface.</text:p>
      <text:h text:style-name="Heading3" text:outline-level="3"><text:bookmark-start text:name="__RefHeading___Toc1721_173732848"/><text:bookmark-start text:name="_Toc55983062"/><text:bookmark-start text:name="_Toc71557819"/>Font color, 6-7-2018<text:bookmark-end text:name="__RefHeading___Toc1721_173732848"/><text:bookmark-end text:name="_Toc55983062"/><text:bookmark-end text:name="_Toc71557819"/></text:h>
      <text:p text:style-name="PreformattedText"/>
      <text:p text:style-name="PreformattedText">\usepackage[dvipsnames]{xcolor}</text:p>
      <text:p text:style-name="PreformattedText">\textcolor{red}{First item}</text:p>
      <text:p text:style-name="Textbody"><text:a xlink:href="https://www.sharelatex.com/learn/Using_colours_in_LaTeX" office:target-frame-name="_top" xlink:show="replace">https://www.sharelatex.com/learn/Using_colours_in_LaTeX</text:a></text:p>
      <text:h text:style-name="Heading2" text:outline-level="2"><text:bookmark-start text:name="__RefHeading___Toc2328_739366316"/><text:bookmark-start text:name="_Toc55983063"/><text:bookmark-start text:name="_Toc71557820"/>strike out a sentence or emphasize<text:bookmark-end text:name="__RefHeading___Toc2328_739366316"/><text:bookmark-end text:name="_Toc55983063"/><text:bookmark-end text:name="_Toc71557820"/></text:h>
      <text:h text:style-name="Heading3" text:outline-level="3"><text:bookmark-start text:name="__RefHeading___Toc10232_1319332056"/><text:bookmark-start text:name="_Toc55983064"/><text:bookmark-start text:name="_Toc71557821"/>Strike out a sentence, 14 Aug, 2018<text:bookmark-end text:name="__RefHeading___Toc10232_1319332056"/><text:bookmark-end text:name="_Toc55983064"/><text:bookmark-end text:name="_Toc71557821"/></text:h>
      <text:p text:style-name="PreformattedText"><text:span text:style-name="SourceText">\usepackage{soul}</text:span></text:p>
      <text:p text:style-name="P283"><text:span text:style-name="SourceText">\st{Hello world}</text:span></text:p>
      <text:p text:style-name="Textbody"><text:a xlink:href="https://tex.stackexchange.com/questions/23711/strikethrough-text" office:target-frame-name="_top" xlink:show="replace">https://tex.stackexchange.com/questions/23711/strikethrough-text</text:a></text:p>
      <text:h text:style-name="Heading3" text:outline-level="3"><text:bookmark-start text:name="__RefHeading___Toc2330_739366316"/><text:bookmark-start text:name="_Toc55983065"/><text:bookmark-start text:name="_Toc71557822"/><text:span text:style-name="SourceText">ulem package, underlining for emphasis, 29 Aug, 2018</text:span><text:bookmark-end text:name="__RefHeading___Toc2330_739366316"/><text:bookmark-end text:name="_Toc55983065"/><text:bookmark-end text:name="_Toc71557822"/></text:h>
      <text:p text:style-name="Textbody"/>
      <text:p text:style-name="Textbody"><text:a xlink:href="http://texdoc.net/texmf-dist/doc/generic/ulem/ulem.pdf" office:target-frame-name="_top" xlink:show="replace"><text:span text:style-name="SourceText">http://texdoc.net/texmf-dist/doc/generic/ulem/ulem.pdf</text:span></text:a></text:p>
      <text:p text:style-name="Textbody"/>
      <text:h text:style-name="Heading1" text:outline-level="1"><text:bookmark-start text:name="__RefHeading__7318_1285978306"/><text:bookmark-start text:name="_Toc55983066"/><text:bookmark-start text:name="_Toc71557823"/>Table<text:bookmark-end text:name="__RefHeading__7318_1285978306"/><text:bookmark-end text:name="_Toc55983066"/><text:bookmark-end text:name="_Toc71557823"/></text:h>
      <text:h text:style-name="Heading2" text:outline-level="2"><text:bookmark-start text:name="__RefHeading___Toc4130_851371817"/><text:bookmark-start text:name="_Toc55983067"/><text:bookmark-start text:name="_Toc71557824"/>Number type in a table<text:bookmark-end text:name="__RefHeading___Toc4130_851371817"/><text:bookmark-end text:name="_Toc55983067"/><text:bookmark-end text:name="_Toc71557824"/></text:h>
      <text:h text:style-name="Heading3" text:outline-level="3"><text:bookmark-start text:name="__RefHeading___Toc4132_851371817"/><text:bookmark-start text:name="_Toc55983068"/><text:bookmark-start text:name="_Toc71557825"/>Set the number of decimals, Oct. 23, 2018<text:bookmark-end text:name="__RefHeading___Toc4132_851371817"/><text:bookmark-end text:name="_Toc55983068"/><text:bookmark-end text:name="_Toc71557825"/></text:h>
      <text:p text:style-name="Textbody">% \begin{table}[h]</text:p>
      <text:p text:style-name="Textbody">% \caption [sss] {$L_2$ norm of $u$, $u'$ and $u''$ for different right-hand-sides (only for the data of $f(x)=-e^{\frac{{- (x-1/2)^2}}{c}} \left(\frac{4x^2 - 4x +1 -2c}{c^2} \right)$) \textcolor{cyan}{[from Maple]}}</text:p>
      <text:p text:style-name="Textbody">% \centering</text:p>
      <text:p text:style-name="Textbody">% <text:s text:c="2"/>\npthousandsep{,}</text:p>
      <text:p text:style-name="Textbody">% <text:s text:c="2"/>\npdecimalsign{.}</text:p>
      <text:soft-page-break/>
      <text:p text:style-name="Textbody">% <text:s text:c="2"/>\nprounddigits{2}</text:p>
      <text:p text:style-name="Textbody">% \begin{spreadtab}{{tabular}{|l|l|l|l|l|l|r|c|}} <text:s text:c="2"/>\hline</text:p>
      <text:p text:style-name="Textbody">% @{$10^{-3}$}&amp; 0.1990810714 &amp; 6.295496246 &amp; 344.8185304 &amp; 0.0003 &amp; <text:s/>&amp; <text:s/>&amp; \\\hline</text:p>
      <text:p text:style-name="Textbody">% \end{spreadtab}</text:p>
      <text:p text:style-name="Textbody">% \end{table}</text:p>
      <text:h text:style-name="Heading2" text:outline-level="2"><text:bookmark-start text:name="__RefHeading__5557_651921155"/><text:bookmark-start text:name="_Toc55983069"/><text:bookmark-start text:name="_Toc71557826"/>make a table move some distance to the left<text:bookmark-end text:name="__RefHeading__5557_651921155"/><text:bookmark-end text:name="_Toc55983069"/><text:bookmark-end text:name="_Toc71557826"/></text:h>
      <text:p text:style-name="PreformattedText"><text:span text:style-name="SourceText">\hspace*{-6cm}</text:span></text:p>
      <text:p text:style-name="PreformattedText"><text:a xlink:href="https://latex.org/forum/viewtopic.php?t=15090" office:target-frame-name="_top" xlink:show="replace"><text:span text:style-name="SourceText">https://latex.org/forum/viewtopic.php?t=15090</text:span></text:a></text:p>
      <text:p text:style-name="PreformattedText"/>
      <text:h text:style-name="Heading2" text:outline-level="2"><text:bookmark-start text:name="__RefHeading___Toc10948_859433303"/><text:bookmark-start text:name="_Toc55983070"/><text:bookmark-start text:name="_Toc71557827"/>cell in table<text:bookmark-end text:name="__RefHeading___Toc10948_859433303"/><text:bookmark-end text:name="_Toc55983070"/><text:bookmark-end text:name="_Toc71557827"/></text:h>
      <text:h text:style-name="Heading3" text:outline-level="3"><text:bookmark-start text:name="__RefHeading__68_654355941"/><text:bookmark-start text:name="_Toc55983071"/><text:bookmark-start text:name="_Toc71557828"/>add a line break in a cell of a table (wrap in a cell)<text:bookmark-end text:name="__RefHeading__68_654355941"/><text:bookmark-end text:name="_Toc55983071"/><text:bookmark-end text:name="_Toc71557828"/></text:h>
      <text:p text:style-name="PreformattedText"/>
      <text:p text:style-name="Textbody"><text:bookmark-start text:name="__RefHeading___Toc1726_173732848"/><text:span text:style-name="SourceText">Method 1</text:span><text:bookmark-end text:name="__RefHeading___Toc1726_173732848"/></text:p>
      <text:p text:style-name="PreformattedText"><text:span text:style-name="SourceText">\usepackage{makecell}</text:span></text:p>
      <text:p text:style-name="PreformattedText"/>
      <text:p text:style-name="PreformattedText"><text:span text:style-name="SourceText">Some text &amp; <text:s/>\makecell{Some really \\ longer text} <text:s/>&amp; Text text tex</text:span><text:span text:style-name="SourceText">t <text:s/>\\</text:span></text:p>
      <text:p text:style-name="P284"><text:span text:style-name="SourceText">\hline</text:span></text:p>
      <text:p text:style-name="P285"/>
      <text:p text:style-name="P286"><text:span text:style-name="SourceText">left aligned</text:span></text:p>
      <text:p text:style-name="P287"><text:span text:style-name="SourceText">\makecell[l]{…}</text:span></text:p>
      <text:p text:style-name="P288"><text:a xlink:href="https://tex.stackexchange.com/questions/281571/how-to-left-align-text-in-a-table-with-makecell" office:target-frame-name="_top" xlink:show="replace"><text:span text:style-name="SourceText">https://tex.stackexchange.com/questions/281571/how-to-left-align-text-in-a-table-with-makecell</text:span></text:a></text:p>
      <text:p text:style-name="P289"/>
      <text:p text:style-name="Textbody"><text:bookmark-start text:name="__RefHeading___Toc1728_173732848"/><text:span text:style-name="SourceText">method 2, custom definition with fixed width, 14-7</text:span><text:span text:style-name="SourceText">-18</text:span><text:bookmark-end text:name="__RefHeading___Toc1728_173732848"/></text:p>
      <text:p text:style-name="P290"><text:span text:style-name="SourceText">\usepackage{array}</text:span></text:p>
      <text:p text:style-name="P291"><text:span text:style-name="SourceText">\newcolumntype{L}{&gt;{\centering\arraybackslash}m{3cm}}</text:span></text:p>
      <text:p text:style-name="P292"><text:a xlink:href="https://tex.stackexchange.com/questions/54069/table-with-text-wrapping" office:target-frame-name="_top" xlink:show="replace"><text:span text:style-name="SourceText">https://tex.stackexchange.com/questions/54069/table-with-text-wrapping</text:span></text:a></text:p>
      <text:p text:style-name="Textbody"><text:bookmark-start text:name="__RefHeading___Toc1730_173732848"/><text:span text:style-name="SourceText">method 3, custom def</text:span><text:span text:style-name="SourceText">inition with flexible width, 15-7-18</text:span><text:bookmark-end text:name="__RefHeading___Toc1730_173732848"/></text:p>
      <text:p text:style-name="PreformattedText"><text:span text:style-name="SourceText">\usepackage{array}</text:span></text:p>
      <text:p text:style-name="PreformattedText"><text:span text:style-name="SourceText">\newcolumntype{L}[1]{&gt;{\raggedright\let\newline\\\arraybackslash\hspace{0pt}}m{#1}}</text:span></text:p>
      <text:p text:style-name="PreformattedText"><text:span text:style-name="SourceText">\newcolumntype{C}[1]{&gt;{\centering\let\newline\\\arraybackslash\hspace{0pt}}m{#1}}</text:span></text:p>
      <text:p text:style-name="P293"><text:span text:style-name="SourceText">\newcolumntype{R}[1]{&gt;{\raggedleft\let\newline\\\arraybackslash\hspace{0pt}}m{#1}}</text:span></text:p>
      <text:p text:style-name="P294"><text:a xlink:href="https://tex.stackexchange.com/questions/12703/how-to-create-fixed-width-table-columns-with-text-raggedright-centered-raggedlef" office:target-frame-name="_top" xlink:show="replace"><text:span text:style-name="SourceText">https://tex.stackexchange.com</text:span><text:span text:style-name="SourceText">/questions/12703/how-to-create-fixed-width-table-</text:span></text:a><text:a xlink:href="https://tex.stackexchange.com/questions/12703/how-to-create-fixed-width-table-columns-with-text-raggedright-centered-raggedlef" office:target-frame-name="_top" xlink:show="replace"><text:span text:style-name="SourceText">columns-with-text-raggedright-centered-raggedlef</text:span></text:a></text:p>
      <text:p text:style-name="Textbody"><text:bookmark-start text:name="__RefHeading___Toc2336_739366316"/><text:soft-page-break/>method4, using<text:s/>\pbox, create a new line in a cell automatically<text:bookmark-end text:name="__RefHeading___Toc2336_739366316"/></text:p>
      <text:p text:style-name="PreformattedText"><text:span text:style-name="SourceText">\usepackage{pbox}</text:span></text:p>
      <text:p text:style-name="PreformattedText"><text:span text:style-name="SourceText">\pbox{20cm}{This is the first \\ cell}</text:span></text:p>
      <text:p text:style-name="Textbody"><text:a xlink:href="https://tex.stackexchange.com/questions/2441/how-to-add-a-forced-line-break-inside-a-table-cell" office:target-frame-name="_top" xlink:show="replace">https://tex.stackexchange.com/questions/2441/how-to-add-a-forced-line-break-inside-a-table-cell</text:a></text:p>
      <text:p text:style-name="P295"><text:span text:style-name="SourceText">color a cell, 8 Sep, 2018</text:span></text:p>
      <text:p text:style-name="P296"><text:span text:style-name="SourceText">\usepackage{colortbl}</text:span></text:p>
      <text:p text:style-name="P297"><text:span text:style-name="SourceText">\cellcolor{blue!25}cellcontent</text:span></text:p>
      <text:p text:style-name="P298"><text:a xlink:href="https://texblog.org/2011/04/19/highlight-table-rowscolumns-with-color/" office:target-frame-name="_top" xlink:show="replace"><text:span text:style-name="SourceText">https://texblog.org/2011/04/1</text:span><text:span text:style-name="SourceText">9/highlight-table-rowscolumns-with-color/</text:span></text:a></text:p>
      <text:p text:style-name="P299"><text:span text:style-name="SourceText">method 5</text:span></text:p>
      <text:p text:style-name="P300"><text:span text:style-name="SourceText">Use p{width}:</text:span></text:p>
      <text:p text:style-name="P301"><text:span text:style-name="SourceText">\begin{tabular}{|p{1cm}|p{3cm}|}</text:span></text:p>
      <text:p text:style-name="P302"><text:span text:style-name="SourceText"><text:s text:c="2"/>This text will be wrapped &amp; Some more text \\</text:span></text:p>
      <text:p text:style-name="P303"><text:span text:style-name="SourceText">\end{tabular}</text:span></text:p>
      <text:p text:style-name="P304"><text:a xlink:href="https://stackoverflow.com/questions/790932/how-to-wrap-text-in-latex-tables" office:target-frame-name="_top" xlink:show="replace"><text:span text:style-name="SourceText">https://stackoverflow.com/questions/790932/how-to-wrap-text-in-latex-tables</text:span></text:a></text:p>
      <text:p text:style-name="P305"/>
      <text:p text:style-name="P306"/>
      <text:h text:style-name="Heading3" text:outline-level="3"><text:bookmark-start text:name="__RefHeading___Toc10096_1833706018"/><text:bookmark-start text:name="_Toc55983072"/><text:bookmark-start text:name="_Toc71557829"/><text:span text:style-name="SourceText">footnote of the caption, Sep 9, 2018</text:span><text:bookmark-end text:name="__RefHeading___Toc10096_1833706018"/><text:bookmark-end text:name="_Toc55983072"/><text:bookmark-end text:name="_Toc71557829"/></text:h>
      <text:p text:style-name="Textbody"><text:span text:style-name="SourceText">1.</text:span></text:p>
      <text:p text:style-name="Textbody"><text:span text:style-name="SourceText">in the caption,</text:span></text:p>
      <text:p text:style-name="Textbody"><text:span text:style-name="SourceText">\caption [necessary and arbitra</text:span><text:span text:style-name="SourceText">ry] {Settings of the Poisson, diffusion and Helmholtz equations \footnotemark}</text:span></text:p>
      <text:p text:style-name="Textbody"><text:span text:style-name="SourceText">2.</text:span></text:p>
      <text:p text:style-name="Textbody"><text:span text:style-name="SourceText">the footnote content is followed</text:span></text:p>
      <text:p text:style-name="Textbody"><text:span text:style-name="SourceText">\footnotetext{For specific values of the coefficients in the ``Holmholtz'' equation, see Table \textcolor{cyan}{[Not determined]}}</text:span></text:p>
      <text:p text:style-name="P307"><text:a xlink:href="https://texfaq.org/FAQ-ftncapt" office:target-frame-name="_top" xlink:show="replace"><text:span text:style-name="SourceText">https://texfaq.org/FAQ-ftncapt</text:span></text:a></text:p>
      <text:p text:style-name="P308"><text:span text:style-name="SourceText">Alternative ways:</text:span></text:p>
      <text:p text:style-name="P309"><text:span text:style-name="SourceText">1.</text:span></text:p>
      <text:p text:style-name="P310"><text:span text:style-name="SourceText">'*' superscript</text:span></text:p>
      <text:soft-page-break/>
      <text:p text:style-name="P311"><text:span text:style-name="SourceText">% \textsuperscript{*}</text:span></text:p>
      <text:p text:style-name="P312"><text:span text:style-name="SourceText">% \textsuperscript{*} for specific values of the coefficients in the ``Holmholtz'' equation, see Table \textcolor{cyan}{[Not det</text:span><text:span text:style-name="SourceText">ermined]}.</text:span></text:p>
      <text:p text:style-name="P313"/>
      <text:h text:style-name="Heading3" text:outline-level="3"><text:bookmark-start text:name="__RefHeading___Toc5539_822905451"/><text:bookmark-start text:name="_Toc55983073"/><text:bookmark-start text:name="_Toc71557830"/><text:span text:style-name="SourceText">Footnote of symbol, Nov. 25, 2018</text:span><text:bookmark-end text:name="__RefHeading___Toc5539_822905451"/><text:bookmark-end text:name="_Toc55983073"/><text:bookmark-end text:name="_Toc71557830"/></text:h>
      <text:p text:style-name="PreformattedText"><text:span text:style-name="SourceText">\usepackage[symbol]{footmisc}</text:span></text:p>
      <text:p text:style-name="PreformattedText"/>
      <text:p text:style-name="PreformattedText"><text:span text:style-name="SourceText">\renewcommand{\thefootnote}{\fnsymbol{footnote}}</text:span></text:p>
      <text:p text:style-name="P314"><text:span text:style-name="SourceText">\footnote[num]{text}</text:span></text:p>
      <text:p text:style-name="Textbody">instead of<text:s/><text:span text:style-name="SourceText">num</text:span><text:s/>you can put the number of the symbol you like:</text:p>
      <text:p text:style-name="PreformattedText"><text:span text:style-name="SourceText">1 <text:s text:c="2"/>asterisk <text:s text:c="3"/>* <text:s text:c="2"/>2 <text:s text:c="2"/>dagger <text:s/>† <text:s text:c="2"/>3 <text:s text:c="2"/>double<text:s/></text:span><text:span text:style-name="SourceText">dagger <text:s text:c="2"/>‡</text:span></text:p>
      <text:p text:style-name="PreformattedText"><text:span text:style-name="SourceText">4 <text:s text:c="2"/>section symbol <text:s/>§ <text:s text:c="2"/>5 <text:s text:c="2"/>paragraph <text:s text:c="2"/>¶ <text:s text:c="2"/>6 <text:s text:c="2"/>parallel lines <text:s/>\\</text:span></text:p>
      <text:p text:style-name="P315"><text:span text:style-name="SourceText">7 <text:s text:c="2"/>two asterisks <text:s text:c="2"/>** <text:s/>8 <text:s text:c="2"/>two daggers †† <text:s/>9 <text:s text:c="2"/>two double daggers <text:s/>‡‡</text:span></text:p>
      <text:p text:style-name="Textbody"/>
      <text:p text:style-name="Textbody"><text:a xlink:href="https://tex.stackexchange.com/questions/826/symbols-instead-of-numbers-as-footnote-markers" office:target-frame-name="_top" xlink:show="replace"><text:span text:style-name="SourceText">https://tex.stackexchange.com/questions/826/symbols-instead-of-numbers-as-footnote-markers</text:span></text:a></text:p>
      <text:p text:style-name="Textbody"/>
      <text:p text:style-name="Textbody"><text:span text:style-name="SourceText">This only works in an abstract.</text:span></text:p>
      <text:p text:style-name="P316"/>
      <text:h text:style-name="Heading3" text:outline-level="3"><text:bookmark-start text:name="__RefHeading___Toc2913_140046482"/><text:bookmark-start text:name="_Toc55983074"/><text:bookmark-start text:name="_Toc71557831"/><text:span text:style-name="SourceText">Independent alignment ins</text:span><text:span text:style-name="SourceText">ide a cell, Nov. 18, 2018</text:span><text:bookmark-end text:name="__RefHeading___Toc2913_140046482"/><text:bookmark-end text:name="_Toc55983074"/><text:bookmark-end text:name="_Toc71557831"/></text:h>
      <text:p text:style-name="P317"><text:span text:style-name="SourceText">\multicolumn{1}{|r|}{Item3}</text:span></text:p>
      <text:p text:style-name="P318"><text:a xlink:href="https://tex.stackexchange.com/questions/47675/change-align-of-a-single-cell-in-tabular" office:target-frame-name="_top" xlink:show="replace"><text:span text:style-name="SourceText">https://tex.stackexchange.com/questions/47675/change-align-of-a-single-cell-in-tabular</text:span></text:a></text:p>
      <text:p text:style-name="P319"/>
      <text:p text:style-name="Textbody"/>
      <text:h text:style-name="Heading3" text:outline-level="3"><text:bookmark-start text:name="__RefHeading___Toc2707_744078296"/><text:bookmark-start text:name="_Toc55983078"/><text:bookmark-start text:name="_Toc71557832"/><text:span text:style-name="SourceText">wrap inside a multirow environment, Oct. 4, 2018</text:span><text:bookmark-end text:name="__RefHeading___Toc2707_744078296"/><text:bookmark-end text:name="_Toc55983078"/><text:bookmark-end text:name="_Toc71557832"/></text:h>
      <text:p text:style-name="PreformattedText"><text:span text:style-name="SourceText">\multirow{2}{2cm}{\centering looooooong cell}}</text:span></text:p>
      <text:p text:style-name="Textbody"><text:a xlink:href="https://tex.stackexchange.com/questions/60884/text-wrapping-in-multirow-columns" office:target-frame-name="_top" xlink:show="replace"><text:span text:style-name="SourceText">https://tex.stackexchange.com/questions/60884/text-wrapping-in-multirow-columns</text:span></text:a></text:p>
      <text:h text:style-name="Heading3" text:outline-level="3"><text:bookmark-start text:name="__RefHeading___Toc18935_533666602"/><text:bookmark-start text:name="_Toc55983080"/><text:bookmark-start text:name="_Toc71557833"/>colorize<text:s/>one row of a table, May 14, 2019<text:bookmark-end text:name="__RefHeading___Toc18935_533666602"/><text:bookmark-end text:name="_Toc55983080"/><text:bookmark-end text:name="_Toc71557833"/></text:h>
      <text:p text:style-name="Textbody"><text:a xlink:href="https://tex.stackexchange.com/questions/26360/how-to-color-the-font-of-a-single-row-in-a-table?answertab=oldest#tab-top" office:target-frame-name="_top" xlink:show="replace">https://tex.stackexchange.com/questions/26360/how-to-color-the-font-of-a-single-row-in-a-table?answertab=oldest#tab-top</text:a></text:p>
      <text:p text:style-name="Textbody"/>
      <text:h text:style-name="Heading1" text:outline-level="1"><text:bookmark-start text:name="__RefHeading__378_43307517"/><text:bookmark-start text:name="_Toc55983081"/><text:bookmark-start text:name="_Toc71557834"/><text:soft-page-break/>Equations<text:bookmark-end text:name="__RefHeading__378_43307517"/><text:bookmark-end text:name="_Toc55983081"/><text:bookmark-end text:name="_Toc71557834"/></text:h>
      <text:h text:style-name="Heading2" text:outline-level="2"><text:bookmark-start text:name="__RefHeading___Toc5451_442779157"/><text:bookmark-start text:name="_Toc55983082"/><text:bookmark-start text:name="_Toc71557835"/><text:span text:style-name="SourceText">Multiple lines</text:span><text:bookmark-end text:name="__RefHeading___Toc5451_442779157"/><text:bookmark-end text:name="_Toc55983082"/><text:bookmark-end text:name="_Toc71557835"/></text:h>
      <text:h text:style-name="Heading3" text:outline-level="3"><text:bookmark-start text:name="__RefHeading___Toc3153_739366316"/><text:span text:style-name="SourceText"><text:s/></text:span><text:bookmark-start text:name="_Toc55983083"/><text:bookmark-start text:name="_Toc71557836"/><text:span text:style-name="SourceText">with one order, 18-7-2018</text:span><text:bookmark-end text:name="__RefHeading___Toc3153_739366316"/><text:bookmark-end text:name="_Toc55983083"/><text:bookmark-end text:name="_Toc71557836"/></text:h>
      <text:p text:style-name="P320"><text:span text:style-name="SourceText">Method1: Use split:</text:span></text:p>
      <text:p text:style-name="P321"><text:span text:style-name="SourceText">\begin{equation}</text:span></text:p>
      <text:p text:style-name="PreformattedText"><text:span text:style-name="SourceText">\begin{split}</text:span></text:p>
      <text:p text:style-name="PreformattedText"><text:span text:style-name="SourceText">1+2+3+4+8x+7 &amp; =1+2+3+4+4x+35 \\</text:span></text:p>
      <text:p text:style-name="PreformattedText"><text:span text:style-name="SourceText">&amp; \Rightarrow x=7</text:span></text:p>
      <text:p text:style-name="PreformattedText"><text:span text:style-name="SourceText">\end{split}</text:span></text:p>
      <text:p text:style-name="P322"><text:span text:style-name="SourceText">\end{equation}</text:span></text:p>
      <text:p text:style-name="P323"><text:a xlink:href="https://tex.stackexchange.com/questions/3782/how-can-i-split-an-equation-over-two-or-more-lines" office:target-frame-name="_top" xlink:show="replace"><text:span text:style-name="SourceText">https://tex.stackexchange.com/questions/3782/how-can-i-split-an-equation-over-two-or-more-lines</text:span></text:a></text:p>
      <text:p text:style-name="Contents1"><text:span text:style-name="SourceText">Method2:<text:s/></text:span>\notag\\</text:p>
      <text:p text:style-name="Contents1"><text:a xlink:href="https://tex.stackexchange.com/questions/237815/aligning-equations-with-two-equal-signs" office:target-frame-name="_top" xlink:show="replace">https://tex.stackexchange.com/questions/237815/aligning-equations-with-two-equal-signs</text:a></text:p>
      <text:p text:style-name="Contents1"/>
      <text:p text:style-name="Contents1">successful application in subequations, 29 Aug, 2018. Congratulations!</text:p>
      <text:p text:style-name="Contents1"/>
      <text:p text:style-name="Contents1">Note that use of \notag\\ needs to be in the 'align' environment. For example, in one<text:s/>single equation, we do as follows</text:p>
      <text:p text:style-name="Contents1"/>
      <text:p text:style-name="Contents1">\begin{equation}</text:p>
      <text:p text:style-name="Contents1">\begin{align}</text:p>
      <text:p text:style-name="Contents1">first line \notag\\ second line</text:p>
      <text:p text:style-name="Contents1">\end{align}</text:p>
      <text:p text:style-name="Contents1"><text:s/>\end{equation}</text:p>
      <text:p text:style-name="Contents1"/>
      <text:p text:style-name="Contents1">in which case there are two lines, but without a number.</text:p>
      <text:h text:style-name="Heading3" text:outline-level="3"><text:bookmark-start text:name="__RefHeading___Toc3155_739366316"/><text:bookmark-start text:name="_Toc55983084"/><text:bookmark-start text:name="_Toc71557837"/>Without one order<text:bookmark-end text:name="__RefHeading___Toc3155_739366316"/><text:bookmark-end text:name="_Toc55983084"/><text:bookmark-end text:name="_Toc71557837"/></text:h>
      <text:p text:style-name="Contents1"><text:s/>we need to use \begin{align*} ..<text:s/>\end{align*}</text:p>
      <text:p text:style-name="Contents1"/>
      <text:p text:style-name="PreformattedText"><text:span text:style-name="SourceText">% if no alignment is needed, use the gather* instead of the align* env.</text:span></text:p>
      <text:p text:style-name="PreformattedText"/>
      <text:p text:style-name="P324"><text:a xlink:href="https://tex.stackexchange.com/questions/112238/how-to-wrap-a-long-equation-in-latex" office:target-frame-name="_top" xlink:show="replace"><text:span text:style-name="SourceText">https://tex.stackexchange.com/questions/112238/how-to-wrap-a-long-eq</text:span><text:span text:style-name="SourceText">uation-in-latex</text:span></text:a></text:p>
      <text:h text:style-name="Heading3" text:outline-level="3"><text:bookmark-start text:name="__RefHeading___Toc3157_739366316"/><text:bookmark-start text:name="_Toc55983085"/><text:bookmark-start text:name="_Toc71557838"/>'\multiline' environment, July31, 2018<text:bookmark-end text:name="__RefHeading___Toc3157_739366316"/><text:bookmark-end text:name="_Toc55983085"/><text:bookmark-end text:name="_Toc71557838"/></text:h>
      <text:p text:style-name="PreformattedText"><text:span text:style-name="SourceText">First line left, last line right—that is the multline environment:</text:span></text:p>
      <text:p text:style-name="PreformattedText"/>
      <text:p text:style-name="PreformattedText"><text:span text:style-name="SourceText">\documentclass{article}</text:span></text:p>
      <text:p text:style-name="PreformattedText"><text:span text:style-name="SourceText">\usepackage{amsmath}</text:span></text:p>
      <text:p text:style-name="PreformattedText"><text:span text:style-name="SourceText">\begin{document}</text:span></text:p>
      <text:p text:style-name="PreformattedText"><text:span text:style-name="SourceText">\begin{multline}</text:span></text:p>
      <text:p text:style-name="PreformattedText"><text:span text:style-name="SourceText"><text:s text:c="2"/>Q(\lambda,\hat{\lambda}) = -\frac{1}{2} P(O \mid \la</text:span><text:span text:style-name="SourceText">mbda ) \sum_s \sum_m \sum_t \gamma_m^{(s)} (t) \biggl( n \log(2 \pi ) \\</text:span></text:p>
      <text:p text:style-name="PreformattedText"><text:span text:style-name="SourceText"><text:s text:c="2"/>+ \log \left| C_m^{(s)} \right| + \left( \mathbf{o}_t - \hat{\mu}_m^{(s)} \right) ^T C_m^{(s)-1} \left(\mathbf{o}_t -<text:s/></text:span><text:soft-page-break/><text:span text:style-name="SourceText">\hat{\mu}_m^{(s)}\right) \biggr)</text:span></text:p>
      <text:p text:style-name="PreformattedText"><text:span text:style-name="SourceText">\end{multline}</text:span></text:p>
      <text:p text:style-name="P325"><text:span text:style-name="SourceText">\end{document}</text:span></text:p>
      <text:p text:style-name="P326"><text:a xlink:href="https://tex.stackexchange.com/questions/3782/how-can-i-split-an-equation-over-two-or-more-lines" office:target-frame-name="_top" xlink:show="replace"><text:span text:style-name="SourceText">https://tex.stackexchange.com/questions/3782/how-can-i-split-an-equation-over-two-</text:span></text:a><text:a xlink:href="https://tex.stackexchange.com/questions/3782/how-can-i-split-an-equation-over-two-or-more-lines" office:target-frame-name="_top" xlink:show="replace"><text:span text:style-name="SourceText">or-more-lines</text:span></text:a></text:p>
      <text:h text:style-name="Heading3" text:outline-level="3"><text:bookmark-start text:name="__RefHeading___Toc3159_739366316"/><text:bookmark-start text:name="_Toc55983086"/><text:bookmark-start text:name="_Toc71557839"/><text:span text:style-name="SourceText">'\eqnarray' environment, July 31, 2018</text:span><text:bookmark-end text:name="__RefHeading___Toc3159_739366316"/><text:bookmark-end text:name="_Toc55983086"/><text:bookmark-end text:name="_Toc71557839"/></text:h>
      <text:p text:style-name="Textbody"><text:span text:style-name="SourceText"><text:s/>either inside an equation or subequations</text:span>:</text:p>
      <text:p text:style-name="P327"><text:span text:style-name="T328">\begin{eqnarray}\nonumber</text:span></text:p>
      <text:p text:style-name="P329">I_{00}&amp;=&amp; \frac{(2\pi)^3}{\alpha^{\prime 2}}</text:p>
      <text:p text:style-name="P330">\int d^6x \sqrt{-G}e^{-\Phi} \left[R_G+G^{MN}</text:p>
      <text:p text:style-name="P331">\partial_M\Phi\partial_N\Phi\right.\\</text:p>
      <text:p text:style-name="P332">&amp;&amp; \left.-\frac{1}{12}G^{MQ}G^{NR}G^{PS}H_{MNP}H_{QRS}\right]</text:p>
      <text:p text:style-name="P333">\end{eqnarray}</text:p>
      <text:p text:style-name="P334"/>
      <text:p text:style-name="P335"><text:a xlink:href="http://www.tug.org/TUGboat/Articles/tb18-3/tb56down.pdf" office:target-frame-name="_top" xlink:show="replace"><text:span text:style-name="SourceText">http://www.tug.org/TUGboat/Articles/tb18-3/tb56down.pdf</text:span></text:a></text:p>
      <text:p text:style-name="P336"><text:span text:style-name="SourceText">One example, 11 Aug, 2018</text:span></text:p>
      <text:p text:style-name="P337"><text:span text:style-name="SourceText">% \begin{subequations}</text:span></text:p>
      <text:p text:style-name="P338"><text:span text:style-name="SourceText">% \begin{eqnarray}</text:span></text:p>
      <text:p text:style-name="P339"><text:span text:style-name="SourceText">% \int _0 ^1 {\xi(x) v(x)} \; dx - \int _0 ^1 u(x) v_x \; dx<text:s/></text:span><text:span text:style-name="SourceText">&amp;=&amp; -\left(v(1)e^{-0.25} - v(0)e^{-0.25} \right) \quad \forall v(x) \in H^1 (I),\\</text:span></text:p>
      <text:p text:style-name="P340"><text:span text:style-name="SourceText">% \int _0 ^1 {\xi} _{ x } q(x) \;dx &amp;=&amp; \int _0 ^1 {f(x)} q(x) \;dx \quad \forall q(x) \in L ^2 (I),<text:s/></text:span><text:span text:style-name="SourceText">\label{1D_Poisson_classical_Dint2_maintext}</text:span></text:p>
      <text:p text:style-name="P341"><text:span text:style-name="SourceText">% \end{eqnarray}</text:span></text:p>
      <text:p text:style-name="P342"><text:span text:style-name="SourceText">% \end{subequations}</text:span></text:p>
      <text:p text:style-name="P343"><text:span text:style-name="SourceText">where 'subequations' makesallows subnumbers.</text:span></text:p>
      <text:h text:style-name="Heading2" text:outline-level="2"><text:bookmark-start text:name="__RefHeading__17919_2046050055"/><text:bookmark-start text:name="_Toc55983087"/><text:bookmark-start text:name="_Toc71557840"/>Align the equal sign in equations<text:bookmark-end text:name="__RefHeading__17919_2046050055"/><text:bookmark-end text:name="_Toc55983087"/><text:bookmark-end text:name="_Toc71557840"/></text:h>
      <text:p text:style-name="PreformattedText">A &amp; = \frac{\pi r^2}{2} \\</text:p>
      <text:p text:style-name="P344"><text:s/>&amp; = \frac{1}{2} \pi r^2</text:p>
      <text:p text:style-name="P345">No matter it is in one \equation or \subequations, we need to add \align around the equation body.</text:p>
      <text:p text:style-name="Textbody"><text:a xlink:href="https://www.sharelatex.com/learn/Aligning_equations_with_amsmath" office:target-frame-name="_top" xlink:show="replace">https://www.sharelatex.com/learn/Aligning_equations_with_amsmath</text:a></text:p>
      <text:h text:style-name="Heading2" text:outline-level="2"><text:bookmark-start text:name="__RefHeading__18425_2046050055"/><text:bookmark-start text:name="_Toc55983089"/><text:bookmark-start text:name="_Toc71557841"/><text:span text:style-name="SourceText">Matrix</text:span><text:bookmark-end text:name="__RefHeading__18425_2046050055"/><text:bookmark-end text:name="_Toc55983089"/><text:bookmark-end text:name="_Toc71557841"/></text:h>
      <text:p text:style-name="PreformattedText"/>
      <text:p text:style-name="PreformattedText"><text:span text:style-name="SourceText">\begin{bmatrix}</text:span></text:p>
      <text:soft-page-break/>
      <text:p text:style-name="PreformattedText"><text:span text:style-name="SourceText"><text:s text:c="4"/>x_{11} <text:s text:c="6"/>&amp; x_{12} &amp; x_{13} &amp; \dots &amp; x_{1n} \\</text:span></text:p>
      <text:p text:style-name="PreformattedText"><text:span text:style-name="SourceText"><text:s text:c="4"/>x_{21} <text:s text:c="6"/>&amp; x_{22} &amp; x_{23} &amp; \dots &amp; x_{2n} \\</text:span></text:p>
      <text:p text:style-name="PreformattedText"><text:span text:style-name="SourceText"><text:s text:c="4"/>\hdotsfor{5} \\</text:span></text:p>
      <text:p text:style-name="PreformattedText"><text:span text:style-name="SourceText"><text:s text:c="4"/>x_{</text:span><text:span text:style-name="SourceText">d1} <text:s text:c="6"/>&amp; x_{d2} &amp; x_{d3} &amp; \dots &amp; x_{dn}</text:span></text:p>
      <text:p text:style-name="P346"><text:span text:style-name="SourceText">\end{bmatrix}</text:span></text:p>
      <text:p text:style-name="Textbody"><text:a xlink:href="https://tex.stackexchange.com/questions/204621/matrix-in-latex" office:target-frame-name="_top" xlink:show="replace"><text:span text:style-name="SourceText">https://tex.stackexchange.com/questions/204621/matrix-in-latex</text:span></text:a></text:p>
      <text:p text:style-name="Textbody"/>
      <text:p text:style-name="Textbody"/>
      <text:p text:style-name="Textbody"><text:span text:style-name="SourceText">$ \left[ \begin{array}{cc} 0.1 &amp; 0 <text:s/>\\ 0 &amp; 0.1<text:s/></text:span><text:span text:style-name="SourceText">\end{array} \right]$</text:span></text:p>
      <text:p text:style-name="Textbody"><text:a xlink:href="https://tex.stackexchange.com/questions/94303/a-matrix-inside-a-table" office:target-frame-name="_top" xlink:show="replace"><text:span text:style-name="SourceText">https://tex.stackexchange.com/questions/94303/a-matrix-inside-a-table</text:span></text:a></text:p>
      <text:p text:style-name="Textbody"><text:span text:style-name="SourceText">November 9, 2018</text:span></text:p>
      <text:h text:style-name="Heading2" text:outline-level="2"><text:bookmark-start text:name="__RefHeading___Toc3161_739366316"/><text:bookmark-start text:name="_Toc55983090"/><text:bookmark-start text:name="_Toc71557842"/>braces specifying values with conditions, 1 Sep, 2018<text:bookmark-end text:name="__RefHeading___Toc3161_739366316"/><text:bookmark-end text:name="_Toc55983090"/><text:bookmark-end text:name="_Toc71557842"/></text:h>
      <text:p text:style-name="PreformattedText"><text:span text:style-name="SourceText"><text:s text:c="2"/>\begi</text:span><text:span text:style-name="SourceText">n{equation}</text:span></text:p>
      <text:p text:style-name="PreformattedText"><text:span text:style-name="SourceText"><text:s text:c="4"/>X=</text:span></text:p>
      <text:p text:style-name="PreformattedText"><text:span text:style-name="SourceText"><text:s text:c="4"/>\begin{cases}</text:span></text:p>
      <text:p text:style-name="PreformattedText"><text:span text:style-name="SourceText"><text:s text:c="6"/>0, &amp; \text{if}\ a=1 \\</text:span></text:p>
      <text:p text:style-name="PreformattedText"><text:span text:style-name="SourceText"><text:s text:c="6"/>1, &amp; \text{otherwise}</text:span></text:p>
      <text:p text:style-name="PreformattedText"><text:span text:style-name="SourceText"><text:s text:c="4"/>\end{cases}</text:span></text:p>
      <text:p text:style-name="P347"><text:span text:style-name="SourceText"><text:s text:c="2"/>\end{equation}</text:span></text:p>
      <text:p text:style-name="Textbody"><text:a xlink:href="https://tex.stackexchange.com/questions/9065/large-braces-for-specifying-values-of-variables-by-condition" office:target-frame-name="_top" xlink:show="replace">https://tex.stackexchange.com/questions/9065/large-braces-for-specifying-values-of-variables-by-condition</text:a></text:p>
      <text:h text:style-name="Heading1" text:outline-level="1"><text:bookmark-start text:name="__RefHeading__25377_977000749"/><text:bookmark-start text:name="_Toc55983091"/><text:bookmark-start text:name="_Toc71557843"/>Figure<text:bookmark-end text:name="__RefHeading__25377_977000749"/><text:bookmark-end text:name="_Toc55983091"/><text:bookmark-end text:name="_Toc71557843"/></text:h>
      <text:h text:style-name="Heading2" text:outline-level="2"><text:bookmark-start text:name="__RefHeading__25379_977000749"/><text:bookmark-start text:name="_Toc55983092"/><text:bookmark-start text:name="_Toc71557844"/>Insert a figure<text:bookmark-end text:name="__RefHeading__25379_977000749"/><text:bookmark-end text:name="_Toc55983092"/><text:bookmark-end text:name="_Toc71557844"/></text:h>
      <text:h text:style-name="Heading3" text:outline-level="3"><text:bookmark-start text:name="__RefHeading___Toc40115_1781278656"/><text:bookmark-start text:name="_Toc55983093"/><text:bookmark-start text:name="_Toc71557845"/>png<text:bookmark-end text:name="__RefHeading___Toc40115_1781278656"/><text:bookmark-end text:name="_Toc55983093"/><text:bookmark-end text:name="_Toc71557845"/></text:h>
      <text:p text:style-name="Textbody">\begin{figure}[h]</text:p>
      <text:p text:style-name="Textbody">\centering</text:p>
      <text:p text:style-name="Textbody"><text:s/>\includegraphics[width=0.6\linewidth,natwidth=400,natheight=350]{xi_error.png}</text:p>
      <text:p text:style-name="Textbody">\caption{dd.}</text:p>
      <text:p text:style-name="Textbody">\end{figure}</text:p>
      <text:p text:style-name="Textbody">checked on Jan. 15, 2019</text:p>
      <text:p text:style-name="Textbody"/>
      <text:p text:style-name="PreformattedText"><text:span text:style-name="SourceText">\includegraphics[scale=1,bb= llx lly urx ury]{figure}</text:span></text:p>
      <text:p text:style-name="PreformattedText"/>
      <text:p text:style-name="PreformattedText">lower-left-x (<text:span text:style-name="SourceText">llx</text:span>),<text:tab/><text:span text:style-name="T348">not understandble, only as a mark.</text:span></text:p>
      <text:p text:style-name="PreformattedText">lower-left-y (<text:span text:style-name="SourceText">lly</text:span>)<text:span text:style-name="SourceText">,</text:span></text:p>
      <text:p text:style-name="PreformattedText">upper-right-x (<text:span text:style-name="SourceText">urx</text:span>)<text:span text:style-name="SourceText">,</text:span></text:p>
      <text:p text:style-name="PreformattedText">upper-right-y (<text:span text:style-name="SourceText">ury</text:span>).</text:p>
      <text:p text:style-name="PreformattedText"/>
      <text:p text:style-name="PreformattedText">Set llx and lly to 0;</text:p>
      <text:soft-page-break/>
      <text:p text:style-name="PreformattedText"><text:span text:style-name="SourceText">lessen Urw make it move<text:s/></text:span><text:span text:style-name="SourceText">right;</text:span></text:p>
      <text:p text:style-name="PreformattedText"><text:span text:style-name="SourceText">lessen Ury make it move up;</text:span></text:p>
      <text:p text:style-name="Textbody"><text:a xlink:href="https://tex.stackexchange.com/questions/133786/no-boundingbox-error-message" office:target-frame-name="_top" xlink:show="replace">https://tex.stackexchange.com/questions/133786/no-boundingbox-error-message</text:a></text:p>
      <text:p text:style-name="Textbody"/>
      <text:p text:style-name="Textbody">[width=0.8\textwidth,natwidth=1000,natheight=1000]</text:p>
      <text:p text:style-name="Textbody"><text:a xlink:href="https://tex.stackexchange.com/questions/17734/cannot-determine-size-of-graphic" office:target-frame-name="_top" xlink:show="replace">https://tex.stackexchange.com/questions/17734/cannot-determine-size-of-graphic</text:a></text:p>
      <text:p text:style-name="Textbody"/>
      <text:h text:style-name="Heading3" text:outline-level="3"><text:bookmark-start text:name="__RefHeading___Toc25506_269518961"/><text:bookmark-start text:name="_Toc55983094"/><text:bookmark-start text:name="_Toc71557846"/>trim a pdf file, Feb. 19, 2019<text:bookmark-end text:name="__RefHeading___Toc25506_269518961"/><text:bookmark-end text:name="_Toc55983094"/><text:bookmark-end text:name="_Toc71557846"/></text:h>
      <text:p text:style-name="Textbody"><text:a xlink:href="https://tex.stackexchange.com/questions/25806/how-can-i-crop-included-pdf-documents" office:target-frame-name="_top" xlink:show="replace"/></text:p>
      <text:p text:style-name="Textbody">\begin{figure}[h]<text:tab/><text:tab/></text:p>
      <text:p text:style-name="Textbody">\hspace{2cm}</text:p>
      <text:p text:style-name="Textbody"><text:s text:c="6"/>\includegraphics[trim=0.5cm 5cm 0.5cm 0cm, width=0.4\linewidth,natwidth=500,natheight=480]{TwoD_exponential_geometry.pdf}</text:p>
      <text:p text:style-name="Textbody">\caption{Sketch of the strategy to ascertain the optimal number of $\text{DoFs}$.} <text:s text:c="3"/></text:p>
      <text:p text:style-name="Textbody">\label{Fig:TwoD_exponential_geometry} <text:s text:c="3"/></text:p>
      <text:p text:style-name="Textbody">\end{figure}</text:p>
      <text:p text:style-name="Textbody"><text:a xlink:href="https://tex.stackexchange.com/questions/25806/how-can-i-crop-included-pdf-documents" office:target-frame-name="_top" xlink:show="replace">https://tex.stackexchange.com/questions/25806/how-can-i-crop-included-pdf-documents</text:a></text:p>
      <text:p text:style-name="Textbody"/>
      <text:h text:style-name="Heading3" text:outline-level="3"><text:bookmark-start text:name="__RefHeading__8113_1217228029"/><text:bookmark-start text:name="_Toc55983095"/><text:bookmark-start text:name="_Toc71557847"/>make the figure in a horizontal line<text:bookmark-end text:name="__RefHeading__8113_1217228029"/><text:bookmark-end text:name="_Toc55983095"/><text:bookmark-end text:name="_Toc71557847"/></text:h>
      <text:list text:style-name="LFO4" text:continue-numbering="true">
        <text:list-item>
          <text:p text:style-name="P349">Fig1a ; fig1b</text:p>
        </text:list-item>
      </text:list>
      <text:p text:style-name="Textbody">\begin{subfigures}[t]</text:p>
      <text:p text:style-name="Textbody">\begin{figure}</text:p>
      <text:p text:style-name="Textbody"><text:s text:c="2"/>\includegraphics[scale=0.2,bb=50 0 500 400]{cpu_err_sur_d1.jpg}</text:p>
      <text:p text:style-name="Textbody"><text:s text:c="2"/>\caption{\label{first}Caption text.} %--&gt; Fig.1a</text:p>
      <text:p text:style-name="Textbody">\end{figure}</text:p>
      <text:p text:style-name="Textbody">\hspace*{\fill}</text:p>
      <text:p text:style-name="Textbody">\begin{figure}</text:p>
      <text:p text:style-name="Textbody"><text:s/>\includegraphics[scale=0.2,bb=50 0 500 400]{cpu_err_gra_d1.jpg}</text:p>
      <text:p text:style-name="Textbody"><text:s text:c="2"/>\caption{\label{second}Caption text.} %--&gt; Fig.1b</text:p>
      <text:p text:style-name="Textbody">\end{figure}</text:p>
      <text:p text:style-name="Textbody">\end{subfigures}</text:p>
      <text:p text:style-name="Textbody"><text:a xlink:href="https://tex.stackexchange.com/questions/118192/figure-subnumbering-1a" office:target-frame-name="_top" xlink:show="replace">https://tex.stackexchange.com/questions/118192/figure-subnumbering-1a</text:a></text:p>
      <text:list text:style-name="LFO5" text:continue-numbering="true">
        <text:list-item>
          <text:p text:style-name="P350">a; b;</text:p>
        </text:list-item>
      </text:list>
      <text:p text:style-name="Textbody">fig1</text:p>
      <text:p text:style-name="Textbody">1.</text:p>
      <text:soft-page-break/>
      <text:p text:style-name="Textbody">\usepackage{subfig}</text:p>
      <text:p text:style-name="Textbody">2.</text:p>
      <text:p text:style-name="Textbody">\begin{figure}</text:p>
      <text:p text:style-name="Textbody">\centering</text:p>
      <text:p text:style-name="Textbody">\subfloat[fh]</text:p>
      <text:p text:style-name="Textbody">{</text:p>
      <text:p text:style-name="Textbody"><text:s text:c="4"/>\includegraphics[scale=0.2,bb=50 0 500 400]{cpu_err_sur_d1.jpg}</text:p>
      <text:p text:style-name="Textbody"><text:s text:c="4"/>\label{Fig:FWb2}</text:p>
      <text:p text:style-name="Textbody">}</text:p>
      <text:p text:style-name="Textbody">\subfloat[ss]</text:p>
      <text:p text:style-name="Textbody">{</text:p>
      <text:p text:style-name="Textbody"><text:s text:c="4"/>\includegraphics[scale=0.2,bb=50 0 500 400]{cpu_err_sur_d1.jpg}</text:p>
      <text:p text:style-name="Textbody"><text:s text:c="4"/>\label{Fig:FWc2}</text:p>
      <text:p text:style-name="Textbody">}\\ <text:s/>%%here a new line starts, so the figures below will be on the next line</text:p>
      <text:p text:style-name="Textbody">\subfloat[s]</text:p>
      <text:p text:style-name="Textbody">{</text:p>
      <text:p text:style-name="Textbody"><text:s text:c="4"/>\includegraphics[scale=0.2,bb=50 0 500 400]{cpu_err_sur_d1.jpg}</text:p>
      <text:p text:style-name="Textbody"><text:s text:c="4"/>\label{Fig:FWd2}</text:p>
      <text:p text:style-name="Textbody">}</text:p>
      <text:p text:style-name="Textbody">\subfloat[v]</text:p>
      <text:p text:style-name="Textbody">{</text:p>
      <text:p text:style-name="Textbody"><text:s text:c="4"/>\includegraphics[scale=0.2,bb=50 0 500 400]{cpu_err_sur_d1.jpg}</text:p>
      <text:p text:style-name="Textbody"><text:s text:c="4"/>\label{Fig:FWe2}</text:p>
      <text:p text:style-name="Textbody">}</text:p>
      <text:p text:style-name="Textbody">\caption{vv}</text:p>
      <text:p text:style-name="Textbody">\label{Fig:FW_TSL}</text:p>
      <text:p text:style-name="Textbody">\end{figure}</text:p>
      <text:p text:style-name="Textbody"><text:a xlink:href="https://tex.stackexchange.com/questions/37581/latex-figures-side-by-side" office:target-frame-name="_top" xlink:show="replace">https://tex.stackexchange.com/questions/37581/latex-figures-side-by-side</text:a></text:p>
      <text:p text:style-name="Textbody"/>
      <text:h text:style-name="Heading2" text:outline-level="2"><text:bookmark-start text:name="__RefHeading___Toc1404_2079116409"/><text:bookmark-start text:name="_Toc55983096"/><text:bookmark-start text:name="_Toc71557848"/>Subfigure<text:bookmark-end text:name="__RefHeading___Toc1404_2079116409"/><text:bookmark-end text:name="_Toc55983096"/><text:bookmark-end text:name="_Toc71557848"/></text:h>
      <text:p text:style-name="Textbody">\usepackage{graphicx}</text:p>
      <text:p text:style-name="Textbody">\usepackage{subcaption}</text:p>
      <text:p text:style-name="Textbody">\newcommand{\species}[1]{\textit{#1} sp.}</text:p>
      <text:p text:style-name="Textbody"/>
      <text:soft-page-break/>
      <text:p text:style-name="Textbody">\begin{figure}</text:p>
      <text:p text:style-name="Textbody"><text:s text:c="3"/>%\centering</text:p>
      <text:p text:style-name="Textbody"><text:s text:c="4"/>\begin{subfigure}{4cm}</text:p>
      <text:p text:style-name="Textbody"><text:s text:c="4"/>%\centering</text:p>
      <text:p text:style-name="Textbody"><text:s text:c="8"/>\includegraphics[width=2.4\linewidth,natwidth=610,natheight=700]{tolerate_P2.pdf}</text:p>
      <text:p text:style-name="Textbody"><text:s text:c="8"/>\caption{beautiful chinese}</text:p>
      <text:p text:style-name="Textbody"><text:s text:c="8"/>\label{fig:gull}</text:p>
      <text:p text:style-name="Textbody"><text:s text:c="4"/>\end{subfigure}</text:p>
      <text:p text:style-name="Textbody"><text:s text:c="4"/>%\qquad %add desired spacing between images, e. g. ~, \quad, \qquad, \hfill etc.</text:p>
      <text:p text:style-name="Textbody"><text:s text:c="6"/>%(or a blank line to force the subfigure onto a new line)</text:p>
      <text:p text:style-name="Textbody">\hspace{3cm}<text:tab/>%set the distance between two horizontal subfigures</text:p>
      <text:p text:style-name="Textbody"><text:s text:c="4"/>\begin{subfigure}{4cm}</text:p>
      <text:p text:style-name="Textbody"><text:s text:c="4"/>%\centering</text:p>
      <text:p text:style-name="Textbody"><text:s text:c="8"/>\includegraphics[width=2.4\linewidth,natwidth=610,natheight=700]{tolerate_P2.pdf}</text:p>
      <text:p text:style-name="Textbody"><text:s text:c="8"/>\caption{B kjaslkj}</text:p>
      <text:p text:style-name="Textbody"><text:s text:c="8"/>\label{fig:tiger}</text:p>
      <text:p text:style-name="Textbody"><text:s text:c="4"/>\end{subfigure}</text:p>
      <text:p text:style-name="Textbody">\caption{A kjaslkj dkfas slkdfji dkfad aklsj beautiful<text:s/>chinese}</text:p>
      <text:p text:style-name="Textbody">\end{figure}</text:p>
      <text:p text:style-name="Textbody"><text:a xlink:href="https://tex.stackexchange.com/questions/72717/multiple-subfigures-using-the-subfigure-environment" office:target-frame-name="_top" xlink:show="replace">https://tex.stackexchange.com/questions/72717/multiple-subfigures-using-the-subfigure-environment</text:a></text:p>
      <text:p text:style-name="Textbody"/>
      <text:h text:style-name="Heading3" text:outline-level="3"><text:bookmark-start text:name="__RefHeading___Toc6675_155065386"/><text:bookmark-start text:name="_Toc55983097"/><text:bookmark-start text:name="_Toc71557849"/>Wrap subfigures, 3-6-2018<text:bookmark-end text:name="__RefHeading___Toc6675_155065386"/><text:bookmark-end text:name="_Toc55983097"/><text:bookmark-end text:name="_Toc71557849"/></text:h>
      <text:p text:style-name="Textbody">insert a blank line between subfigures</text:p>
      <text:h text:style-name="Heading3" text:outline-level="3"><text:bookmark-start text:name="__RefHeading___Toc1743_1570781189"/><text:bookmark-start text:name="_Toc55983098"/><text:bookmark-start text:name="_Toc71557850"/>three pdf figures as subfigures, 29-6-2018<text:bookmark-end text:name="__RefHeading___Toc1743_1570781189"/><text:bookmark-end text:name="_Toc55983098"/><text:bookmark-end text:name="_Toc71557850"/></text:h>
      <text:p text:style-name="Textbody">\begin{figure}[ht]</text:p>
      <text:p text:style-name="Textbody"><text:s text:c="4"/>\begin{subfigure}{5.5cm}</text:p>
      <text:p text:style-name="Textbody"><text:s text:c="8"/>\includegraphics[width=1.2\linewidth,natwidth=500,natheight=330]{Pois_SM_DBCvsMBC_MM_solu.pdf}</text:p>
      <text:p text:style-name="Textbody"><text:s text:c="8"/>\caption{Solution}</text:p>
      <text:p text:style-name="Textbody"><text:s text:c="8"/>\label{Fig:Pois_SM_DBCvsMBC_MM_solu}</text:p>
      <text:p text:style-name="Textbody"><text:s text:c="4"/>\end{subfigure}</text:p>
      <text:p text:style-name="Textbody"><text:s text:c="4"/>\begin{subfigure}{5.5cm}</text:p>
      <text:p text:style-name="Textbody"><text:s text:c="8"/>\includegraphics[width=1.2\linewidth,natwidth=500,natheight=330]{Pois_SM_DBCvsMBC_MM_gra<text:soft-page-break/>d.pdf}</text:p>
      <text:p text:style-name="Textbody"><text:s text:c="8"/>\caption{Gradient}</text:p>
      <text:p text:style-name="Textbody"><text:s text:c="8"/>\label{Fig:Pois_SM_DBCvsMBC_MM_grad}</text:p>
      <text:p text:style-name="Textbody"><text:s text:c="4"/>\end{subfigure}</text:p>
      <text:p text:style-name="Textbody"><text:s text:c="4"/>\begin{subfigure}{5.5cm}</text:p>
      <text:p text:style-name="Textbody"><text:s text:c="8"/>\includegraphics[width=1.2\linewidth,natwidth=500,natheight=330]{Pois_SM_DBCvsMBC_MM_2ndd.pdf}</text:p>
      <text:p text:style-name="Textbody"><text:s text:c="8"/>\caption{Second derivative}</text:p>
      <text:p text:style-name="Textbody"><text:s text:c="8"/>\label{Fig:Pois_SM_DBCvsMBC_MM_2ndd}</text:p>
      <text:p text:style-name="Textbody"><text:s text:c="4"/>\end{subfigure}</text:p>
      <text:p text:style-name="Textbody">\caption{Relative error using the mixed FEM for DBC and MBC for P2 elements.}</text:p>
      <text:p text:style-name="Textbody">\label{Pois_SM_DBCvsMBC_MM}</text:p>
      <text:p text:style-name="Textbody">\end{figure}</text:p>
      <text:h text:style-name="Heading3" text:outline-level="3"><text:bookmark-start text:name="__RefHeading___Toc1745_1570781189"/><text:bookmark-start text:name="_Toc55983099"/><text:bookmark-start text:name="_Toc71557851"/>two pdf figures as subfigures, 29-6-2018<text:bookmark-end text:name="__RefHeading___Toc1745_1570781189"/><text:bookmark-end text:name="_Toc55983099"/><text:bookmark-end text:name="_Toc71557851"/></text:h>
      <text:p text:style-name="Textbody">\begin{figure}[!ht]</text:p>
      <text:p text:style-name="Textbody">\hspace{0.2cm}<text:tab/></text:p>
      <text:p text:style-name="Textbody"><text:s text:c="2"/>\begin{subfigure}{8.0cm}</text:p>
      <text:p text:style-name="Textbody"><text:s text:c="6"/>\includegraphics[width=1.2\linewidth,natwidth=500,natheight=320]{Poisson_pexp_SM_cell_size_ratio_uplimit40.pdf}</text:p>
      <text:p text:style-name="Textbody"><text:s text:c="6"/>\caption{Scheme 1}</text:p>
      <text:p text:style-name="Textbody"><text:s text:c="6"/>\label{Fig:Poisson_pexp_SM_cell_size_ratio_uplimit40}</text:p>
      <text:p text:style-name="Textbody"><text:s text:c="2"/>\end{subfigure}</text:p>
      <text:p text:style-name="Textbody">% \hspace{5.0cm}<text:tab/></text:p>
      <text:p text:style-name="Textbody"><text:s text:c="2"/>\begin{subfigure}{8.0cm}</text:p>
      <text:p text:style-name="Textbody"><text:s text:c="6"/>\includegraphics[width=1.2\linewidth,natwidth=500,natheight=320]{Poisson_pexp_SM_cell_size_ratio_uplimit30.pdf}</text:p>
      <text:p text:style-name="Textbody"><text:s text:c="6"/>\caption{Scheme 2}</text:p>
      <text:p text:style-name="Textbody"><text:s text:c="6"/>\label{Fig:Poisson_pexp_SM_cell_size_ratio_uplimit30}</text:p>
      <text:p text:style-name="Textbody"><text:s text:c="2"/>\end{subfigure}</text:p>
      <text:p text:style-name="Textbody">\caption{Ratio of the adjacent cell sizes.}</text:p>
      <text:p text:style-name="Textbody">\label{Fig:Poisson_pexp_SM_cell_size_ratio}</text:p>
      <text:p text:style-name="Textbody">\end{figure}</text:p>
      <text:p text:style-name="Textbody"/>
      <text:h text:style-name="Heading2" text:outline-level="2"><text:bookmark-start text:name="__RefHeading__7232_733968107"/><text:bookmark-start text:name="_Toc55983100"/><text:bookmark-start text:name="_Toc71557852"/><text:soft-page-break/>Parameter<text:bookmark-end text:name="__RefHeading__7232_733968107"/><text:bookmark-end text:name="_Toc55983100"/><text:bookmark-end text:name="_Toc71557852"/></text:h>
      <table:table table:style-name="Table351">
        <table:table-columns>
          <table:table-column table:style-name="TableColumn352"/>
          <table:table-column table:style-name="TableColumn353"/>
        </table:table-columns>
        <table:table-row table:style-name="TableRow354">
          <table:table-cell table:style-name="TableCell355">
            <text:p text:style-name="TableContents"><text:span text:style-name="Teletype">h</text:span></text:p>
          </table:table-cell>
          <table:table-cell table:style-name="TableCell356">
            <text:p text:style-name="TableContents">Place the float<text:s/><text:span text:style-name="T357">here</text:span>, i.e.,<text:s/><text:span text:style-name="T358">approximately</text:span><text:s/>at the same point it occurs in the source text (however, not<text:s/><text:span text:style-name="T359">exactly</text:span><text:s/>at the spot)</text:p>
          </table:table-cell>
        </table:table-row>
        <table:table-row table:style-name="TableRow360">
          <table:table-cell table:style-name="TableCell361">
            <text:p text:style-name="TableContents"><text:span text:style-name="Teletype">t</text:span></text:p>
          </table:table-cell>
          <table:table-cell table:style-name="TableCell362">
            <text:p text:style-name="TableContents">Position at the<text:s/><text:span text:style-name="T363">top</text:span><text:s/>of the page.</text:p>
          </table:table-cell>
        </table:table-row>
        <table:table-row table:style-name="TableRow364">
          <table:table-cell table:style-name="TableCell365">
            <text:p text:style-name="TableContents"><text:span text:style-name="Teletype">b</text:span></text:p>
          </table:table-cell>
          <table:table-cell table:style-name="TableCell366">
            <text:p text:style-name="TableContents">Position at the<text:s/><text:span text:style-name="T367">bottom</text:span><text:s/>of the page.</text:p>
          </table:table-cell>
        </table:table-row>
        <table:table-row table:style-name="TableRow368">
          <table:table-cell table:style-name="TableCell369">
            <text:p text:style-name="TableContents"><text:span text:style-name="Teletype">p</text:span></text:p>
          </table:table-cell>
          <table:table-cell table:style-name="TableCell370">
            <text:p text:style-name="TableContents">Put on a special<text:s/><text:span text:style-name="T371">page</text:span><text:s/>for floats only.</text:p>
          </table:table-cell>
        </table:table-row>
        <table:table-row table:style-name="TableRow372">
          <table:table-cell table:style-name="TableCell373">
            <text:p text:style-name="TableContents"><text:span text:style-name="Teletype">!</text:span></text:p>
          </table:table-cell>
          <table:table-cell table:style-name="TableCell374">
            <text:p text:style-name="TableContents">Override internal parameters LaTeX uses for determining "good" float positions.</text:p>
          </table:table-cell>
        </table:table-row>
        <table:table-row table:style-name="TableRow375">
          <table:table-cell table:style-name="TableCell376">
            <text:p text:style-name="TableContents"><text:span text:style-name="Teletype">H</text:span></text:p>
          </table:table-cell>
          <table:table-cell table:style-name="TableCell377">
            <text:p text:style-name="TableContents">Places the float at precisely the location in the<text:s/><text:span text:style-name="T378">L</text:span><text:span text:style-name="T379">a</text:span><text:span text:style-name="T380">T</text:span><text:span text:style-name="T381">e</text:span><text:span text:style-name="T382">X</text:span><text:s/>code. Requires the<text:s/><text:span text:style-name="SourceText">float</text:span><text:s/>package. This is somewhat equivalent to<text:s/><text:span text:style-name="Teletype">h!</text:span>.</text:p>
          </table:table-cell>
        </table:table-row>
      </table:table>
      <text:p text:style-name="Textbody"><text:a xlink:href="https://www.sharelatex.com/learn/Inserting_Images" office:target-frame-name="_top" xlink:show="replace">https://www.sharelatex.com/learn/Inserting_Images</text:a></text:p>
      <text:p text:style-name="Textbody"><text:span text:style-name="SourceText">h</text:span><text:s/>: approximately here</text:p>
      <text:p text:style-name="Textbody"><text:span text:style-name="SourceText">t</text:span><text:s/>: top of the page</text:p>
      <text:p text:style-name="Textbody"><text:span text:style-name="SourceText">b</text:span><text:s/>: bottom of the page</text:p>
      <text:p text:style-name="Textbody"><text:span text:style-name="SourceText">p</text:span><text:s/>: on a page that just has floats.</text:p>
      <text:p text:style-name="Textbody"><text:span text:style-name="SourceText">!</text:span><text:s/>: to put emphasis on a specifier --&gt;<text:s/><text:span text:style-name="SourceText">h!</text:span><text:s/>means "really here"</text:p>
      <text:p text:style-name="Textbody"><text:a xlink:href="https://tex.stackexchange.com/questions/16207/image-from-includegraphics-showing-up-in-wrong-location" office:target-frame-name="_top" xlink:show="replace">https://tex.stackexchange.com/questions/16207/image-from-includegraphics-showing-up-in-wrong-location</text:a></text:p>
      <text:p text:style-name="Textbody"><text:a xlink:href="https://www.sharelatex.com/learn/Positioning_images_and_tables" office:target-frame-name="_top" xlink:show="replace">https://www.sharelatex.com/learn/Positioning_images_and_tables</text:a></text:p>
      <text:p text:style-name="Textbody"/>
      <text:h text:style-name="Heading2" text:outline-level="2"><text:bookmark-start text:name="__RefHeading__18427_2046050055"/><text:bookmark-start text:name="_Toc55983101"/><text:bookmark-start text:name="_Toc71557853"/>Figure caption<text:bookmark-end text:name="__RefHeading__18427_2046050055"/><text:bookmark-end text:name="_Toc55983101"/><text:bookmark-end text:name="_Toc71557853"/></text:h>
      <text:h text:style-name="Heading3" text:outline-level="3"><text:bookmark-start text:name="__RefHeading__27707_977000749"/><text:bookmark-start text:name="_Toc55983102"/><text:bookmark-start text:name="_Toc71557854"/>Adjust the font size of<text:s/>caption<text:bookmark-end text:name="__RefHeading__27707_977000749"/><text:bookmark-end text:name="_Toc55983102"/><text:bookmark-end text:name="_Toc71557854"/></text:h>
      <text:p text:style-name="PreformattedText"><text:span text:style-name="SourceText">\usepackage[font={small,it}]{caption}</text:span></text:p>
      <text:p text:style-name="Textbody">---- it means make the caption font size small and italic. Only small by use 'small' only.</text:p>
      <text:p text:style-name="Textbody"><text:a xlink:href="https://tex.stackexchange.com/questions/822/change-the-font-of-figure-captions" office:target-frame-name="_top" xlink:show="replace">https://tex.stackexchange.com/questions/822/change-the-font-of-figure-captions</text:a></text:p>
      <text:h text:style-name="Heading3" text:outline-level="3"><text:bookmark-start text:name="__RefHeading__18429_2046050055"/><text:bookmark-start text:name="_Toc55983103"/><text:bookmark-start text:name="_Toc71557855"/>Make the figure label font bold<text:bookmark-end text:name="__RefHeading__18429_2046050055"/><text:bookmark-end text:name="_Toc55983103"/><text:bookmark-end text:name="_Toc71557855"/></text:h>
      <text:p text:style-name="Textbody"><text:span text:style-name="SourceText">\usepackage[labelfont=bf]{caption}</text:span></text:p>
      <text:p text:style-name="Textbody"><text:a xlink:href="https://tex.stackexchange.com/questions/32459/figure-how-to-have-figure-1-5-in-bold" office:target-frame-name="_top" xlink:show="replace"><text:span text:style-name="SourceText">https://t</text:span><text:span text:style-name="SourceText">ex.stackexchange.com/questions/32459/figure-how-to-have-figure-1-5-in-bold</text:span></text:a></text:p>
      <text:h text:style-name="Heading3" text:outline-level="3"><text:bookmark-start text:name="__RefHeading__18431_2046050055"/><text:bookmark-start text:name="_Toc55983104"/><text:bookmark-start text:name="_Toc71557856"/><text:span text:style-name="SourceText">Make the figure label in Fig. 1.</text:span><text:bookmark-end text:name="__RefHeading__18431_2046050055"/><text:bookmark-end text:name="_Toc55983104"/><text:bookmark-end text:name="_Toc71557856"/></text:h>
      <text:p text:style-name="Textbody"><text:span text:style-name="SourceText">\captionsetup[figure]{labelfont={bf},name={Fig.},labelsep=period}</text:span></text:p>
      <text:p text:style-name="Textbody"><text:a xlink:href="https://tex.stackexchange.com/questions/276795/how-to-change-figure-1-to-bold-fig-1-in-latex" office:target-frame-name="_top" xlink:show="replace"><text:span text:style-name="SourceText">https://tex.stackexchange.com/questions/276795/how-to-change-figure-1-to-bold-fig-1-in-latex</text:span></text:a></text:p>
      <text:p text:style-name="Textbody"/>
      <text:h text:style-name="Heading3" text:outline-level="3"><text:bookmark-start text:name="__RefHeading__18433_2046050055"/><text:bookmark-start text:name="_Toc55983105"/><text:bookmark-start text:name="_Toc71557857"/><text:span text:style-name="SourceText">Make the figure label aligned with the caption</text:span><text:bookmark-end text:name="__RefHeading__18433_2046050055"/><text:bookmark-end text:name="_Toc55983105"/><text:bookmark-end text:name="_Toc71557857"/></text:h>
      <text:p text:style-name="Textbody"><text:span text:style-name="SourceText">choose 'article' in the last option.</text:span></text:p>
      <text:p text:style-name="Textbody"><text:span text:style-name="SourceText">\documentclass[a4paper, fontsize=11pt]{article}</text:span></text:p>
      <text:h text:style-name="Heading3" text:outline-level="3"><text:bookmark-start text:name="__RefHeading__18435_2046050055"/><text:bookmark-start text:name="_Toc55983106"/><text:bookmark-start text:name="_Toc71557858"/><text:soft-page-break/><text:span text:style-name="SourceText">Ma</text:span><text:span text:style-name="SourceText">ke the caption aligned at both ends</text:span><text:bookmark-end text:name="__RefHeading__18435_2046050055"/><text:bookmark-end text:name="_Toc55983106"/><text:bookmark-end text:name="_Toc71557858"/></text:h>
      <text:p text:style-name="Textbody"><text:span text:style-name="SourceText">\captionsetup{</text:span></text:p>
      <text:p text:style-name="Textbody"><text:span text:style-name="SourceText"><text:s text:c="2"/>font=footnotesize,</text:span></text:p>
      <text:p text:style-name="Textbody"><text:span text:style-name="SourceText"><text:s text:c="2"/>%justification=raggedright,</text:span><text:span text:style-name="SourceText"><text:tab/>%make the caption left-aligned</text:span></text:p>
      <text:p text:style-name="Textbody"><text:span text:style-name="SourceText"><text:s text:c="2"/>singlelinecheck=false</text:span></text:p>
      <text:p text:style-name="Textbody"><text:span text:style-name="SourceText">}</text:span></text:p>
      <text:h text:style-name="Heading2" text:outline-level="2"><text:bookmark-start text:name="__RefHeading__1274_834648592"/><text:bookmark-start text:name="_Toc55983107"/><text:bookmark-start text:name="_Toc71557859"/><text:span text:style-name="SourceText">Possible problems</text:span><text:bookmark-end text:name="__RefHeading__1274_834648592"/><text:bookmark-end text:name="_Toc55983107"/><text:bookmark-end text:name="_Toc71557859"/></text:h>
      <text:h text:style-name="Heading3" text:outline-level="3"><text:bookmark-start text:name="__RefHeading__1276_834648592"/><text:a xlink:href="https://tex.stackexchange.com/questions/17734/cannot-determine-size-of-graphic" office:target-frame-name="_top" xlink:show="replace"><text:bookmark-start text:name="_Toc55983108"/><text:bookmark-start text:name="_Toc71557860"/>Cannot determine size of graphic<text:bookmark-end text:name="_Toc55983108"/><text:bookmark-end text:name="_Toc71557860"/></text:a><text:bookmark-end text:name="__RefHeading__1276_834648592"/></text:h>
      <text:p text:style-name="Textbody"><text:s/>\includegraphics[width=\textwidth,natwidth=600,natheight=642]{3.jpg}</text:p>
      <text:p text:style-name="Textbody"><text:a xlink:href="https://tex.stackexchange.com/questions/17734/cannot-determine-size-of-graphic" office:target-frame-name="_top" xlink:show="replace">https://tex.stackexchange.com/questions/17734/cannot-determine-size-of-graphic</text:a></text:p>
      <text:p text:style-name="Textbody"/>
      <text:h text:style-name="Heading1" text:outline-level="1"><text:bookmark-start text:name="__RefHeading__25381_977000749"/><text:bookmark-start text:name="_Toc55983109"/><text:bookmark-start text:name="_Toc71557861"/>shape<text:bookmark-end text:name="__RefHeading__25381_977000749"/><text:bookmark-end text:name="_Toc55983109"/><text:bookmark-end text:name="_Toc71557861"/></text:h>
      <text:h text:style-name="Heading2" text:outline-level="2"><text:bookmark-start text:name="__RefHeading___Toc18942_533666602"/><text:bookmark-start text:name="_Toc55983110"/><text:bookmark-start text:name="_Toc71557862"/>Tikzpicture<text:bookmark-end text:name="__RefHeading___Toc18942_533666602"/><text:bookmark-end text:name="_Toc55983110"/><text:bookmark-end text:name="_Toc71557862"/></text:h>
      <text:h text:style-name="Heading3" text:outline-level="3"><text:bookmark-start text:name="__RefHeading___Toc18944_533666602"/><text:bookmark-start text:name="_Toc55983111"/><text:bookmark-start text:name="_Toc71557863"/>Adjust the location of paths, July 6, 2019<text:bookmark-end text:name="__RefHeading___Toc18944_533666602"/><text:bookmark-end text:name="_Toc55983111"/><text:bookmark-end text:name="_Toc71557863"/></text:h>
      <text:p text:style-name="Textbody"><text:a xlink:href="https://tex.stackexchange.com/questions/336249/how-to-center-text-on-a-line-in-a-flowchart" office:target-frame-name="_top" xlink:show="replace"/></text:p>
      <text:p text:style-name="Textbody"><text:a xlink:href="https://tex.stackexchange.com/questions/336249/how-to-center-text-on-a-line-in-a-flowchart" office:target-frame-name="_top" xlink:show="replace">https://tex.stackexchange.com/questions/336249/how-to-center-text-on-a-line-in-a-flowchart</text:a></text:p>
      <text:p text:style-name="Textbody"/>
      <text:h text:style-name="Heading2" text:outline-level="2"><text:bookmark-start text:name="__RefHeading__25383_977000749"/><text:bookmark-start text:name="_Toc55983112"/><text:bookmark-start text:name="_Toc71557864"/>Line<text:bookmark-end text:name="__RefHeading__25383_977000749"/><text:bookmark-end text:name="_Toc55983112"/><text:bookmark-end text:name="_Toc71557864"/></text:h>
      <text:h text:style-name="Heading3" text:outline-level="3"><text:bookmark-start text:name="__RefHeading___Toc5465_442779157"/><text:bookmark-start text:name="_Toc55983113"/><text:bookmark-start text:name="_Toc71557865"/><text:span text:style-name="SourceText">Method 1, 18-7-2018</text:span><text:bookmark-end text:name="__RefHeading___Toc5465_442779157"/><text:bookmark-end text:name="_Toc55983113"/><text:bookmark-end text:name="_Toc71557865"/></text:h>
      <text:p text:style-name="PreformattedText"><text:span text:style-name="SourceText">\noindent\hrulefill</text:span></text:p>
      <text:p text:style-name="PreformattedText"><text:a xlink:href="https://tex.stackexchange.com/questions/64842/table-of-contents-horizontal-lines?rq=1" office:target-frame-name="_top" xlink:show="replace"><text:span text:style-name="SourceText">https://tex.stackexchange.com/questions/64842/table-of-co</text:span><text:span text:style-name="SourceText">ntents-horizontal-lines?rq=1</text:span></text:a></text:p>
      <text:h text:style-name="Heading3" text:outline-level="3"><text:bookmark-start text:name="__RefHeading___Toc5467_442779157"/><text:bookmark-start text:name="_Toc55983114"/><text:bookmark-start text:name="_Toc71557866"/><text:span text:style-name="SourceText">Method 2</text:span><text:bookmark-end text:name="__RefHeading___Toc5467_442779157"/><text:bookmark-end text:name="_Toc55983114"/><text:bookmark-end text:name="_Toc71557866"/></text:h>
      <text:p text:style-name="Textbody">line separating two paragraphs apart</text:p>
      <text:p text:style-name="Textbody"><text:a xlink:href="https://tex.stackexchange.com/questions/192197/colored-horizontal-line-between-two-text" office:target-frame-name="_top" xlink:show="replace">https://tex.stackexchange.com/questions/192197/colored-horizontal-line-between-two-text</text:a></text:p>
      <text:p text:style-name="PreformattedText"/>
      <text:h text:style-name="Heading1" text:outline-level="1"><text:bookmark-start text:name="__RefHeading__18437_2046050055"/><text:bookmark-start text:name="_Toc55983115"/><text:bookmark-start text:name="_Toc71557867"/>Reference<text:bookmark-end text:name="__RefHeading__18437_2046050055"/><text:bookmark-end text:name="_Toc55983115"/><text:bookmark-end text:name="_Toc71557867"/></text:h>
      <text:h text:style-name="Heading2" text:outline-level="2"><text:bookmark-start text:name="__RefHeading__18439_2046050055"/><text:bookmark-start text:name="_Toc55983116"/><text:bookmark-start text:name="_Toc71557868"/>Refer to equation, table and figure<text:bookmark-end text:name="__RefHeading__18439_2046050055"/><text:bookmark-end text:name="_Toc55983116"/><text:bookmark-end text:name="_Toc71557868"/></text:h>
      <text:p text:style-name="Textbody">\label{name}</text:p>
      <text:p text:style-name="Textbody">\ref{name}</text:p>
      <text:h text:style-name="Heading2" text:outline-level="2"><text:bookmark-start text:name="__RefHeading__7043_61507977"/><text:bookmark-start text:name="_Toc55983117"/><text:bookmark-start text:name="_Toc71557869"/><text:soft-page-break/>Bibliography<text:bookmark-end text:name="__RefHeading__7043_61507977"/><text:bookmark-end text:name="_Toc55983117"/><text:bookmark-end text:name="_Toc71557869"/></text:h>
      <text:h text:style-name="Heading3" text:outline-level="3"><text:bookmark-start text:name="__RefHeading__17082_457970875"/><text:bookmark-start text:name="_Toc55983118"/><text:bookmark-start text:name="_Toc71557870"/>Using \citet or \citep<text:bookmark-end text:name="__RefHeading__17082_457970875"/><text:bookmark-end text:name="_Toc55983118"/><text:bookmark-end text:name="_Toc71557870"/></text:h>
      <text:p text:style-name="Textbody">See amssamp in Wei's Latex template.</text:p>
      <text:h text:style-name="Heading3" text:outline-level="3"><text:bookmark-start text:name="__RefHeading__17084_457970875"/><text:bookmark-start text:name="_Toc55983119"/><text:bookmark-start text:name="_Toc71557871"/>Direct input<text:bookmark-end text:name="__RefHeading__17084_457970875"/><text:bookmark-end text:name="_Toc55983119"/><text:bookmark-end text:name="_Toc71557871"/></text:h>
      <text:p text:style-name="Textbody">Some people input the reference by typing it directly. See amssamp2.</text:p>
      <text:p text:style-name="Textbody">I need to use<text:s/>both ways flexibly.</text:p>
      <text:h text:style-name="Heading3" text:outline-level="3"><text:bookmark-start text:name="__RefHeading___Toc1608_1415154984"/><text:bookmark-start text:name="_Toc55983120"/><text:bookmark-start text:name="_Toc71557872"/>Do not forget 'ctrl + F4' to update the references.<text:bookmark-end text:name="__RefHeading___Toc1608_1415154984"/><text:bookmark-end text:name="_Toc55983120"/><text:bookmark-end text:name="_Toc71557872"/></text:h>
      <text:p text:style-name="Textbody"/>
      <text:h text:style-name="Heading3" text:outline-level="3"><text:bookmark-start text:name="__RefHeading___Toc2178_1169335012"/><text:bookmark-start text:name="_Toc55983121"/><text:bookmark-start text:name="_Toc71557873"/>Problem declaration: Undefined citation, 12-Aug, 2018<text:bookmark-end text:name="__RefHeading___Toc2178_1169335012"/><text:bookmark-end text:name="_Toc55983121"/><text:bookmark-end text:name="_Toc71557873"/></text:h>
      <text:p text:style-name="Textbody">In the elsvier articles,</text:p>
      <text:p text:style-name="Textbody">elsarticle-num.bst</text:p>
      <text:p text:style-name="Textbody">is necessary for the</text:p>
      <text:p text:style-name="Textbody">\bibliographystyle{elsarticle-num}</text:p>
      <text:p text:style-name="Textbody"/>
      <text:p text:style-name="Textbody">checked on Apr. 5, 2019</text:p>
      <text:p text:style-name="Textbody"/>
      <text:h text:style-name="Heading3" text:outline-level="3"><text:bookmark-start text:name="__RefHeading___Toc16589_2131971246"/><text:bookmark-start text:name="_Toc55983122"/><text:bookmark-start text:name="_Toc71557874"/>Capitalize letters , Feb. 26, 2018<text:bookmark-end text:name="__RefHeading___Toc16589_2131971246"/><text:bookmark-end text:name="_Toc55983122"/><text:bookmark-end text:name="_Toc71557874"/></text:h>
      <text:p text:style-name="Textbody"/>
      <text:p text:style-name="Textbody">Use extra level of braces.</text:p>
      <text:p text:style-name="PreformattedText"><text:span text:style-name="T383">@Misc</text:span><text:span text:style-name="T384">{</text:span><text:span text:style-name="T385">bibkey,</text:span></text:p>
      <text:p text:style-name="P386"><text:span text:style-name="T387"><text:s text:c="2"/></text:span><text:span text:style-name="T388">author<text:s/></text:span><text:span text:style-name="T389">=</text:span><text:span text:style-name="T390"><text:s text:c="3"/></text:span><text:span text:style-name="T391">{</text:span><text:span text:style-name="T392">D. Duck</text:span><text:span text:style-name="T393">}</text:span><text:span text:style-name="T394">,</text:span></text:p>
      <text:p text:style-name="P395"><text:span text:style-name="T396"><text:s text:c="2"/></text:span><text:span text:style-name="T397">title<text:s/></text:span><text:span text:style-name="T398">=</text:span><text:span text:style-name="T399"><text:s text:c="4"/></text:span><text:span text:style-name="T400">{</text:span><text:span text:style-name="T401">Skriptum zur<text:s/></text:span><text:span text:style-name="T402">{</text:span><text:span text:style-name="T403">VU</text:span><text:span text:style-name="T404">}</text:span><text:span text:style-name="T405"><text:s/></text:span><text:span text:style-name="T406">{</text:span><text:span text:style-name="T407">A</text:span><text:span text:style-name="T408">}</text:span><text:span text:style-name="T409">utomatisierung<text:s/></text:span><text:span text:style-name="T410">({</text:span><text:span text:style-name="T411">WS</text:span><text:span text:style-name="T412">}</text:span><text:span text:style-name="T413"><text:s/></text:span><text:span text:style-name="T414">2014/15</text:span><text:span text:style-name="T415">)}</text:span><text:span text:style-name="T416">,</text:span></text:p>
      <text:p text:style-name="P417"><text:span text:style-name="T418"><text:s text:c="2"/></text:span><text:span text:style-name="T419">year<text:s/></text:span><text:span text:style-name="T420">=</text:span><text:span text:style-name="T421"><text:s text:c="5"/></text:span><text:span text:style-name="T422">2014,</text:span></text:p>
      <text:p text:style-name="P423"><text:span text:style-name="T424"><text:s text:c="2"/></text:span><text:span text:style-name="T425">addres</text:span><text:span text:style-name="T426">s<text:s/></text:span><text:span text:style-name="T427">=</text:span><text:span text:style-name="T428"><text:s text:c="2"/></text:span><text:span text:style-name="T429">{</text:span><text:span text:style-name="T430">Institut XYZ, Universität ABC</text:span><text:span text:style-name="T431">}</text:span></text:p>
      <text:p text:style-name="P432"><text:span text:style-name="T433">}</text:span></text:p>
      <text:p text:style-name="Textbody"><text:a xlink:href="https://tex.stackexchange.com/questions/233971/biblatex-ieee-ignores-protection-for-capital-letters-in-title" office:target-frame-name="_top" xlink:show="replace">https://tex.stackexchange.com/questions/233971/biblatex-ieee-ignores-protection-for-capital-letters-in-title</text:a></text:p>
      <text:p text:style-name="Textbody"/>
      <text:h text:style-name="Heading1" text:outline-level="1"><text:bookmark-start text:name="__RefHeading___Toc14480_2103214650"/><text:bookmark-start text:name="_Toc55983123"/><text:bookmark-start text:name="_Toc71557875"/>Format<text:bookmark-end text:name="__RefHeading___Toc14480_2103214650"/><text:bookmark-end text:name="_Toc55983123"/><text:bookmark-end text:name="_Toc71557875"/></text:h>
      <text:h text:style-name="Heading2" text:outline-level="2"><text:bookmark-start text:name="__RefHeading___Toc14482_2103214650"/><text:bookmark-start text:name="_Toc55983124"/><text:bookmark-start text:name="_Toc71557876"/>Font<text:bookmark-end text:name="__RefHeading___Toc14482_2103214650"/><text:bookmark-end text:name="_Toc55983124"/><text:bookmark-end text:name="_Toc71557876"/></text:h>
      <text:p text:style-name="Textbody">Use sans-serif:</text:p>
      <text:p text:style-name="Textbody"><text:span text:style-name="SourceText">\renewcommand{\familydefault}{\sfdefault}</text:span></text:p>
      <text:p text:style-name="Textbody"><text:a xlink:href="https://tex.stackexchange.com/questions/2095/what-is-the-simplest-way-to-typeset-an-entire-document-in-sans-serif" office:target-frame-name="_top" xlink:show="replace"><text:span text:style-name="SourceText">https://tex.stackexchange.com/questions/2095/what-is-the-simplest-way-to-type</text:span><text:span text:style-name="SourceText">set-an-entire-document-in-sans-serif</text:span></text:a></text:p>
      <text:h text:style-name="Heading2" text:outline-level="2"><text:bookmark-start text:name="_Toc71557877"/><text:soft-page-break/><text:span text:style-name="SourceText">Footnotesize</text:span><text:bookmark-end text:name="_Toc71557877"/></text:h>
      <text:p text:style-name="P434"><text:span text:style-name="T435">\renewcommand{\footnotesize}{\fontsize{9pt}{11pt}\selectfont}</text:span></text:p>
      <text:p text:style-name="Textbody"><text:a xlink:href="https://tex.stackexchange.com/questions/249415/set-font-size-for-footnotes" office:target-frame-name="_top" xlink:show="replace"><text:span text:style-name="Hyperlink">https://tex.stackexchange.com/questions/249415/set-f</text:span><text:span text:style-name="Hyperlink">ont-size-for-footnotes</text:span></text:a><text:bookmark-start text:name="_Toc55983125"/><text:bookmark-end text:name="_Toc55983125"/></text:p>
      <text:h text:style-name="Heading2" text:outline-level="2"><text:bookmark-start text:name="__RefHeading__18145_457970875"/><text:bookmark-start text:name="_Toc55983126"/><text:bookmark-start text:name="_Toc71557878"/>What will happen typying one time of 'Enter' when the space is not enough in the display area?<text:bookmark-end text:name="__RefHeading__18145_457970875"/><text:bookmark-end text:name="_Toc55983126"/><text:bookmark-end text:name="_Toc71557878"/></text:h>
      <text:p text:style-name="Textbody">An 'Enter' type between two adjacent words means a space.</text:p>
      <text:p text:style-name="Textbody"/>
      <text:h text:style-name="Heading2" text:outline-level="2"><text:bookmark-start text:name="__RefHeading___Toc6617_1142956321"/><text:bookmark-start text:name="_Toc55983127"/><text:bookmark-start text:name="_Toc71557879"/>Setting paper size<text:bookmark-end text:name="__RefHeading___Toc6617_1142956321"/><text:bookmark-end text:name="_Toc55983127"/><text:bookmark-end text:name="_Toc71557879"/></text:h>
      <text:p text:style-name="PreformattedText"><text:span text:style-name="SourceText">\usepackage%</text:span></text:p>
      <text:p text:style-name="PreformattedText"><text:span text:style-name="SourceText">[%</text:span></text:p>
      <text:p text:style-name="PreformattedText"><text:span text:style-name="SourceText">left=2cm,% left margin</text:span></text:p>
      <text:p text:style-name="PreformattedText"><text:span text:style-name="SourceText">right=2cm,% right margin</text:span></text:p>
      <text:p text:style-name="PreformattedText"><text:span text:style-name="SourceText">top=3cm, % top margin</text:span></text:p>
      <text:p text:style-name="PreformattedText"><text:span text:style-name="SourceText">bottom=3cm,% bottom margin</text:span></text:p>
      <text:p text:style-name="PreformattedText"><text:span text:style-name="SourceText">a3paper% other options: a0paper, a1paper, a2paper, a3paper, a4paper, a5paper, a6paper, and many more.</text:span></text:p>
      <text:p text:style-name="P436"><text:span text:style-name="SourceText">]{geometry}</text:span></text:p>
      <text:p text:style-name="Textbody"><text:a xlink:href="https://tex.stackexchange.com/questions/19660/how-to-make-the-size-of-pdf-output-wider?utm_medium=organic&amp;utm_source=google_rich_qa&amp;utm_campaign=google_rich_qa" office:target-frame-name="_top" xlink:show="replace">https://tex.stackexchange.com/questions/19660/how-to-make-the-size-of-pdf-output-wider?</text:a><text:a xlink:href="https://tex.stackexchange.com/questions/19660/how-to-make-the-size-of-pdf-output-wider?utm_medium=organic&amp;utm_source=google_rich_qa&amp;utm_campaign=google_rich_qa" office:target-frame-name="_top" xlink:show="replace">utm_medium=organic&amp;utm_source=google_rich_qa&amp;utm_campaign=google_rich_qa</text:a></text:p>
      <text:p text:style-name="Textbody"/>
      <text:p text:style-name="Textbody"/>
      <text:p text:style-name="P437"/>
      <text:h text:style-name="Heading1" text:outline-level="1"><text:bookmark-start text:name="__RefHeading__7073_61507977"/><text:bookmark-start text:name="_Toc55983128"/><text:bookmark-start text:name="_Toc71557880"/>Tricky skills<text:bookmark-end text:name="__RefHeading__7073_61507977"/><text:bookmark-end text:name="_Toc55983128"/><text:bookmark-end text:name="_Toc71557880"/></text:h>
      <text:h text:style-name="Heading2" text:outline-level="2"><text:bookmark-start text:name="__RefHeading__18242_457970875"/><text:bookmark-start text:name="_Toc55983129"/><text:bookmark-start text:name="_Toc71557881"/>Adding notes<text:bookmark-end text:name="__RefHeading__18242_457970875"/><text:bookmark-end text:name="_Toc55983129"/><text:bookmark-end text:name="_Toc71557881"/></text:h>
      <text:p text:style-name="PreformattedText"><text:span text:style-name="SourceText">\usepackage{comment}</text:span></text:p>
      <text:p text:style-name="PreformattedText"><text:span text:style-name="SourceText">% ...</text:span></text:p>
      <text:p text:style-name="PreformattedText"><text:span text:style-name="SourceText">\begin{comment}</text:span></text:p>
      <text:p text:style-name="PreformattedText"><text:span text:style-name="SourceText"><text:s/>This text is ignored</text:span></text:p>
      <text:p text:style-name="P438"><text:span text:style-name="SourceText">\end{comment}</text:span></text:p>
      <text:p text:style-name="PreformattedText"><text:span text:style-name="SourceText">\iffalse</text:span></text:p>
      <text:p text:style-name="PreformattedText"><text:span text:style-name="SourceText"><text:s text:c="2"/>This text is ignored, but should not include `if...` and `fi` macros</text:span></text:p>
      <text:p text:style-name="P439"><text:span text:style-name="SourceText">\fi</text:span></text:p>
      <text:p text:style-name="Textbody"><text:a xlink:href="https://tex.stackexchange.com/questions/11177/how-to-write-hidden-notes-in-a-latex-file" office:target-frame-name="_top" xlink:show="replace">https://tex.stackexchange.com/questions/11177/how-to-write-hidden-notes-in-a-latex-file</text:a></text:p>
      <text:p text:style-name="Textbody"/>
      <text:h text:style-name="Heading2" text:outline-level="2"><text:bookmark-start text:name="__RefHeading__18246_457970875"/><text:bookmark-start text:name="_Toc55983130"/><text:bookmark-start text:name="_Toc71557882"/>Add packages<text:bookmark-end text:name="__RefHeading__18246_457970875"/><text:bookmark-end text:name="_Toc55983130"/><text:bookmark-end text:name="_Toc71557882"/></text:h>
      <text:h text:style-name="Heading3" text:outline-level="3"><text:bookmark-start text:name="__RefHeading__8746_977000749"/><text:bookmark-start text:name="_Toc55983131"/><text:bookmark-start text:name="_Toc71557883"/>Unit package<text:bookmark-end text:name="__RefHeading__8746_977000749"/><text:bookmark-end text:name="_Toc55983131"/><text:bookmark-end text:name="_Toc71557883"/></text:h>
      <text:p text:style-name="Textbody"><text:a xlink:href="ftp://ftp.dante.de/tex-archive/macros/latex/exptl/siunitx/siunitx.pdf" office:target-frame-name="_top" xlink:show="replace">ftp://ftp.dante.de/tex-archive/macros/latex/exptl/siunitx/siunitx.pdf</text:a><text:s/>11-9-2017</text:p>
      <text:p text:style-name="Textbody"/>
      <text:h text:style-name="Heading2" text:outline-level="2"><text:bookmark-start text:name="__RefHeading___Toc9476_1721554453"/><text:bookmark-start text:name="_Toc55983132"/><text:bookmark-start text:name="_Toc71557884"/>compile and view the file<text:bookmark-end text:name="__RefHeading___Toc9476_1721554453"/><text:bookmark-end text:name="_Toc55983132"/><text:bookmark-end text:name="_Toc71557884"/></text:h>
      <text:p text:style-name="Textbody">Botthons for compliling the file and viewing it are separate:</text:p>
      <text:p text:style-name="Textbody">Section 10.1 in Kile manual.</text:p>
      <text:h text:style-name="Heading3" text:outline-level="3"><text:bookmark-start text:name="__RefHeading___Toc12931_2081562718"/><text:bookmark-start text:name="_Toc55983133"/><text:bookmark-start text:name="_Toc71557885"/>set up QuickBuild, 19-6-2018<text:bookmark-end text:name="__RefHeading___Toc12931_2081562718"/><text:bookmark-end text:name="_Toc55983133"/><text:bookmark-end text:name="_Toc71557885"/></text:h>
      <text:p text:style-name="Textbody">Settings -&gt; configure kile -&gt; tool -&gt; build -&gt; quick build</text:p>
      <text:p text:style-name="Textbody"/>
      <text:p text:style-name="Textbody">In the 'quick build', we include: Latex + DVItoPDF.<text:tab/><text:tab/>Dec. 27, 2018</text:p>
      <text:p text:style-name="Textbody">The shortcut is set to be 'F1'.</text:p>
      <text:p text:style-name="Textbody"/>
      <text:h text:style-name="Heading1" text:outline-level="1">B<text:span text:style-name="T440">earmer</text:span></text:h>
      <text:p text:style-name="Textbody"/>
      <text:h text:style-name="P441" text:outline-level="3">image to appear on the second slide of the frame</text:h>
      <text:p text:style-name="P442"><text:span text:style-name="T443">\includegraphics&lt;2-&gt;[scale=.5]{SomeImage}</text:span></text:p>
      <text:p text:style-name="Textbody"><text:a xlink:href="https://tex.stackexchange.com/questions/321095/image-only-appear-when-clicking" office:target-frame-name="_top" xlink:show="replace"><text:span text:style-name="Hyperlink">https://tex.stackexchange.com/questions/321095/image-only-appear-when-clicking</text:span></text:a></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Mono" svg:font-family="Liberation Mono" style:font-family-generic="modern" style:font-pitch="fixed"/>
    <style:font-face style:name="OpenSymbol" style:font-charset="x-symbol" svg:font-family="OpenSymbol" style:font-family-generic="system"/>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Courier New" svg:font-family="Courier New" style:font-family-generic="modern" style:font-pitch="fixed" svg:panose-1="2 7 3 9 2 2 5 2 4 4"/>
    <style:font-face style:name="Microsoft YaHei" svg:font-family="Microsoft YaHei" style:font-family-generic="swiss" style:font-pitch="variable" svg:panose-1="2 11 5 3 2 2 4 2 2 4"/>
    <style:font-face style:name="CMU Serif" svg:font-family="CMU Serif" style:font-family-generic="system"/>
    <style:font-face style:name="monospace" svg:font-family="monospace" style:font-family-generic="system"/>
    <style:font-face style:name="inherit" svg:font-family="inherit" style:font-family-generic="system"/>
    <style:font-face style:name="Consolas, Menlo, Monaco, 'Lucid" svg:font-family="Consolas, Menlo, Monaco, 'Lucid"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Liberation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line-height="106%"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line-height="106%"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line-height="106%"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line-height="106%"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line-height="106%"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line-height="106%"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zh" style:country-asian="CN"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tag" style:display-name="hljs-tag" style:family="text" style:parent-style-name="DefaultParagraphFont"/>
    <style:style style:name="hljs-name" style:display-name="hljs-name" style:family="text" style:parent-style-name="DefaultParagraphFont"/>
    <style:style style:name="hljs-string" style:display-name="hljs-string" style:family="text" style:parent-style-name="DefaultParagraphFont"/>
    <style:style style:name="hljs-keyword" style:display-name="hljs-keyword" style:family="text" style:parent-style-name="DefaultParagraphFon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4T21:08:00Z</meta:creation-date>
    <dc:date>2021-05-10T08:50:00Z</dc:date>
    <meta:template xlink:href="Normal.dotm" xlink:type="simple"/>
    <meta:editing-cycles>169</meta:editing-cycles>
    <meta:editing-duration>PT5538300S</meta:editing-duration>
    <meta:user-defined meta:name="Info 1"/>
    <meta:user-defined meta:name="Info 2"/>
    <meta:user-defined meta:name="Info 3"/>
    <meta:user-defined meta:name="Info 4"/>
    <meta:document-statistic meta:page-count="25" meta:paragraph-count="83" meta:word-count="6260" meta:character-count="41864" meta:row-count="297" meta:non-whitespace-character-count="35687"/>
  </office:meta>
</office:document-meta>
</file>